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nux Biolinum" svg:font-family="'Linux Biolinum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1.2791in"/>
    </style:style>
    <style:style style:name="co3" style:family="table-column">
      <style:table-column-properties fo:break-before="auto" style:column-width="1.3217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1.418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PS025_conv_gpx2" table:style-name="ta1">
        <table:shapes>
          <draw:frame draw:z-index="0" draw:style-name="gr1" draw:text-style-name="P1" svg:width="6.2953in" svg:height="3.5449in" svg:x="9.2339in" svg:y="0.0823in">
            <draw:object draw:notify-on-update-of-ranges="GPS025_conv_gpx2.A2:GPS025_conv_gpx2.A128 GPS025_conv_gpx2.B1:GPS025_conv_gpx2.B1 GPS025_conv_gpx2.B2:GPS025_conv_gpx2.B1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3283in" svg:y="4.5094in">
            <draw:object draw:notify-on-update-of-ranges="GPS025_conv_gpx2.E1:GPS025_conv_gpx2.E1 GPS025_conv_gpx2.E2:GPS025_conv_gpx2.E226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9.3614in" svg:y="3.6768in">
            <draw:object draw:notify-on-update-of-ranges="GPS025_conv_gpx2.E1:GPS025_conv_gpx2.E1 GPS025_conv_gpx2.E2:GPS025_conv_gpx2.E22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istance garmin (km)</text:p>
          </table:table-cell>
          <table:table-cell office:value-type="string" calcext:value-type="string">
            <text:p>altitude garmin (m)</text:p>
          </table:table-cell>
          <table:table-cell/>
          <table:table-cell office:value-type="string" calcext:value-type="string">
            <text:p>distance MGP (km)</text:p>
          </table:table-cell>
          <table:table-cell office:value-type="string" calcext:value-type="string">
            <text:p>altitude MGP (m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table:number-columns-repeated="2"/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table:number-columns-repeated="2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.2" calcext:value-type="float">
            <text:p>5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table:number-columns-repeated="2"/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table:number-columns-repeated="2"/>
        </table:table-row>
        <table:table-row table:style-name="ro1">
          <table:table-cell office:value-type="float" office:value="0.051" calcext:value-type="float">
            <text:p>0.051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5.9" calcext:value-type="float">
            <text:p>5.9</text:p>
          </table:table-cell>
          <table:table-cell table:number-columns-repeated="2"/>
        </table:table-row>
        <table:table-row table:style-name="ro1">
          <table:table-cell office:value-type="float" office:value="0.051" calcext:value-type="float">
            <text:p>0.051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0.055" calcext:value-type="float">
            <text:p>0.055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0.077" calcext:value-type="float">
            <text:p>0.077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006" calcext:value-type="float">
            <text:p>0.006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0.207" calcext:value-type="float">
            <text:p>0.207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8" calcext:value-type="float">
            <text:p>0.008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0.253" calcext:value-type="float">
            <text:p>0.253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0.271" calcext:value-type="float">
            <text:p>0.271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float" office:value="0.011" calcext:value-type="float">
            <text:p>0.011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0.012" calcext:value-type="float">
            <text:p>0.012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014" calcext:value-type="float">
            <text:p>0.014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015" calcext:value-type="float">
            <text:p>0.015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0.016" calcext:value-type="float">
            <text:p>0.016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0.361" calcext:value-type="float">
            <text:p>0.361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0.017" calcext:value-type="float">
            <text:p>0.017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0.377" calcext:value-type="float">
            <text:p>0.377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float" office:value="0.019" calcext:value-type="float">
            <text:p>0.019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0.419" calcext:value-type="float">
            <text:p>0.419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0.021" calcext:value-type="float">
            <text:p>0.021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0.023" calcext:value-type="float">
            <text:p>0.023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8.1" calcext:value-type="float">
            <text:p>8.1</text:p>
          </table:table-cell>
          <table:table-cell/>
          <table:table-cell office:value-type="float" office:value="0.024" calcext:value-type="float">
            <text:p>0.024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float" office:value="0.026" calcext:value-type="float">
            <text:p>0.026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float" office:value="0.466" calcext:value-type="float">
            <text:p>0.466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float" office:value="0.484" calcext:value-type="float">
            <text:p>0.484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float" office:value="0.519" calcext:value-type="float">
            <text:p>0.519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float" office:value="0.033" calcext:value-type="float">
            <text:p>0.033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float" office:value="0.532" calcext:value-type="float">
            <text:p>0.53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034" calcext:value-type="float">
            <text:p>0.034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0.036" calcext:value-type="float">
            <text:p>0.036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float" office:value="0.571" calcext:value-type="float">
            <text:p>0.571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0.037" calcext:value-type="float">
            <text:p>0.037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float" office:value="0.603" calcext:value-type="float">
            <text:p>0.603</text:p>
          </table:table-cell>
          <table:table-cell office:value-type="float" office:value="6.8" calcext:value-type="float">
            <text:p>6.8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0.623" calcext:value-type="float">
            <text:p>0.623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0.041" calcext:value-type="float">
            <text:p>0.041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0.043" calcext:value-type="float">
            <text:p>0.043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0.693" calcext:value-type="float">
            <text:p>0.693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float" office:value="0.045" calcext:value-type="float">
            <text:p>0.045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0.719" calcext:value-type="float">
            <text:p>0.71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046" calcext:value-type="float">
            <text:p>0.046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0.737" calcext:value-type="float">
            <text:p>0.73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047" calcext:value-type="float">
            <text:p>0.047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0.759" calcext:value-type="float">
            <text:p>0.75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048" calcext:value-type="float">
            <text:p>0.048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0.779" calcext:value-type="float">
            <text:p>0.77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051" calcext:value-type="float">
            <text:p>0.051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0.799" calcext:value-type="float">
            <text:p>0.79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053" calcext:value-type="float">
            <text:p>0.053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0.803" calcext:value-type="float">
            <text:p>0.80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055" calcext:value-type="float">
            <text:p>0.055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0.813" calcext:value-type="float">
            <text:p>0.8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056" calcext:value-type="float">
            <text:p>0.056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057" calcext:value-type="float">
            <text:p>0.057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0.832" calcext:value-type="float">
            <text:p>0.83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059" calcext:value-type="float">
            <text:p>0.059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0.061" calcext:value-type="float">
            <text:p>0.061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0.062" calcext:value-type="float">
            <text:p>0.062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0.846" calcext:value-type="float">
            <text:p>0.84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064" calcext:value-type="float">
            <text:p>0.064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0.849" calcext:value-type="float">
            <text:p>0.84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066" calcext:value-type="float">
            <text:p>0.066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066" calcext:value-type="float">
            <text:p>0.066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068" calcext:value-type="float">
            <text:p>0.068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0.891" calcext:value-type="float">
            <text:p>0.89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5.9" calcext:value-type="float">
            <text:p>5.9</text:p>
          </table:table-cell>
          <table:table-cell table:number-columns-repeated="2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float" office:value="0.071" calcext:value-type="float">
            <text:p>0.071</text:p>
          </table:table-cell>
          <table:table-cell office:value-type="float" office:value="5.9" calcext:value-type="float">
            <text:p>5.9</text:p>
          </table:table-cell>
          <table:table-cell table:number-columns-repeated="2"/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0.073" calcext:value-type="float">
            <text:p>0.073</text:p>
          </table:table-cell>
          <table:table-cell office:value-type="float" office:value="5.9" calcext:value-type="float">
            <text:p>5.9</text:p>
          </table:table-cell>
          <table:table-cell table:number-columns-repeated="2"/>
        </table:table-row>
        <table:table-row table:style-name="ro1">
          <table:table-cell office:value-type="float" office:value="0.959" calcext:value-type="float">
            <text:p>0.959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0.075" calcext:value-type="float">
            <text:p>0.075</text:p>
          </table:table-cell>
          <table:table-cell office:value-type="float" office:value="5.9" calcext:value-type="float">
            <text:p>5.9</text:p>
          </table:table-cell>
          <table:table-cell table:number-columns-repeated="2"/>
        </table:table-row>
        <table:table-row table:style-name="ro1">
          <table:table-cell office:value-type="float" office:value="0.976" calcext:value-type="float">
            <text:p>0.976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0.076" calcext:value-type="float">
            <text:p>0.076</text:p>
          </table:table-cell>
          <table:table-cell office:value-type="float" office:value="5.9" calcext:value-type="float">
            <text:p>5.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.1</text:p>
          </table:table-cell>
          <table:table-cell/>
          <table:table-cell office:value-type="float" office:value="0.076" calcext:value-type="float">
            <text:p>0.076</text:p>
          </table:table-cell>
          <table:table-cell office:value-type="float" office:value="5.9" calcext:value-type="float">
            <text:p>5.9</text:p>
          </table:table-cell>
          <table:table-cell table:number-columns-repeated="2"/>
        </table:table-row>
        <table:table-row table:style-name="ro1">
          <table:table-cell office:value-type="float" office:value="1.025" calcext:value-type="float">
            <text:p>1.025</text:p>
          </table:table-cell>
          <table:table-cell office:value-type="float" office:value="6.8" calcext:value-type="float">
            <text:p>6.8</text:p>
          </table:table-cell>
          <table:table-cell/>
          <table:table-cell office:value-type="float" office:value="0.077" calcext:value-type="float">
            <text:p>0.077</text:p>
          </table:table-cell>
          <table:table-cell office:value-type="float" office:value="5.9" calcext:value-type="float">
            <text:p>5.9</text:p>
          </table:table-cell>
          <table:table-cell table:number-columns-repeated="2"/>
        </table:table-row>
        <table:table-row table:style-name="ro1">
          <table:table-cell office:value-type="float" office:value="1.036" calcext:value-type="float">
            <text:p>1.036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0.081" calcext:value-type="float">
            <text:p>0.081</text:p>
          </table:table-cell>
          <table:table-cell office:value-type="float" office:value="5.9" calcext:value-type="float">
            <text:p>5.9</text:p>
          </table:table-cell>
          <table:table-cell table:number-columns-repeated="2"/>
        </table:table-row>
        <table:table-row table:style-name="ro1">
          <table:table-cell office:value-type="float" office:value="1.044" calcext:value-type="float">
            <text:p>1.044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.083" calcext:value-type="float">
            <text:p>0.083</text:p>
          </table:table-cell>
          <table:table-cell office:value-type="float" office:value="5.9" calcext:value-type="float">
            <text:p>5.9</text:p>
          </table:table-cell>
          <table:table-cell table:number-columns-repeated="2"/>
        </table:table-row>
        <table:table-row table:style-name="ro1">
          <table:table-cell office:value-type="float" office:value="1.075" calcext:value-type="float">
            <text:p>1.075</text:p>
          </table:table-cell>
          <table:table-cell office:value-type="float" office:value="6.8" calcext:value-type="float">
            <text:p>6.8</text:p>
          </table:table-cell>
          <table:table-cell/>
          <table:table-cell office:value-type="float" office:value="0.084" calcext:value-type="float">
            <text:p>0.08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086" calcext:value-type="float">
            <text:p>0.08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116" calcext:value-type="float">
            <text:p>1.1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087" calcext:value-type="float">
            <text:p>0.08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134" calcext:value-type="float">
            <text:p>1.134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0.088" calcext:value-type="float">
            <text:p>0.08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162" calcext:value-type="float">
            <text:p>1.162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166" calcext:value-type="float">
            <text:p>1.166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0.091" calcext:value-type="float">
            <text:p>0.091</text:p>
          </table:table-cell>
          <table:table-cell office:value-type="float" office:value="5.9" calcext:value-type="float">
            <text:p>5.9</text:p>
          </table:table-cell>
          <table:table-cell table:number-columns-repeated="2"/>
        </table:table-row>
        <table:table-row table:style-name="ro1">
          <table:table-cell office:value-type="float" office:value="1.186" calcext:value-type="float">
            <text:p>1.186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0.092" calcext:value-type="float">
            <text:p>0.092</text:p>
          </table:table-cell>
          <table:table-cell office:value-type="float" office:value="5.9" calcext:value-type="float">
            <text:p>5.9</text:p>
          </table:table-cell>
          <table:table-cell table:number-columns-repeated="2"/>
        </table:table-row>
        <table:table-row table:style-name="ro1">
          <table:table-cell office:value-type="float" office:value="1.187" calcext:value-type="float">
            <text:p>1.187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0.094" calcext:value-type="float">
            <text:p>0.094</text:p>
          </table:table-cell>
          <table:table-cell office:value-type="float" office:value="5.9" calcext:value-type="float">
            <text:p>5.9</text:p>
          </table:table-cell>
          <table:table-cell table:number-columns-repeated="2"/>
        </table:table-row>
        <table:table-row table:style-name="ro1">
          <table:table-cell office:value-type="float" office:value="1.217" calcext:value-type="float">
            <text:p>1.217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0.095" calcext:value-type="float">
            <text:p>0.095</text:p>
          </table:table-cell>
          <table:table-cell office:value-type="float" office:value="5.9" calcext:value-type="float">
            <text:p>5.9</text:p>
          </table:table-cell>
          <table:table-cell table:number-columns-repeated="2"/>
        </table:table-row>
        <table:table-row table:style-name="ro1">
          <table:table-cell office:value-type="float" office:value="1.239" calcext:value-type="float">
            <text:p>1.239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float" office:value="0.096" calcext:value-type="float">
            <text:p>0.096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1.255" calcext:value-type="float">
            <text:p>1.255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float" office:value="0.098" calcext:value-type="float">
            <text:p>0.098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1.267" calcext:value-type="float">
            <text:p>1.267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0.099" calcext:value-type="float">
            <text:p>0.099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1.278" calcext:value-type="float">
            <text:p>1.278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0.101" calcext:value-type="float">
            <text:p>0.101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1.279" calcext:value-type="float">
            <text:p>1.279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0.102" calcext:value-type="float">
            <text:p>0.102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1.286" calcext:value-type="float">
            <text:p>1.286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0.103" calcext:value-type="float">
            <text:p>0.103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float" office:value="1.289" calcext:value-type="float">
            <text:p>1.289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0.105" calcext:value-type="float">
            <text:p>0.105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float" office:value="1.301" calcext:value-type="float">
            <text:p>1.301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0.106" calcext:value-type="float">
            <text:p>0.106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float" office:value="1.313" calcext:value-type="float">
            <text:p>1.313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float" office:value="0.107" calcext:value-type="float">
            <text:p>0.107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float" office:value="1.314" calcext:value-type="float">
            <text:p>1.314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.108" calcext:value-type="float">
            <text:p>0.10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float" office:value="1.331" calcext:value-type="float">
            <text:p>1.331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0.109" calcext:value-type="float">
            <text:p>0.109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float" office:value="1.338" calcext:value-type="float">
            <text:p>1.338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float" office:value="1.347" calcext:value-type="float">
            <text:p>1.347</text:p>
          </table:table-cell>
          <table:table-cell office:value-type="float" office:value="6.2" calcext:value-type="float">
            <text:p>6.2</text:p>
          </table:table-cell>
          <table:table-cell/>
          <table:table-cell office:value-type="float" office:value="0.112" calcext:value-type="float">
            <text:p>0.112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float" office:value="1.374" calcext:value-type="float">
            <text:p>1.374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0.113" calcext:value-type="float">
            <text:p>0.113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float" office:value="1.379" calcext:value-type="float">
            <text:p>1.379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0.114" calcext:value-type="float">
            <text:p>0.114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float" office:value="1.399" calcext:value-type="float">
            <text:p>1.399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0.116" calcext:value-type="float">
            <text:p>0.1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float" office:value="1.426" calcext:value-type="float">
            <text:p>1.426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0.117" calcext:value-type="float">
            <text:p>0.11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float" office:value="1.428" calcext:value-type="float">
            <text:p>1.428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0.118" calcext:value-type="float">
            <text:p>0.118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float" office:value="1.455" calcext:value-type="float">
            <text:p>1.455</text:p>
          </table:table-cell>
          <table:table-cell office:value-type="float" office:value="7.1" calcext:value-type="float">
            <text:p>7.1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float" office:value="1.478" calcext:value-type="float">
            <text:p>1.478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0.121" calcext:value-type="float">
            <text:p>0.12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0.122" calcext:value-type="float">
            <text:p>0.1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float" office:value="1.489" calcext:value-type="float">
            <text:p>1.489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0.123" calcext:value-type="float">
            <text:p>0.123</text:p>
          </table:table-cell>
          <table:table-cell office:value-type="float" office:value="5.4" calcext:value-type="float">
            <text:p>5.4</text:p>
          </table:table-cell>
          <table:table-cell table:number-columns-repeated="2"/>
        </table:table-row>
        <table:table-row table:style-name="ro1">
          <table:table-cell office:value-type="float" office:value="1.517" calcext:value-type="float">
            <text:p>1.517</text:p>
          </table:table-cell>
          <table:table-cell office:value-type="float" office:value="8.6" calcext:value-type="float">
            <text:p>8.6</text:p>
          </table:table-cell>
          <table:table-cell/>
          <table:table-cell office:value-type="float" office:value="0.124" calcext:value-type="float">
            <text:p>0.124</text:p>
          </table:table-cell>
          <table:table-cell office:value-type="float" office:value="5.4" calcext:value-type="float">
            <text:p>5.4</text:p>
          </table:table-cell>
          <table:table-cell table:number-columns-repeated="2"/>
        </table:table-row>
        <table:table-row table:style-name="ro1">
          <table:table-cell office:value-type="float" office:value="1.544" calcext:value-type="float">
            <text:p>1.544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float" office:value="0.125" calcext:value-type="float">
            <text:p>0.125</text:p>
          </table:table-cell>
          <table:table-cell office:value-type="float" office:value="5.4" calcext:value-type="float">
            <text:p>5.4</text:p>
          </table:table-cell>
          <table:table-cell table:number-columns-repeated="2"/>
        </table:table-row>
        <table:table-row table:style-name="ro1">
          <table:table-cell office:value-type="float" office:value="1.556" calcext:value-type="float">
            <text:p>1.556</text:p>
          </table:table-cell>
          <table:table-cell office:value-type="float" office:value="8.9" calcext:value-type="float">
            <text:p>8.9</text:p>
          </table:table-cell>
          <table:table-cell/>
          <table:table-cell office:value-type="float" office:value="0.126" calcext:value-type="float">
            <text:p>0.126</text:p>
          </table:table-cell>
          <table:table-cell office:value-type="float" office:value="5.4" calcext:value-type="float">
            <text:p>5.4</text:p>
          </table:table-cell>
          <table:table-cell table:number-columns-repeated="2"/>
        </table:table-row>
        <table:table-row table:style-name="ro1">
          <table:table-cell office:value-type="float" office:value="1.561" calcext:value-type="float">
            <text:p>1.561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float" office:value="0.127" calcext:value-type="float">
            <text:p>0.127</text:p>
          </table:table-cell>
          <table:table-cell office:value-type="float" office:value="5.4" calcext:value-type="float">
            <text:p>5.4</text:p>
          </table:table-cell>
          <table:table-cell table:number-columns-repeated="2"/>
        </table:table-row>
        <table:table-row table:style-name="ro1">
          <table:table-cell office:value-type="float" office:value="1.572" calcext:value-type="float">
            <text:p>1.572</text:p>
          </table:table-cell>
          <table:table-cell office:value-type="float" office:value="8.7" calcext:value-type="float">
            <text:p>8.7</text:p>
          </table:table-cell>
          <table:table-cell/>
          <table:table-cell office:value-type="float" office:value="0.129" calcext:value-type="float">
            <text:p>0.129</text:p>
          </table:table-cell>
          <table:table-cell office:value-type="float" office:value="5.4" calcext:value-type="float">
            <text:p>5.4</text:p>
          </table:table-cell>
          <table:table-cell table:number-columns-repeated="2"/>
        </table:table-row>
        <table:table-row table:style-name="ro1">
          <table:table-cell office:value-type="float" office:value="1.601" calcext:value-type="float">
            <text:p>1.601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float" office:value="0.132" calcext:value-type="float">
            <text:p>0.132</text:p>
          </table:table-cell>
          <table:table-cell office:value-type="float" office:value="5.3" calcext:value-type="float">
            <text:p>5.3</text:p>
          </table:table-cell>
          <table:table-cell table:number-columns-repeated="2"/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float" office:value="0.134" calcext:value-type="float">
            <text:p>0.134</text:p>
          </table:table-cell>
          <table:table-cell office:value-type="float" office:value="5.3" calcext:value-type="float">
            <text:p>5.3</text:p>
          </table:table-cell>
          <table:table-cell table:number-columns-repeated="2"/>
        </table:table-row>
        <table:table-row table:style-name="ro1">
          <table:table-cell office:value-type="float" office:value="1.628" calcext:value-type="float">
            <text:p>1.628</text:p>
          </table:table-cell>
          <table:table-cell office:value-type="float" office:value="8.7" calcext:value-type="float">
            <text:p>8.7</text:p>
          </table:table-cell>
          <table:table-cell/>
          <table:table-cell office:value-type="float" office:value="0.135" calcext:value-type="float">
            <text:p>0.135</text:p>
          </table:table-cell>
          <table:table-cell office:value-type="float" office:value="5.3" calcext:value-type="float">
            <text:p>5.3</text:p>
          </table:table-cell>
          <table:table-cell table:number-columns-repeated="2"/>
        </table:table-row>
        <table:table-row table:style-name="ro1">
          <table:table-cell office:value-type="float" office:value="1.635" calcext:value-type="float">
            <text:p>1.635</text:p>
          </table:table-cell>
          <table:table-cell office:value-type="float" office:value="8.7" calcext:value-type="float">
            <text:p>8.7</text:p>
          </table:table-cell>
          <table:table-cell/>
          <table:table-cell office:value-type="float" office:value="0.136" calcext:value-type="float">
            <text:p>0.136</text:p>
          </table:table-cell>
          <table:table-cell office:value-type="float" office:value="5.3" calcext:value-type="float">
            <text:p>5.3</text:p>
          </table:table-cell>
          <table:table-cell table:number-columns-repeated="2"/>
        </table:table-row>
        <table:table-row table:style-name="ro1">
          <table:table-cell office:value-type="float" office:value="1.636" calcext:value-type="float">
            <text:p>1.636</text:p>
          </table:table-cell>
          <table:table-cell office:value-type="float" office:value="8.7" calcext:value-type="float">
            <text:p>8.7</text:p>
          </table:table-cell>
          <table:table-cell/>
          <table:table-cell office:value-type="float" office:value="0.137" calcext:value-type="float">
            <text:p>0.137</text:p>
          </table:table-cell>
          <table:table-cell office:value-type="float" office:value="5.3" calcext:value-type="float">
            <text:p>5.3</text:p>
          </table:table-cell>
          <table:table-cell table:number-columns-repeated="2"/>
        </table:table-row>
        <table:table-row table:style-name="ro1">
          <table:table-cell office:value-type="float" office:value="1.644" calcext:value-type="float">
            <text:p>1.644</text:p>
          </table:table-cell>
          <table:table-cell office:value-type="float" office:value="8.7" calcext:value-type="float">
            <text:p>8.7</text:p>
          </table:table-cell>
          <table:table-cell/>
          <table:table-cell office:value-type="float" office:value="0.138" calcext:value-type="float">
            <text:p>0.138</text:p>
          </table:table-cell>
          <table:table-cell office:value-type="float" office:value="5.3" calcext:value-type="float">
            <text:p>5.3</text:p>
          </table:table-cell>
          <table:table-cell table:number-columns-repeated="2"/>
        </table:table-row>
        <table:table-row table:style-name="ro1">
          <table:table-cell office:value-type="float" office:value="1.658" calcext:value-type="float">
            <text:p>1.658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float" office:value="0.139" calcext:value-type="float">
            <text:p>0.139</text:p>
          </table:table-cell>
          <table:table-cell office:value-type="float" office:value="5.3" calcext:value-type="float">
            <text:p>5.3</text:p>
          </table:table-cell>
          <table:table-cell table:number-columns-repeated="2"/>
        </table:table-row>
        <table:table-row table:style-name="ro1">
          <table:table-cell office:value-type="float" office:value="1.665" calcext:value-type="float">
            <text:p>1.665</text:p>
          </table:table-cell>
          <table:table-cell office:value-type="float" office:value="9.3" calcext:value-type="float">
            <text:p>9.3</text:p>
          </table:table-cell>
          <table:table-cell/>
          <table:table-cell office:value-type="float" office:value="0.141" calcext:value-type="float">
            <text:p>0.141</text:p>
          </table:table-cell>
          <table:table-cell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office:value-type="float" office:value="1.676" calcext:value-type="float">
            <text:p>1.676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float" office:value="0.142" calcext:value-type="float">
            <text:p>0.142</text:p>
          </table:table-cell>
          <table:table-cell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office:value-type="float" office:value="1.703" calcext:value-type="float">
            <text:p>1.703</text:p>
          </table:table-cell>
          <table:table-cell office:value-type="float" office:value="9.8" calcext:value-type="float">
            <text:p>9.8</text:p>
          </table:table-cell>
          <table:table-cell/>
          <table:table-cell office:value-type="float" office:value="0.143" calcext:value-type="float">
            <text:p>0.143</text:p>
          </table:table-cell>
          <table:table-cell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office:value-type="float" office:value="1.723" calcext:value-type="float">
            <text:p>1.7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145" calcext:value-type="float">
            <text:p>0.145</text:p>
          </table:table-cell>
          <table:table-cell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office:value-type="float" office:value="1.729" calcext:value-type="float">
            <text:p>1.7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147" calcext:value-type="float">
            <text:p>0.147</text:p>
          </table:table-cell>
          <table:table-cell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office:value-type="float" office:value="1.737" calcext:value-type="float">
            <text:p>1.73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149" calcext:value-type="float">
            <text:p>0.149</text:p>
          </table:table-cell>
          <table:table-cell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office:value-type="float" office:value="1.773" calcext:value-type="float">
            <text:p>1.773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0.152" calcext:value-type="float">
            <text:p>0.152</text:p>
          </table:table-cell>
          <table:table-cell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office:value-type="float" office:value="1.803" calcext:value-type="float">
            <text:p>1.803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0.153" calcext:value-type="float">
            <text:p>0.153</text:p>
          </table:table-cell>
          <table:table-cell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11.2" calcext:value-type="float">
            <text:p>11.2</text:p>
          </table:table-cell>
          <table:table-cell/>
          <table:table-cell office:value-type="float" office:value="0.154" calcext:value-type="float">
            <text:p>0.154</text:p>
          </table:table-cell>
          <table:table-cell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office:value-type="float" office:value="1.846" calcext:value-type="float">
            <text:p>1.846</text:p>
          </table:table-cell>
          <table:table-cell office:value-type="float" office:value="11.3" calcext:value-type="float">
            <text:p>11.3</text:p>
          </table:table-cell>
          <table:table-cell/>
          <table:table-cell office:value-type="float" office:value="0.157" calcext:value-type="float">
            <text:p>0.157</text:p>
          </table:table-cell>
          <table:table-cell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office:value-type="float" office:value="1.876" calcext:value-type="float">
            <text:p>1.876</text:p>
          </table:table-cell>
          <table:table-cell office:value-type="float" office:value="11.1" calcext:value-type="float">
            <text:p>11.1</text:p>
          </table:table-cell>
          <table:table-cell/>
          <table:table-cell office:value-type="float" office:value="0.159" calcext:value-type="float">
            <text:p>0.159</text:p>
          </table:table-cell>
          <table:table-cell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office:value-type="float" office:value="1.906" calcext:value-type="float">
            <text:p>1.906</text:p>
          </table:table-cell>
          <table:table-cell office:value-type="float" office:value="10.7" calcext:value-type="float">
            <text:p>10.7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office:value-type="float" office:value="1.943" calcext:value-type="float">
            <text:p>1.943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float" office:value="0.163" calcext:value-type="float">
            <text:p>0.163</text:p>
          </table:table-cell>
          <table:table-cell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office:value-type="float" office:value="1.975" calcext:value-type="float">
            <text:p>1.975</text:p>
          </table:table-cell>
          <table:table-cell office:value-type="float" office:value="9.3" calcext:value-type="float">
            <text:p>9.3</text:p>
          </table:table-cell>
          <table:table-cell/>
          <table:table-cell office:value-type="float" office:value="0.164" calcext:value-type="float">
            <text:p>0.164</text:p>
          </table:table-cell>
          <table:table-cell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office:value-type="float" office:value="1.977" calcext:value-type="float">
            <text:p>1.977</text:p>
          </table:table-cell>
          <table:table-cell office:value-type="float" office:value="9.3" calcext:value-type="float">
            <text:p>9.3</text:p>
          </table:table-cell>
          <table:table-cell/>
          <table:table-cell office:value-type="float" office:value="0.166" calcext:value-type="float">
            <text:p>0.166</text:p>
          </table:table-cell>
          <table:table-cell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office:value-type="float" office:value="1.987" calcext:value-type="float">
            <text:p>1.987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float" office:value="0.167" calcext:value-type="float">
            <text:p>0.167</text:p>
          </table:table-cell>
          <table:table-cell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office:value-type="float" office:value="2.007" calcext:value-type="float">
            <text:p>2.007</text:p>
          </table:table-cell>
          <table:table-cell office:value-type="float" office:value="8.9" calcext:value-type="float">
            <text:p>8.9</text:p>
          </table:table-cell>
          <table:table-cell/>
          <table:table-cell office:value-type="float" office:value="0.168" calcext:value-type="float">
            <text:p>0.168</text:p>
          </table:table-cell>
          <table:table-cell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office:value-type="float" office:value="2.012" calcext:value-type="float">
            <text:p>2.012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float" office:value="0.168" calcext:value-type="float">
            <text:p>0.168</text:p>
          </table:table-cell>
          <table:table-cell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office:value-type="float" office:value="2.023" calcext:value-type="float">
            <text:p>2.023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float" office:value="0.168" calcext:value-type="float">
            <text:p>0.168</text:p>
          </table:table-cell>
          <table:table-cell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office:value-type="float" office:value="2.038" calcext:value-type="float">
            <text:p>2.038</text:p>
          </table:table-cell>
          <table:table-cell office:value-type="float" office:value="8.6" calcext:value-type="float">
            <text:p>8.6</text:p>
          </table:table-cell>
          <table:table-cell/>
          <table:table-cell office:value-type="float" office:value="0.169" calcext:value-type="float">
            <text:p>0.16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.041" calcext:value-type="float">
            <text:p>2.041</text:p>
          </table:table-cell>
          <table:table-cell office:value-type="float" office:value="8.7" calcext:value-type="float">
            <text:p>8.7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7" calcext:value-type="float">
            <text:p>0.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7" calcext:value-type="float">
            <text:p>0.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71" calcext:value-type="float">
            <text:p>0.17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72" calcext:value-type="float">
            <text:p>0.17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73" calcext:value-type="float">
            <text:p>0.17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75" calcext:value-type="float">
            <text:p>0.17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77" calcext:value-type="float">
            <text:p>0.17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77" calcext:value-type="float">
            <text:p>0.17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78" calcext:value-type="float">
            <text:p>0.17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8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82" calcext:value-type="float">
            <text:p>0.18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83" calcext:value-type="float">
            <text:p>0.18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85" calcext:value-type="float">
            <text:p>0.18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86" calcext:value-type="float">
            <text:p>0.18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88" calcext:value-type="float">
            <text:p>0.18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89" calcext:value-type="float">
            <text:p>0.18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91" calcext:value-type="float">
            <text:p>0.19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92" calcext:value-type="float">
            <text:p>0.19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93" calcext:value-type="float">
            <text:p>0.19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94" calcext:value-type="float">
            <text:p>0.19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96" calcext:value-type="float">
            <text:p>0.19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98" calcext:value-type="float">
            <text:p>0.19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99" calcext:value-type="float">
            <text:p>0.19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99" calcext:value-type="float">
            <text:p>0.19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01" calcext:value-type="float">
            <text:p>0.20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02" calcext:value-type="float">
            <text:p>0.202</text:p>
          </table:table-cell>
          <table:table-cell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04" calcext:value-type="float">
            <text:p>0.204</text:p>
          </table:table-cell>
          <table:table-cell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05" calcext:value-type="float">
            <text:p>0.205</text:p>
          </table:table-cell>
          <table:table-cell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06" calcext:value-type="float">
            <text:p>0.206</text:p>
          </table:table-cell>
          <table:table-cell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08" calcext:value-type="float">
            <text:p>0.208</text:p>
          </table:table-cell>
          <table:table-cell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1" calcext:value-type="float">
            <text:p>0.21</text:p>
          </table:table-cell>
          <table:table-cell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11" calcext:value-type="float">
            <text:p>0.211</text:p>
          </table:table-cell>
          <table:table-cell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12" calcext:value-type="float">
            <text:p>0.212</text:p>
          </table:table-cell>
          <table:table-cell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13" calcext:value-type="float">
            <text:p>0.213</text:p>
          </table:table-cell>
          <table:table-cell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14" calcext:value-type="float">
            <text:p>0.214</text:p>
          </table:table-cell>
          <table:table-cell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16" calcext:value-type="float">
            <text:p>0.216</text:p>
          </table:table-cell>
          <table:table-cell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16" calcext:value-type="float">
            <text:p>0.216</text:p>
          </table:table-cell>
          <table:table-cell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17" calcext:value-type="float">
            <text:p>0.217</text:p>
          </table:table-cell>
          <table:table-cell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18" calcext:value-type="float">
            <text:p>0.218</text:p>
          </table:table-cell>
          <table:table-cell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19" calcext:value-type="float">
            <text:p>0.219</text:p>
          </table:table-cell>
          <table:table-cell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2" calcext:value-type="float">
            <text:p>0.22</text:p>
          </table:table-cell>
          <table:table-cell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22" calcext:value-type="float">
            <text:p>0.222</text:p>
          </table:table-cell>
          <table:table-cell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24" calcext:value-type="float">
            <text:p>0.224</text:p>
          </table:table-cell>
          <table:table-cell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25" calcext:value-type="float">
            <text:p>0.225</text:p>
          </table:table-cell>
          <table:table-cell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27" calcext:value-type="float">
            <text:p>0.227</text:p>
          </table:table-cell>
          <table:table-cell office:value-type="float" office:value="5.3" calcext:value-type="float">
            <text:p>5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29" calcext:value-type="float">
            <text:p>0.229</text:p>
          </table:table-cell>
          <table:table-cell office:value-type="float" office:value="5.3" calcext:value-type="float">
            <text:p>5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3" calcext:value-type="float">
            <text:p>0.23</text:p>
          </table:table-cell>
          <table:table-cell office:value-type="float" office:value="5.3" calcext:value-type="float">
            <text:p>5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33" calcext:value-type="float">
            <text:p>0.233</text:p>
          </table:table-cell>
          <table:table-cell office:value-type="float" office:value="5.3" calcext:value-type="float">
            <text:p>5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35" calcext:value-type="float">
            <text:p>0.235</text:p>
          </table:table-cell>
          <table:table-cell office:value-type="float" office:value="5.3" calcext:value-type="float">
            <text:p>5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37" calcext:value-type="float">
            <text:p>0.237</text:p>
          </table:table-cell>
          <table:table-cell office:value-type="float" office:value="5.4" calcext:value-type="float">
            <text:p>5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38" calcext:value-type="float">
            <text:p>0.238</text:p>
          </table:table-cell>
          <table:table-cell office:value-type="float" office:value="5.4" calcext:value-type="float">
            <text:p>5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39" calcext:value-type="float">
            <text:p>0.239</text:p>
          </table:table-cell>
          <table:table-cell office:value-type="float" office:value="5.4" calcext:value-type="float">
            <text:p>5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41" calcext:value-type="float">
            <text:p>0.241</text:p>
          </table:table-cell>
          <table:table-cell office:value-type="float" office:value="5.4" calcext:value-type="float">
            <text:p>5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42" calcext:value-type="float">
            <text:p>0.242</text:p>
          </table:table-cell>
          <table:table-cell office:value-type="float" office:value="5.4" calcext:value-type="float">
            <text:p>5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43" calcext:value-type="float">
            <text:p>0.243</text:p>
          </table:table-cell>
          <table:table-cell office:value-type="float" office:value="5.4" calcext:value-type="float">
            <text:p>5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44" calcext:value-type="float">
            <text:p>0.244</text:p>
          </table:table-cell>
          <table:table-cell office:value-type="float" office:value="5.4" calcext:value-type="float">
            <text:p>5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46" calcext:value-type="float">
            <text:p>0.246</text:p>
          </table:table-cell>
          <table:table-cell office:value-type="float" office:value="5.4" calcext:value-type="float">
            <text:p>5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47" calcext:value-type="float">
            <text:p>0.24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5" calcext:value-type="float">
            <text:p>0.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51" calcext:value-type="float">
            <text:p>0.25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52" calcext:value-type="float">
            <text:p>0.25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53" calcext:value-type="float">
            <text:p>0.253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55" calcext:value-type="float">
            <text:p>0.25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56" calcext:value-type="float">
            <text:p>0.25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57" calcext:value-type="float">
            <text:p>0.257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58" calcext:value-type="float">
            <text:p>0.258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6" calcext:value-type="float">
            <text:p>0.26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61" calcext:value-type="float">
            <text:p>0.261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63" calcext:value-type="float">
            <text:p>0.263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64" calcext:value-type="float">
            <text:p>0.264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65" calcext:value-type="float">
            <text:p>0.265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67" calcext:value-type="float">
            <text:p>0.267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68" calcext:value-type="float">
            <text:p>0.268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69" calcext:value-type="float">
            <text:p>0.269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7" calcext:value-type="float">
            <text:p>0.27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72" calcext:value-type="float">
            <text:p>0.272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73" calcext:value-type="float">
            <text:p>0.273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74" calcext:value-type="float">
            <text:p>0.274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76" calcext:value-type="float">
            <text:p>0.276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77" calcext:value-type="float">
            <text:p>0.277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78" calcext:value-type="float">
            <text:p>0.278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8" calcext:value-type="float">
            <text:p>0.28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81" calcext:value-type="float">
            <text:p>0.281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82" calcext:value-type="float">
            <text:p>0.282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84" calcext:value-type="float">
            <text:p>0.284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85" calcext:value-type="float">
            <text:p>0.285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88" calcext:value-type="float">
            <text:p>0.288</text:p>
          </table:table-cell>
          <table:table-cell office:value-type="float" office:value="5.9" calcext:value-type="float">
            <text:p>5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9" calcext:value-type="float">
            <text:p>0.29</text:p>
          </table:table-cell>
          <table:table-cell office:value-type="float" office:value="5.9" calcext:value-type="float">
            <text:p>5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91" calcext:value-type="float">
            <text:p>0.291</text:p>
          </table:table-cell>
          <table:table-cell office:value-type="float" office:value="5.9" calcext:value-type="float">
            <text:p>5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93" calcext:value-type="float">
            <text:p>0.293</text:p>
          </table:table-cell>
          <table:table-cell office:value-type="float" office:value="5.9" calcext:value-type="float">
            <text:p>5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95" calcext:value-type="float">
            <text:p>0.295</text:p>
          </table:table-cell>
          <table:table-cell office:value-type="float" office:value="5.9" calcext:value-type="float">
            <text:p>5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96" calcext:value-type="float">
            <text:p>0.296</text:p>
          </table:table-cell>
          <table:table-cell office:value-type="float" office:value="5.9" calcext:value-type="float">
            <text:p>5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99" calcext:value-type="float">
            <text:p>0.29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01" calcext:value-type="float">
            <text:p>0.30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02" calcext:value-type="float">
            <text:p>0.30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03" calcext:value-type="float">
            <text:p>0.30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05" calcext:value-type="float">
            <text:p>0.30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07" calcext:value-type="float">
            <text:p>0.307</text:p>
          </table:table-cell>
          <table:table-cell office:value-type="float" office:value="6.1" calcext:value-type="float">
            <text:p>6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08" calcext:value-type="float">
            <text:p>0.308</text:p>
          </table:table-cell>
          <table:table-cell office:value-type="float" office:value="6.1" calcext:value-type="float">
            <text:p>6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09" calcext:value-type="float">
            <text:p>0.309</text:p>
          </table:table-cell>
          <table:table-cell office:value-type="float" office:value="6.1" calcext:value-type="float">
            <text:p>6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11" calcext:value-type="float">
            <text:p>0.311</text:p>
          </table:table-cell>
          <table:table-cell office:value-type="float" office:value="6.1" calcext:value-type="float">
            <text:p>6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12" calcext:value-type="float">
            <text:p>0.312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13" calcext:value-type="float">
            <text:p>0.313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15" calcext:value-type="float">
            <text:p>0.315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16" calcext:value-type="float">
            <text:p>0.316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17" calcext:value-type="float">
            <text:p>0.317</text:p>
          </table:table-cell>
          <table:table-cell office:value-type="float" office:value="6.3" calcext:value-type="float">
            <text:p>6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18" calcext:value-type="float">
            <text:p>0.318</text:p>
          </table:table-cell>
          <table:table-cell office:value-type="float" office:value="6.3" calcext:value-type="float">
            <text:p>6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21" calcext:value-type="float">
            <text:p>0.321</text:p>
          </table:table-cell>
          <table:table-cell office:value-type="float" office:value="6.3" calcext:value-type="float">
            <text:p>6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23" calcext:value-type="float">
            <text:p>0.323</text:p>
          </table:table-cell>
          <table:table-cell office:value-type="float" office:value="6.3" calcext:value-type="float">
            <text:p>6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25" calcext:value-type="float">
            <text:p>0.325</text:p>
          </table:table-cell>
          <table:table-cell office:value-type="float" office:value="6.4" calcext:value-type="float">
            <text:p>6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27" calcext:value-type="float">
            <text:p>0.327</text:p>
          </table:table-cell>
          <table:table-cell office:value-type="float" office:value="6.4" calcext:value-type="float">
            <text:p>6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28" calcext:value-type="float">
            <text:p>0.328</text:p>
          </table:table-cell>
          <table:table-cell office:value-type="float" office:value="6.4" calcext:value-type="float">
            <text:p>6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29" calcext:value-type="float">
            <text:p>0.329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31" calcext:value-type="float">
            <text:p>0.331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32" calcext:value-type="float">
            <text:p>0.33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34" calcext:value-type="float">
            <text:p>0.33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35" calcext:value-type="float">
            <text:p>0.335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37" calcext:value-type="float">
            <text:p>0.337</text:p>
          </table:table-cell>
          <table:table-cell office:value-type="float" office:value="6.6" calcext:value-type="float">
            <text:p>6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39" calcext:value-type="float">
            <text:p>0.339</text:p>
          </table:table-cell>
          <table:table-cell office:value-type="float" office:value="6.6" calcext:value-type="float">
            <text:p>6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4" calcext:value-type="float">
            <text:p>0.34</text:p>
          </table:table-cell>
          <table:table-cell office:value-type="float" office:value="6.6" calcext:value-type="float">
            <text:p>6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41" calcext:value-type="float">
            <text:p>0.341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43" calcext:value-type="float">
            <text:p>0.343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45" calcext:value-type="float">
            <text:p>0.345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46" calcext:value-type="float">
            <text:p>0.346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48" calcext:value-type="float">
            <text:p>0.348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51" calcext:value-type="float">
            <text:p>0.351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53" calcext:value-type="float">
            <text:p>0.353</text:p>
          </table:table-cell>
          <table:table-cell office:value-type="float" office:value="6.9" calcext:value-type="float">
            <text:p>6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54" calcext:value-type="float">
            <text:p>0.354</text:p>
          </table:table-cell>
          <table:table-cell office:value-type="float" office:value="6.9" calcext:value-type="float">
            <text:p>6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56" calcext:value-type="float">
            <text:p>0.356</text:p>
          </table:table-cell>
          <table:table-cell office:value-type="float" office:value="6.9" calcext:value-type="float">
            <text:p>6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58" calcext:value-type="float">
            <text:p>0.358</text:p>
          </table:table-cell>
          <table:table-cell office:value-type="float" office:value="6.9" calcext:value-type="float">
            <text:p>6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6" calcext:value-type="float">
            <text:p>0.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61" calcext:value-type="float">
            <text:p>0.3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63" calcext:value-type="float">
            <text:p>0.3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64" calcext:value-type="float">
            <text:p>0.364</text:p>
          </table:table-cell>
          <table:table-cell office:value-type="float" office:value="7.1" calcext:value-type="float">
            <text:p>7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66" calcext:value-type="float">
            <text:p>0.366</text:p>
          </table:table-cell>
          <table:table-cell office:value-type="float" office:value="7.1" calcext:value-type="float">
            <text:p>7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68" calcext:value-type="float">
            <text:p>0.368</text:p>
          </table:table-cell>
          <table:table-cell office:value-type="float" office:value="7.1" calcext:value-type="float">
            <text:p>7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68" calcext:value-type="float">
            <text:p>0.368</text:p>
          </table:table-cell>
          <table:table-cell office:value-type="float" office:value="7.1" calcext:value-type="float">
            <text:p>7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7" calcext:value-type="float">
            <text:p>0.37</text:p>
          </table:table-cell>
          <table:table-cell office:value-type="float" office:value="7.1" calcext:value-type="float">
            <text:p>7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72" calcext:value-type="float">
            <text:p>0.372</text:p>
          </table:table-cell>
          <table:table-cell office:value-type="float" office:value="7.2" calcext:value-type="float">
            <text:p>7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74" calcext:value-type="float">
            <text:p>0.374</text:p>
          </table:table-cell>
          <table:table-cell office:value-type="float" office:value="7.2" calcext:value-type="float">
            <text:p>7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75" calcext:value-type="float">
            <text:p>0.375</text:p>
          </table:table-cell>
          <table:table-cell office:value-type="float" office:value="7.2" calcext:value-type="float">
            <text:p>7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76" calcext:value-type="float">
            <text:p>0.376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77" calcext:value-type="float">
            <text:p>0.377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78" calcext:value-type="float">
            <text:p>0.378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8" calcext:value-type="float">
            <text:p>0.38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81" calcext:value-type="float">
            <text:p>0.381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83" calcext:value-type="float">
            <text:p>0.383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84" calcext:value-type="float">
            <text:p>0.384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85" calcext:value-type="float">
            <text:p>0.385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87" calcext:value-type="float">
            <text:p>0.387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88" calcext:value-type="float">
            <text:p>0.388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9" calcext:value-type="float">
            <text:p>0.39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91" calcext:value-type="float">
            <text:p>0.391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92" calcext:value-type="float">
            <text:p>0.392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94" calcext:value-type="float">
            <text:p>0.394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95" calcext:value-type="float">
            <text:p>0.395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95" calcext:value-type="float">
            <text:p>0.395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97" calcext:value-type="float">
            <text:p>0.397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98" calcext:value-type="float">
            <text:p>0.398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01" calcext:value-type="float">
            <text:p>0.401</text:p>
          </table:table-cell>
          <table:table-cell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01" calcext:value-type="float">
            <text:p>0.401</text:p>
          </table:table-cell>
          <table:table-cell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03" calcext:value-type="float">
            <text:p>0.403</text:p>
          </table:table-cell>
          <table:table-cell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04" calcext:value-type="float">
            <text:p>0.404</text:p>
          </table:table-cell>
          <table:table-cell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06" calcext:value-type="float">
            <text:p>0.40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08" calcext:value-type="float">
            <text:p>0.408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1" calcext:value-type="float">
            <text:p>0.41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11" calcext:value-type="float">
            <text:p>0.411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13" calcext:value-type="float">
            <text:p>0.413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15" calcext:value-type="float">
            <text:p>0.41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16" calcext:value-type="float">
            <text:p>0.41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17" calcext:value-type="float">
            <text:p>0.41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18" calcext:value-type="float">
            <text:p>0.41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2" calcext:value-type="float">
            <text:p>0.4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2" calcext:value-type="float">
            <text:p>0.4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23" calcext:value-type="float">
            <text:p>0.423</text:p>
          </table:table-cell>
          <table:table-cell office:value-type="float" office:value="8.1" calcext:value-type="float">
            <text:p>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24" calcext:value-type="float">
            <text:p>0.424</text:p>
          </table:table-cell>
          <table:table-cell office:value-type="float" office:value="8.1" calcext:value-type="float">
            <text:p>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24" calcext:value-type="float">
            <text:p>0.424</text:p>
          </table:table-cell>
          <table:table-cell office:value-type="float" office:value="8.1" calcext:value-type="float">
            <text:p>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25" calcext:value-type="float">
            <text:p>0.425</text:p>
          </table:table-cell>
          <table:table-cell office:value-type="float" office:value="8.1" calcext:value-type="float">
            <text:p>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26" calcext:value-type="float">
            <text:p>0.426</text:p>
          </table:table-cell>
          <table:table-cell office:value-type="float" office:value="8.2" calcext:value-type="float">
            <text:p>8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27" calcext:value-type="float">
            <text:p>0.427</text:p>
          </table:table-cell>
          <table:table-cell office:value-type="float" office:value="8.2" calcext:value-type="float">
            <text:p>8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29" calcext:value-type="float">
            <text:p>0.429</text:p>
          </table:table-cell>
          <table:table-cell office:value-type="float" office:value="8.2" calcext:value-type="float">
            <text:p>8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3" calcext:value-type="float">
            <text:p>0.43</text:p>
          </table:table-cell>
          <table:table-cell office:value-type="float" office:value="8.2" calcext:value-type="float">
            <text:p>8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31" calcext:value-type="float">
            <text:p>0.431</text:p>
          </table:table-cell>
          <table:table-cell office:value-type="float" office:value="8.2" calcext:value-type="float">
            <text:p>8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32" calcext:value-type="float">
            <text:p>0.432</text:p>
          </table:table-cell>
          <table:table-cell office:value-type="float" office:value="8.2" calcext:value-type="float">
            <text:p>8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33" calcext:value-type="float">
            <text:p>0.433</text:p>
          </table:table-cell>
          <table:table-cell office:value-type="float" office:value="8.2" calcext:value-type="float">
            <text:p>8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34" calcext:value-type="float">
            <text:p>0.434</text:p>
          </table:table-cell>
          <table:table-cell office:value-type="float" office:value="8.2" calcext:value-type="float">
            <text:p>8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34" calcext:value-type="float">
            <text:p>0.434</text:p>
          </table:table-cell>
          <table:table-cell office:value-type="float" office:value="8.2" calcext:value-type="float">
            <text:p>8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34" calcext:value-type="float">
            <text:p>0.434</text:p>
          </table:table-cell>
          <table:table-cell office:value-type="float" office:value="8.2" calcext:value-type="float">
            <text:p>8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35" calcext:value-type="float">
            <text:p>0.435</text:p>
          </table:table-cell>
          <table:table-cell office:value-type="float" office:value="8.2" calcext:value-type="float">
            <text:p>8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36" calcext:value-type="float">
            <text:p>0.436</text:p>
          </table:table-cell>
          <table:table-cell office:value-type="float" office:value="8.2" calcext:value-type="float">
            <text:p>8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36" calcext:value-type="float">
            <text:p>0.436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37" calcext:value-type="float">
            <text:p>0.437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37" calcext:value-type="float">
            <text:p>0.437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38" calcext:value-type="float">
            <text:p>0.438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38" calcext:value-type="float">
            <text:p>0.438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39" calcext:value-type="float">
            <text:p>0.439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" calcext:value-type="float">
            <text:p>0.44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1" calcext:value-type="float">
            <text:p>0.441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1" calcext:value-type="float">
            <text:p>0.441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1" calcext:value-type="float">
            <text:p>0.441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1" calcext:value-type="float">
            <text:p>0.441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1" calcext:value-type="float">
            <text:p>0.441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1" calcext:value-type="float">
            <text:p>0.441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1" calcext:value-type="float">
            <text:p>0.441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1" calcext:value-type="float">
            <text:p>0.441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2" calcext:value-type="float">
            <text:p>0.442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2" calcext:value-type="float">
            <text:p>0.442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2" calcext:value-type="float">
            <text:p>0.442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3" calcext:value-type="float">
            <text:p>0.443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3" calcext:value-type="float">
            <text:p>0.443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4" calcext:value-type="float">
            <text:p>0.444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4" calcext:value-type="float">
            <text:p>0.444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4" calcext:value-type="float">
            <text:p>0.444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4" calcext:value-type="float">
            <text:p>0.444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4" calcext:value-type="float">
            <text:p>0.444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4" calcext:value-type="float">
            <text:p>0.444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5" calcext:value-type="float">
            <text:p>0.445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5" calcext:value-type="float">
            <text:p>0.445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5" calcext:value-type="float">
            <text:p>0.445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5" calcext:value-type="float">
            <text:p>0.445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5" calcext:value-type="float">
            <text:p>0.445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5" calcext:value-type="float">
            <text:p>0.445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5" calcext:value-type="float">
            <text:p>0.445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5" calcext:value-type="float">
            <text:p>0.445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5" calcext:value-type="float">
            <text:p>0.445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5" calcext:value-type="float">
            <text:p>0.445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5" calcext:value-type="float">
            <text:p>0.445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5" calcext:value-type="float">
            <text:p>0.445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6" calcext:value-type="float">
            <text:p>0.446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6" calcext:value-type="float">
            <text:p>0.446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6" calcext:value-type="float">
            <text:p>0.446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6" calcext:value-type="float">
            <text:p>0.446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6" calcext:value-type="float">
            <text:p>0.446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6" calcext:value-type="float">
            <text:p>0.446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7" calcext:value-type="float">
            <text:p>0.447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7" calcext:value-type="float">
            <text:p>0.447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8" calcext:value-type="float">
            <text:p>0.448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8" calcext:value-type="float">
            <text:p>0.448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8" calcext:value-type="float">
            <text:p>0.448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8" calcext:value-type="float">
            <text:p>0.448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8" calcext:value-type="float">
            <text:p>0.448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9" calcext:value-type="float">
            <text:p>0.449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9" calcext:value-type="float">
            <text:p>0.449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49" calcext:value-type="float">
            <text:p>0.449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" calcext:value-type="float">
            <text:p>0.45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" calcext:value-type="float">
            <text:p>0.45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1" calcext:value-type="float">
            <text:p>0.451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1" calcext:value-type="float">
            <text:p>0.451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1" calcext:value-type="float">
            <text:p>0.451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1" calcext:value-type="float">
            <text:p>0.451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1" calcext:value-type="float">
            <text:p>0.451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1" calcext:value-type="float">
            <text:p>0.451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1" calcext:value-type="float">
            <text:p>0.451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2" calcext:value-type="float">
            <text:p>0.452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2" calcext:value-type="float">
            <text:p>0.452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2" calcext:value-type="float">
            <text:p>0.452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3" calcext:value-type="float">
            <text:p>0.453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3" calcext:value-type="float">
            <text:p>0.453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3" calcext:value-type="float">
            <text:p>0.453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3" calcext:value-type="float">
            <text:p>0.453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3" calcext:value-type="float">
            <text:p>0.453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3" calcext:value-type="float">
            <text:p>0.453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3" calcext:value-type="float">
            <text:p>0.453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3" calcext:value-type="float">
            <text:p>0.453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3" calcext:value-type="float">
            <text:p>0.453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3" calcext:value-type="float">
            <text:p>0.453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3" calcext:value-type="float">
            <text:p>0.453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3" calcext:value-type="float">
            <text:p>0.453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3" calcext:value-type="float">
            <text:p>0.453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3" calcext:value-type="float">
            <text:p>0.453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3" calcext:value-type="float">
            <text:p>0.453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3" calcext:value-type="float">
            <text:p>0.453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4" calcext:value-type="float">
            <text:p>0.454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4" calcext:value-type="float">
            <text:p>0.454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5" calcext:value-type="float">
            <text:p>0.455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5" calcext:value-type="float">
            <text:p>0.455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5" calcext:value-type="float">
            <text:p>0.455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6" calcext:value-type="float">
            <text:p>0.456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6" calcext:value-type="float">
            <text:p>0.456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6" calcext:value-type="float">
            <text:p>0.456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6" calcext:value-type="float">
            <text:p>0.456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6" calcext:value-type="float">
            <text:p>0.456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7" calcext:value-type="float">
            <text:p>0.457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7" calcext:value-type="float">
            <text:p>0.457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7" calcext:value-type="float">
            <text:p>0.457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7" calcext:value-type="float">
            <text:p>0.457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7" calcext:value-type="float">
            <text:p>0.457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7" calcext:value-type="float">
            <text:p>0.457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7" calcext:value-type="float">
            <text:p>0.457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8" calcext:value-type="float">
            <text:p>0.458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8" calcext:value-type="float">
            <text:p>0.458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9" calcext:value-type="float">
            <text:p>0.459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9" calcext:value-type="float">
            <text:p>0.459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9" calcext:value-type="float">
            <text:p>0.459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9" calcext:value-type="float">
            <text:p>0.459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9" calcext:value-type="float">
            <text:p>0.459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9" calcext:value-type="float">
            <text:p>0.459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9" calcext:value-type="float">
            <text:p>0.459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6" calcext:value-type="float">
            <text:p>0.46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6" calcext:value-type="float">
            <text:p>0.46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6" calcext:value-type="float">
            <text:p>0.46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6" calcext:value-type="float">
            <text:p>0.46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6" calcext:value-type="float">
            <text:p>0.46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61" calcext:value-type="float">
            <text:p>0.461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61" calcext:value-type="float">
            <text:p>0.461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62" calcext:value-type="float">
            <text:p>0.462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62" calcext:value-type="float">
            <text:p>0.462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62" calcext:value-type="float">
            <text:p>0.462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62" calcext:value-type="float">
            <text:p>0.462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62" calcext:value-type="float">
            <text:p>0.462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63" calcext:value-type="float">
            <text:p>0.463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63" calcext:value-type="float">
            <text:p>0.463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64" calcext:value-type="float">
            <text:p>0.464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64" calcext:value-type="float">
            <text:p>0.464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64" calcext:value-type="float">
            <text:p>0.464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64" calcext:value-type="float">
            <text:p>0.464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64" calcext:value-type="float">
            <text:p>0.464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64" calcext:value-type="float">
            <text:p>0.464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64" calcext:value-type="float">
            <text:p>0.464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65" calcext:value-type="float">
            <text:p>0.465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65" calcext:value-type="float">
            <text:p>0.465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66" calcext:value-type="float">
            <text:p>0.466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66" calcext:value-type="float">
            <text:p>0.466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67" calcext:value-type="float">
            <text:p>0.467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67" calcext:value-type="float">
            <text:p>0.467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68" calcext:value-type="float">
            <text:p>0.468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68" calcext:value-type="float">
            <text:p>0.468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69" calcext:value-type="float">
            <text:p>0.469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69" calcext:value-type="float">
            <text:p>0.469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69" calcext:value-type="float">
            <text:p>0.469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69" calcext:value-type="float">
            <text:p>0.469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7" calcext:value-type="float">
            <text:p>0.47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7" calcext:value-type="float">
            <text:p>0.47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7" calcext:value-type="float">
            <text:p>0.47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71" calcext:value-type="float">
            <text:p>0.471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71" calcext:value-type="float">
            <text:p>0.471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71" calcext:value-type="float">
            <text:p>0.471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71" calcext:value-type="float">
            <text:p>0.471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71" calcext:value-type="float">
            <text:p>0.471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71" calcext:value-type="float">
            <text:p>0.471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71" calcext:value-type="float">
            <text:p>0.471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71" calcext:value-type="float">
            <text:p>0.471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72" calcext:value-type="float">
            <text:p>0.472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72" calcext:value-type="float">
            <text:p>0.472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73" calcext:value-type="float">
            <text:p>0.473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73" calcext:value-type="float">
            <text:p>0.473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73" calcext:value-type="float">
            <text:p>0.473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73" calcext:value-type="float">
            <text:p>0.473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73" calcext:value-type="float">
            <text:p>0.473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74" calcext:value-type="float">
            <text:p>0.474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75" calcext:value-type="float">
            <text:p>0.475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76" calcext:value-type="float">
            <text:p>0.476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77" calcext:value-type="float">
            <text:p>0.477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78" calcext:value-type="float">
            <text:p>0.478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79" calcext:value-type="float">
            <text:p>0.479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8" calcext:value-type="float">
            <text:p>0.48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81" calcext:value-type="float">
            <text:p>0.481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81" calcext:value-type="float">
            <text:p>0.481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82" calcext:value-type="float">
            <text:p>0.482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82" calcext:value-type="float">
            <text:p>0.482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82" calcext:value-type="float">
            <text:p>0.482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82" calcext:value-type="float">
            <text:p>0.482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82" calcext:value-type="float">
            <text:p>0.482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82" calcext:value-type="float">
            <text:p>0.482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82" calcext:value-type="float">
            <text:p>0.482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82" calcext:value-type="float">
            <text:p>0.482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82" calcext:value-type="float">
            <text:p>0.482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83" calcext:value-type="float">
            <text:p>0.483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83" calcext:value-type="float">
            <text:p>0.483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84" calcext:value-type="float">
            <text:p>0.484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84" calcext:value-type="float">
            <text:p>0.484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84" calcext:value-type="float">
            <text:p>0.484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84" calcext:value-type="float">
            <text:p>0.484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84" calcext:value-type="float">
            <text:p>0.484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84" calcext:value-type="float">
            <text:p>0.484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84" calcext:value-type="float">
            <text:p>0.484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84" calcext:value-type="float">
            <text:p>0.484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85" calcext:value-type="float">
            <text:p>0.485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85" calcext:value-type="float">
            <text:p>0.485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86" calcext:value-type="float">
            <text:p>0.486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87" calcext:value-type="float">
            <text:p>0.487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88" calcext:value-type="float">
            <text:p>0.488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88" calcext:value-type="float">
            <text:p>0.488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88" calcext:value-type="float">
            <text:p>0.488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88" calcext:value-type="float">
            <text:p>0.488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88" calcext:value-type="float">
            <text:p>0.488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88" calcext:value-type="float">
            <text:p>0.488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9" calcext:value-type="float">
            <text:p>0.49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92" calcext:value-type="float">
            <text:p>0.492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94" calcext:value-type="float">
            <text:p>0.494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95" calcext:value-type="float">
            <text:p>0.495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96" calcext:value-type="float">
            <text:p>0.496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98" calcext:value-type="float">
            <text:p>0.498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99" calcext:value-type="float">
            <text:p>0.499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02" calcext:value-type="float">
            <text:p>0.502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04" calcext:value-type="float">
            <text:p>0.504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05" calcext:value-type="float">
            <text:p>0.505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07" calcext:value-type="float">
            <text:p>0.507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08" calcext:value-type="float">
            <text:p>0.508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09" calcext:value-type="float">
            <text:p>0.509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1" calcext:value-type="float">
            <text:p>0.51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11" calcext:value-type="float">
            <text:p>0.511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12" calcext:value-type="float">
            <text:p>0.512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14" calcext:value-type="float">
            <text:p>0.514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15" calcext:value-type="float">
            <text:p>0.515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17" calcext:value-type="float">
            <text:p>0.517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18" calcext:value-type="float">
            <text:p>0.518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2" calcext:value-type="float">
            <text:p>0.52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21" calcext:value-type="float">
            <text:p>0.521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22" calcext:value-type="float">
            <text:p>0.522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24" calcext:value-type="float">
            <text:p>0.524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25" calcext:value-type="float">
            <text:p>0.525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26" calcext:value-type="float">
            <text:p>0.526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27" calcext:value-type="float">
            <text:p>0.527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29" calcext:value-type="float">
            <text:p>0.529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31" calcext:value-type="float">
            <text:p>0.531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32" calcext:value-type="float">
            <text:p>0.532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33" calcext:value-type="float">
            <text:p>0.533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35" calcext:value-type="float">
            <text:p>0.535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36" calcext:value-type="float">
            <text:p>0.536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37" calcext:value-type="float">
            <text:p>0.537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39" calcext:value-type="float">
            <text:p>0.539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41" calcext:value-type="float">
            <text:p>0.541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42" calcext:value-type="float">
            <text:p>0.542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43" calcext:value-type="float">
            <text:p>0.543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46" calcext:value-type="float">
            <text:p>0.546</text:p>
          </table:table-cell>
          <table:table-cell office:value-type="float" office:value="8.2" calcext:value-type="float">
            <text:p>8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48" calcext:value-type="float">
            <text:p>0.548</text:p>
          </table:table-cell>
          <table:table-cell office:value-type="float" office:value="8.2" calcext:value-type="float">
            <text:p>8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49" calcext:value-type="float">
            <text:p>0.549</text:p>
          </table:table-cell>
          <table:table-cell office:value-type="float" office:value="8.2" calcext:value-type="float">
            <text:p>8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51" calcext:value-type="float">
            <text:p>0.551</text:p>
          </table:table-cell>
          <table:table-cell office:value-type="float" office:value="8.1" calcext:value-type="float">
            <text:p>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52" calcext:value-type="float">
            <text:p>0.552</text:p>
          </table:table-cell>
          <table:table-cell office:value-type="float" office:value="8.1" calcext:value-type="float">
            <text:p>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54" calcext:value-type="float">
            <text:p>0.554</text:p>
          </table:table-cell>
          <table:table-cell office:value-type="float" office:value="8.1" calcext:value-type="float">
            <text:p>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54" calcext:value-type="float">
            <text:p>0.554</text:p>
          </table:table-cell>
          <table:table-cell office:value-type="float" office:value="8.1" calcext:value-type="float">
            <text:p>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55" calcext:value-type="float">
            <text:p>0.555</text:p>
          </table:table-cell>
          <table:table-cell office:value-type="float" office:value="8.1" calcext:value-type="float">
            <text:p>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56" calcext:value-type="float">
            <text:p>0.556</text:p>
          </table:table-cell>
          <table:table-cell office:value-type="float" office:value="8.1" calcext:value-type="float">
            <text:p>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58" calcext:value-type="float">
            <text:p>0.55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59" calcext:value-type="float">
            <text:p>0.55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61" calcext:value-type="float">
            <text:p>0.56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62" calcext:value-type="float">
            <text:p>0.56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64" calcext:value-type="float">
            <text:p>0.564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66" calcext:value-type="float">
            <text:p>0.566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67" calcext:value-type="float">
            <text:p>0.567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69" calcext:value-type="float">
            <text:p>0.569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7" calcext:value-type="float">
            <text:p>0.57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71" calcext:value-type="float">
            <text:p>0.571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72" calcext:value-type="float">
            <text:p>0.572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74" calcext:value-type="float">
            <text:p>0.574</text:p>
          </table:table-cell>
          <table:table-cell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75" calcext:value-type="float">
            <text:p>0.575</text:p>
          </table:table-cell>
          <table:table-cell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77" calcext:value-type="float">
            <text:p>0.577</text:p>
          </table:table-cell>
          <table:table-cell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78" calcext:value-type="float">
            <text:p>0.578</text:p>
          </table:table-cell>
          <table:table-cell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79" calcext:value-type="float">
            <text:p>0.579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81" calcext:value-type="float">
            <text:p>0.581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82" calcext:value-type="float">
            <text:p>0.582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83" calcext:value-type="float">
            <text:p>0.583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85" calcext:value-type="float">
            <text:p>0.585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86" calcext:value-type="float">
            <text:p>0.586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87" calcext:value-type="float">
            <text:p>0.587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89" calcext:value-type="float">
            <text:p>0.589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9" calcext:value-type="float">
            <text:p>0.59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92" calcext:value-type="float">
            <text:p>0.592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94" calcext:value-type="float">
            <text:p>0.594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95" calcext:value-type="float">
            <text:p>0.595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97" calcext:value-type="float">
            <text:p>0.597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98" calcext:value-type="float">
            <text:p>0.598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03" calcext:value-type="float">
            <text:p>0.603</text:p>
          </table:table-cell>
          <table:table-cell office:value-type="float" office:value="7.2" calcext:value-type="float">
            <text:p>7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04" calcext:value-type="float">
            <text:p>0.604</text:p>
          </table:table-cell>
          <table:table-cell office:value-type="float" office:value="7.2" calcext:value-type="float">
            <text:p>7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06" calcext:value-type="float">
            <text:p>0.606</text:p>
          </table:table-cell>
          <table:table-cell office:value-type="float" office:value="7.2" calcext:value-type="float">
            <text:p>7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08" calcext:value-type="float">
            <text:p>0.608</text:p>
          </table:table-cell>
          <table:table-cell office:value-type="float" office:value="7.1" calcext:value-type="float">
            <text:p>7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09" calcext:value-type="float">
            <text:p>0.609</text:p>
          </table:table-cell>
          <table:table-cell office:value-type="float" office:value="7.1" calcext:value-type="float">
            <text:p>7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11" calcext:value-type="float">
            <text:p>0.611</text:p>
          </table:table-cell>
          <table:table-cell office:value-type="float" office:value="7.1" calcext:value-type="float">
            <text:p>7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13" calcext:value-type="float">
            <text:p>0.613</text:p>
          </table:table-cell>
          <table:table-cell office:value-type="float" office:value="7.1" calcext:value-type="float">
            <text:p>7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14" calcext:value-type="float">
            <text:p>0.6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15" calcext:value-type="float">
            <text:p>0.6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17" calcext:value-type="float">
            <text:p>0.6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18" calcext:value-type="float">
            <text:p>0.6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2" calcext:value-type="float">
            <text:p>0.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21" calcext:value-type="float">
            <text:p>0.621</text:p>
          </table:table-cell>
          <table:table-cell office:value-type="float" office:value="6.9" calcext:value-type="float">
            <text:p>6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22" calcext:value-type="float">
            <text:p>0.622</text:p>
          </table:table-cell>
          <table:table-cell office:value-type="float" office:value="6.9" calcext:value-type="float">
            <text:p>6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24" calcext:value-type="float">
            <text:p>0.624</text:p>
          </table:table-cell>
          <table:table-cell office:value-type="float" office:value="6.9" calcext:value-type="float">
            <text:p>6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25" calcext:value-type="float">
            <text:p>0.625</text:p>
          </table:table-cell>
          <table:table-cell office:value-type="float" office:value="6.9" calcext:value-type="float">
            <text:p>6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26" calcext:value-type="float">
            <text:p>0.626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28" calcext:value-type="float">
            <text:p>0.628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29" calcext:value-type="float">
            <text:p>0.629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31" calcext:value-type="float">
            <text:p>0.631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32" calcext:value-type="float">
            <text:p>0.632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33" calcext:value-type="float">
            <text:p>0.633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35" calcext:value-type="float">
            <text:p>0.635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36" calcext:value-type="float">
            <text:p>0.636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37" calcext:value-type="float">
            <text:p>0.637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39" calcext:value-type="float">
            <text:p>0.639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4" calcext:value-type="float">
            <text:p>0.64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42" calcext:value-type="float">
            <text:p>0.642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43" calcext:value-type="float">
            <text:p>0.643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44" calcext:value-type="float">
            <text:p>0.644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46" calcext:value-type="float">
            <text:p>0.646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48" calcext:value-type="float">
            <text:p>0.648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49" calcext:value-type="float">
            <text:p>0.649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51" calcext:value-type="float">
            <text:p>0.651</text:p>
          </table:table-cell>
          <table:table-cell office:value-type="float" office:value="6.9" calcext:value-type="float">
            <text:p>6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52" calcext:value-type="float">
            <text:p>0.652</text:p>
          </table:table-cell>
          <table:table-cell office:value-type="float" office:value="6.9" calcext:value-type="float">
            <text:p>6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54" calcext:value-type="float">
            <text:p>0.654</text:p>
          </table:table-cell>
          <table:table-cell office:value-type="float" office:value="6.9" calcext:value-type="float">
            <text:p>6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56" calcext:value-type="float">
            <text:p>0.656</text:p>
          </table:table-cell>
          <table:table-cell office:value-type="float" office:value="6.9" calcext:value-type="float">
            <text:p>6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59" calcext:value-type="float">
            <text:p>0.6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61" calcext:value-type="float">
            <text:p>0.6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62" calcext:value-type="float">
            <text:p>0.6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63" calcext:value-type="float">
            <text:p>0.663</text:p>
          </table:table-cell>
          <table:table-cell office:value-type="float" office:value="7.1" calcext:value-type="float">
            <text:p>7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65" calcext:value-type="float">
            <text:p>0.665</text:p>
          </table:table-cell>
          <table:table-cell office:value-type="float" office:value="7.1" calcext:value-type="float">
            <text:p>7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66" calcext:value-type="float">
            <text:p>0.666</text:p>
          </table:table-cell>
          <table:table-cell office:value-type="float" office:value="7.1" calcext:value-type="float">
            <text:p>7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68" calcext:value-type="float">
            <text:p>0.668</text:p>
          </table:table-cell>
          <table:table-cell office:value-type="float" office:value="7.1" calcext:value-type="float">
            <text:p>7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69" calcext:value-type="float">
            <text:p>0.669</text:p>
          </table:table-cell>
          <table:table-cell office:value-type="float" office:value="7.1" calcext:value-type="float">
            <text:p>7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71" calcext:value-type="float">
            <text:p>0.671</text:p>
          </table:table-cell>
          <table:table-cell office:value-type="float" office:value="7.2" calcext:value-type="float">
            <text:p>7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72" calcext:value-type="float">
            <text:p>0.672</text:p>
          </table:table-cell>
          <table:table-cell office:value-type="float" office:value="7.2" calcext:value-type="float">
            <text:p>7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73" calcext:value-type="float">
            <text:p>0.673</text:p>
          </table:table-cell>
          <table:table-cell office:value-type="float" office:value="7.2" calcext:value-type="float">
            <text:p>7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75" calcext:value-type="float">
            <text:p>0.675</text:p>
          </table:table-cell>
          <table:table-cell office:value-type="float" office:value="7.2" calcext:value-type="float">
            <text:p>7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76" calcext:value-type="float">
            <text:p>0.676</text:p>
          </table:table-cell>
          <table:table-cell office:value-type="float" office:value="7.2" calcext:value-type="float">
            <text:p>7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78" calcext:value-type="float">
            <text:p>0.678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79" calcext:value-type="float">
            <text:p>0.679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81" calcext:value-type="float">
            <text:p>0.681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82" calcext:value-type="float">
            <text:p>0.682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83" calcext:value-type="float">
            <text:p>0.683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85" calcext:value-type="float">
            <text:p>0.685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86" calcext:value-type="float">
            <text:p>0.686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88" calcext:value-type="float">
            <text:p>0.688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89" calcext:value-type="float">
            <text:p>0.689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91" calcext:value-type="float">
            <text:p>0.691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92" calcext:value-type="float">
            <text:p>0.692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94" calcext:value-type="float">
            <text:p>0.694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95" calcext:value-type="float">
            <text:p>0.695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96" calcext:value-type="float">
            <text:p>0.696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98" calcext:value-type="float">
            <text:p>0.698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99" calcext:value-type="float">
            <text:p>0.699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02" calcext:value-type="float">
            <text:p>0.702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04" calcext:value-type="float">
            <text:p>0.704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06" calcext:value-type="float">
            <text:p>0.706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07" calcext:value-type="float">
            <text:p>0.707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09" calcext:value-type="float">
            <text:p>0.709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1" calcext:value-type="float">
            <text:p>0.71</text:p>
          </table:table-cell>
          <table:table-cell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11" calcext:value-type="float">
            <text:p>0.711</text:p>
          </table:table-cell>
          <table:table-cell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12" calcext:value-type="float">
            <text:p>0.712</text:p>
          </table:table-cell>
          <table:table-cell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13" calcext:value-type="float">
            <text:p>0.713</text:p>
          </table:table-cell>
          <table:table-cell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15" calcext:value-type="float">
            <text:p>0.715</text:p>
          </table:table-cell>
          <table:table-cell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17" calcext:value-type="float">
            <text:p>0.717</text:p>
          </table:table-cell>
          <table:table-cell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19" calcext:value-type="float">
            <text:p>0.719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2" calcext:value-type="float">
            <text:p>0.72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22" calcext:value-type="float">
            <text:p>0.722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24" calcext:value-type="float">
            <text:p>0.724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25" calcext:value-type="float">
            <text:p>0.725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27" calcext:value-type="float">
            <text:p>0.727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29" calcext:value-type="float">
            <text:p>0.729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3" calcext:value-type="float">
            <text:p>0.73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32" calcext:value-type="float">
            <text:p>0.732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33" calcext:value-type="float">
            <text:p>0.733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35" calcext:value-type="float">
            <text:p>0.735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36" calcext:value-type="float">
            <text:p>0.73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38" calcext:value-type="float">
            <text:p>0.73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4" calcext:value-type="float">
            <text:p>0.7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41" calcext:value-type="float">
            <text:p>0.74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43" calcext:value-type="float">
            <text:p>0.74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45" calcext:value-type="float">
            <text:p>0.74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46" calcext:value-type="float">
            <text:p>0.74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47" calcext:value-type="float">
            <text:p>0.74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49" calcext:value-type="float">
            <text:p>0.74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5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52" calcext:value-type="float">
            <text:p>0.75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53" calcext:value-type="float">
            <text:p>0.75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54" calcext:value-type="float">
            <text:p>0.75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55" calcext:value-type="float">
            <text:p>0.75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57" calcext:value-type="float">
            <text:p>0.75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58" calcext:value-type="float">
            <text:p>0.75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6" calcext:value-type="float">
            <text:p>0.7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61" calcext:value-type="float">
            <text:p>0.76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63" calcext:value-type="float">
            <text:p>0.76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64" calcext:value-type="float">
            <text:p>0.76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66" calcext:value-type="float">
            <text:p>0.76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67" calcext:value-type="float">
            <text:p>0.76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69" calcext:value-type="float">
            <text:p>0.76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7" calcext:value-type="float">
            <text:p>0.7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73" calcext:value-type="float">
            <text:p>0.77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74" calcext:value-type="float">
            <text:p>0.77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76" calcext:value-type="float">
            <text:p>0.77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78" calcext:value-type="float">
            <text:p>0.77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79" calcext:value-type="float">
            <text:p>0.77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81" calcext:value-type="float">
            <text:p>0.78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82" calcext:value-type="float">
            <text:p>0.78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84" calcext:value-type="float">
            <text:p>0.78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85" calcext:value-type="float">
            <text:p>0.78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87" calcext:value-type="float">
            <text:p>0.78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88" calcext:value-type="float">
            <text:p>0.78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89" calcext:value-type="float">
            <text:p>0.78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9" calcext:value-type="float">
            <text:p>0.7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92" calcext:value-type="float">
            <text:p>0.79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93" calcext:value-type="float">
            <text:p>0.79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94" calcext:value-type="float">
            <text:p>0.79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96" calcext:value-type="float">
            <text:p>0.79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97" calcext:value-type="float">
            <text:p>0.79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98" calcext:value-type="float">
            <text:p>0.79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99" calcext:value-type="float">
            <text:p>0.79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01" calcext:value-type="float">
            <text:p>0.80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02" calcext:value-type="float">
            <text:p>0.80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04" calcext:value-type="float">
            <text:p>0.80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06" calcext:value-type="float">
            <text:p>0.80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07" calcext:value-type="float">
            <text:p>0.80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08" calcext:value-type="float">
            <text:p>0.80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09" calcext:value-type="float">
            <text:p>0.80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11" calcext:value-type="float">
            <text:p>0.81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12" calcext:value-type="float">
            <text:p>0.81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13" calcext:value-type="float">
            <text:p>0.81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14" calcext:value-type="float">
            <text:p>0.81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16" calcext:value-type="float">
            <text:p>0.81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18" calcext:value-type="float">
            <text:p>0.81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19" calcext:value-type="float">
            <text:p>0.81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2" calcext:value-type="float">
            <text:p>0.8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22" calcext:value-type="float">
            <text:p>0.82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23" calcext:value-type="float">
            <text:p>0.82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24" calcext:value-type="float">
            <text:p>0.82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27" calcext:value-type="float">
            <text:p>0.82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28" calcext:value-type="float">
            <text:p>0.82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3" calcext:value-type="float">
            <text:p>0.8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31" calcext:value-type="float">
            <text:p>0.83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33" calcext:value-type="float">
            <text:p>0.83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35" calcext:value-type="float">
            <text:p>0.83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36" calcext:value-type="float">
            <text:p>0.83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37" calcext:value-type="float">
            <text:p>0.83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38" calcext:value-type="float">
            <text:p>0.83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4" calcext:value-type="float">
            <text:p>0.8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41" calcext:value-type="float">
            <text:p>0.84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42" calcext:value-type="float">
            <text:p>0.84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43" calcext:value-type="float">
            <text:p>0.84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44" calcext:value-type="float">
            <text:p>0.8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46" calcext:value-type="float">
            <text:p>0.84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47" calcext:value-type="float">
            <text:p>0.84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48" calcext:value-type="float">
            <text:p>0.848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5" calcext:value-type="float">
            <text:p>0.85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51" calcext:value-type="float">
            <text:p>0.851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52" calcext:value-type="float">
            <text:p>0.852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52" calcext:value-type="float">
            <text:p>0.852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53" calcext:value-type="float">
            <text:p>0.853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54" calcext:value-type="float">
            <text:p>0.854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56" calcext:value-type="float">
            <text:p>0.856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57" calcext:value-type="float">
            <text:p>0.857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57" calcext:value-type="float">
            <text:p>0.85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59" calcext:value-type="float">
            <text:p>0.85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6" calcext:value-type="float">
            <text:p>0.8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61" calcext:value-type="float">
            <text:p>0.86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62" calcext:value-type="float">
            <text:p>0.86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62" calcext:value-type="float">
            <text:p>0.86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63" calcext:value-type="float">
            <text:p>0.86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63" calcext:value-type="float">
            <text:p>0.86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64" calcext:value-type="float">
            <text:p>0.86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64" calcext:value-type="float">
            <text:p>0.86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64" calcext:value-type="float">
            <text:p>0.86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64" calcext:value-type="float">
            <text:p>0.86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64" calcext:value-type="float">
            <text:p>0.86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64" calcext:value-type="float">
            <text:p>0.86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64" calcext:value-type="float">
            <text:p>0.86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65" calcext:value-type="float">
            <text:p>0.86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65" calcext:value-type="float">
            <text:p>0.86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65" calcext:value-type="float">
            <text:p>0.86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66" calcext:value-type="float">
            <text:p>0.86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67" calcext:value-type="float">
            <text:p>0.86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67" calcext:value-type="float">
            <text:p>0.86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67" calcext:value-type="float">
            <text:p>0.86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68" calcext:value-type="float">
            <text:p>0.86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68" calcext:value-type="float">
            <text:p>0.86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68" calcext:value-type="float">
            <text:p>0.86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69" calcext:value-type="float">
            <text:p>0.86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7" calcext:value-type="float">
            <text:p>0.8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7" calcext:value-type="float">
            <text:p>0.8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7" calcext:value-type="float">
            <text:p>0.8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7" calcext:value-type="float">
            <text:p>0.8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7" calcext:value-type="float">
            <text:p>0.8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7" calcext:value-type="float">
            <text:p>0.8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71" calcext:value-type="float">
            <text:p>0.87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71" calcext:value-type="float">
            <text:p>0.87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71" calcext:value-type="float">
            <text:p>0.87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71" calcext:value-type="float">
            <text:p>0.87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72" calcext:value-type="float">
            <text:p>0.87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72" calcext:value-type="float">
            <text:p>0.87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72" calcext:value-type="float">
            <text:p>0.87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72" calcext:value-type="float">
            <text:p>0.87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73" calcext:value-type="float">
            <text:p>0.87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73" calcext:value-type="float">
            <text:p>0.87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73" calcext:value-type="float">
            <text:p>0.87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73" calcext:value-type="float">
            <text:p>0.87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73" calcext:value-type="float">
            <text:p>0.87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73" calcext:value-type="float">
            <text:p>0.87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73" calcext:value-type="float">
            <text:p>0.87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74" calcext:value-type="float">
            <text:p>0.87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74" calcext:value-type="float">
            <text:p>0.87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74" calcext:value-type="float">
            <text:p>0.87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74" calcext:value-type="float">
            <text:p>0.87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74" calcext:value-type="float">
            <text:p>0.87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74" calcext:value-type="float">
            <text:p>0.87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75" calcext:value-type="float">
            <text:p>0.87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75" calcext:value-type="float">
            <text:p>0.87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75" calcext:value-type="float">
            <text:p>0.87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75" calcext:value-type="float">
            <text:p>0.87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76" calcext:value-type="float">
            <text:p>0.87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76" calcext:value-type="float">
            <text:p>0.87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77" calcext:value-type="float">
            <text:p>0.87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77" calcext:value-type="float">
            <text:p>0.87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77" calcext:value-type="float">
            <text:p>0.87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77" calcext:value-type="float">
            <text:p>0.87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77" calcext:value-type="float">
            <text:p>0.87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78" calcext:value-type="float">
            <text:p>0.87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78" calcext:value-type="float">
            <text:p>0.87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78" calcext:value-type="float">
            <text:p>0.87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79" calcext:value-type="float">
            <text:p>0.87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79" calcext:value-type="float">
            <text:p>0.87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8" calcext:value-type="float">
            <text:p>0.8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8" calcext:value-type="float">
            <text:p>0.8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8" calcext:value-type="float">
            <text:p>0.8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82" calcext:value-type="float">
            <text:p>0.88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82" calcext:value-type="float">
            <text:p>0.88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82" calcext:value-type="float">
            <text:p>0.88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82" calcext:value-type="float">
            <text:p>0.88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83" calcext:value-type="float">
            <text:p>0.88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83" calcext:value-type="float">
            <text:p>0.88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83" calcext:value-type="float">
            <text:p>0.88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84" calcext:value-type="float">
            <text:p>0.88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84" calcext:value-type="float">
            <text:p>0.88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85" calcext:value-type="float">
            <text:p>0.88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86" calcext:value-type="float">
            <text:p>0.88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86" calcext:value-type="float">
            <text:p>0.88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86" calcext:value-type="float">
            <text:p>0.88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87" calcext:value-type="float">
            <text:p>0.88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88" calcext:value-type="float">
            <text:p>0.88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88" calcext:value-type="float">
            <text:p>0.88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88" calcext:value-type="float">
            <text:p>0.88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89" calcext:value-type="float">
            <text:p>0.88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89" calcext:value-type="float">
            <text:p>0.88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89" calcext:value-type="float">
            <text:p>0.88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89" calcext:value-type="float">
            <text:p>0.88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89" calcext:value-type="float">
            <text:p>0.88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89" calcext:value-type="float">
            <text:p>0.88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89" calcext:value-type="float">
            <text:p>0.88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89" calcext:value-type="float">
            <text:p>0.88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89" calcext:value-type="float">
            <text:p>0.88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89" calcext:value-type="float">
            <text:p>0.88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89" calcext:value-type="float">
            <text:p>0.88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89" calcext:value-type="float">
            <text:p>0.88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9" calcext:value-type="float">
            <text:p>0.8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9" calcext:value-type="float">
            <text:p>0.8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9" calcext:value-type="float">
            <text:p>0.8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9" calcext:value-type="float">
            <text:p>0.8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91" calcext:value-type="float">
            <text:p>0.89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91" calcext:value-type="float">
            <text:p>0.89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91" calcext:value-type="float">
            <text:p>0.89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92" calcext:value-type="float">
            <text:p>0.89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92" calcext:value-type="float">
            <text:p>0.89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92" calcext:value-type="float">
            <text:p>0.89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92" calcext:value-type="float">
            <text:p>0.892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93" calcext:value-type="float">
            <text:p>0.893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93" calcext:value-type="float">
            <text:p>0.893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94" calcext:value-type="float">
            <text:p>0.894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94" calcext:value-type="float">
            <text:p>0.894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94" calcext:value-type="float">
            <text:p>0.894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94" calcext:value-type="float">
            <text:p>0.894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95" calcext:value-type="float">
            <text:p>0.895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95" calcext:value-type="float">
            <text:p>0.895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95" calcext:value-type="float">
            <text:p>0.895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95" calcext:value-type="float">
            <text:p>0.895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95" calcext:value-type="float">
            <text:p>0.895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96" calcext:value-type="float">
            <text:p>0.896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96" calcext:value-type="float">
            <text:p>0.896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96" calcext:value-type="float">
            <text:p>0.896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96" calcext:value-type="float">
            <text:p>0.896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96" calcext:value-type="float">
            <text:p>0.896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96" calcext:value-type="float">
            <text:p>0.896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98" calcext:value-type="float">
            <text:p>0.898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98" calcext:value-type="float">
            <text:p>0.898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98" calcext:value-type="float">
            <text:p>0.898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98" calcext:value-type="float">
            <text:p>0.898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98" calcext:value-type="float">
            <text:p>0.898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99" calcext:value-type="float">
            <text:p>0.899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99" calcext:value-type="float">
            <text:p>0.899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99" calcext:value-type="float">
            <text:p>0.899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99" calcext:value-type="float">
            <text:p>0.899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99" calcext:value-type="float">
            <text:p>0.899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99" calcext:value-type="float">
            <text:p>0.899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1" calcext:value-type="float">
            <text:p>0.901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1" calcext:value-type="float">
            <text:p>0.901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1" calcext:value-type="float">
            <text:p>0.901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1" calcext:value-type="float">
            <text:p>0.901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1" calcext:value-type="float">
            <text:p>0.901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2" calcext:value-type="float">
            <text:p>0.902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2" calcext:value-type="float">
            <text:p>0.902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2" calcext:value-type="float">
            <text:p>0.902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2" calcext:value-type="float">
            <text:p>0.902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2" calcext:value-type="float">
            <text:p>0.902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3" calcext:value-type="float">
            <text:p>0.903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3" calcext:value-type="float">
            <text:p>0.903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3" calcext:value-type="float">
            <text:p>0.903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3" calcext:value-type="float">
            <text:p>0.903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3" calcext:value-type="float">
            <text:p>0.903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3" calcext:value-type="float">
            <text:p>0.903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3" calcext:value-type="float">
            <text:p>0.903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3" calcext:value-type="float">
            <text:p>0.903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3" calcext:value-type="float">
            <text:p>0.903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4" calcext:value-type="float">
            <text:p>0.904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4" calcext:value-type="float">
            <text:p>0.904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5" calcext:value-type="float">
            <text:p>0.905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5" calcext:value-type="float">
            <text:p>0.905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5" calcext:value-type="float">
            <text:p>0.905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5" calcext:value-type="float">
            <text:p>0.905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5" calcext:value-type="float">
            <text:p>0.905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5" calcext:value-type="float">
            <text:p>0.905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6" calcext:value-type="float">
            <text:p>0.906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6" calcext:value-type="float">
            <text:p>0.906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6" calcext:value-type="float">
            <text:p>0.906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6" calcext:value-type="float">
            <text:p>0.906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7" calcext:value-type="float">
            <text:p>0.907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7" calcext:value-type="float">
            <text:p>0.907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7" calcext:value-type="float">
            <text:p>0.907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7" calcext:value-type="float">
            <text:p>0.907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7" calcext:value-type="float">
            <text:p>0.907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7" calcext:value-type="float">
            <text:p>0.907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7" calcext:value-type="float">
            <text:p>0.907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8" calcext:value-type="float">
            <text:p>0.908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8" calcext:value-type="float">
            <text:p>0.908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8" calcext:value-type="float">
            <text:p>0.908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8" calcext:value-type="float">
            <text:p>0.908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9" calcext:value-type="float">
            <text:p>0.909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9" calcext:value-type="float">
            <text:p>0.909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9" calcext:value-type="float">
            <text:p>0.909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9" calcext:value-type="float">
            <text:p>0.909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9" calcext:value-type="float">
            <text:p>0.909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9" calcext:value-type="float">
            <text:p>0.909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09" calcext:value-type="float">
            <text:p>0.909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1" calcext:value-type="float">
            <text:p>0.91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11" calcext:value-type="float">
            <text:p>0.911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12" calcext:value-type="float">
            <text:p>0.912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12" calcext:value-type="float">
            <text:p>0.912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13" calcext:value-type="float">
            <text:p>0.913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13" calcext:value-type="float">
            <text:p>0.913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13" calcext:value-type="float">
            <text:p>0.913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14" calcext:value-type="float">
            <text:p>0.914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14" calcext:value-type="float">
            <text:p>0.914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14" calcext:value-type="float">
            <text:p>0.914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14" calcext:value-type="float">
            <text:p>0.914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15" calcext:value-type="float">
            <text:p>0.915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16" calcext:value-type="float">
            <text:p>0.916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17" calcext:value-type="float">
            <text:p>0.917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18" calcext:value-type="float">
            <text:p>0.918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19" calcext:value-type="float">
            <text:p>0.91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2" calcext:value-type="float">
            <text:p>0.9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2" calcext:value-type="float">
            <text:p>0.9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21" calcext:value-type="float">
            <text:p>0.92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22" calcext:value-type="float">
            <text:p>0.92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23" calcext:value-type="float">
            <text:p>0.92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24" calcext:value-type="float">
            <text:p>0.92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25" calcext:value-type="float">
            <text:p>0.92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26" calcext:value-type="float">
            <text:p>0.92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27" calcext:value-type="float">
            <text:p>0.92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28" calcext:value-type="float">
            <text:p>0.92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3" calcext:value-type="float">
            <text:p>0.9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31" calcext:value-type="float">
            <text:p>0.93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32" calcext:value-type="float">
            <text:p>0.93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34" calcext:value-type="float">
            <text:p>0.93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35" calcext:value-type="float">
            <text:p>0.93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36" calcext:value-type="float">
            <text:p>0.93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38" calcext:value-type="float">
            <text:p>0.93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4" calcext:value-type="float">
            <text:p>0.9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41" calcext:value-type="float">
            <text:p>0.94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43" calcext:value-type="float">
            <text:p>0.94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44" calcext:value-type="float">
            <text:p>0.9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45" calcext:value-type="float">
            <text:p>0.94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46" calcext:value-type="float">
            <text:p>0.94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47" calcext:value-type="float">
            <text:p>0.94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48" calcext:value-type="float">
            <text:p>0.94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49" calcext:value-type="float">
            <text:p>0.94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51" calcext:value-type="float">
            <text:p>0.95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53" calcext:value-type="float">
            <text:p>0.95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54" calcext:value-type="float">
            <text:p>0.95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55" calcext:value-type="float">
            <text:p>0.95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56" calcext:value-type="float">
            <text:p>0.95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57" calcext:value-type="float">
            <text:p>0.95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59" calcext:value-type="float">
            <text:p>0.95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62" calcext:value-type="float">
            <text:p>0.96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62" calcext:value-type="float">
            <text:p>0.96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63" calcext:value-type="float">
            <text:p>0.96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66" calcext:value-type="float">
            <text:p>0.96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68" calcext:value-type="float">
            <text:p>0.96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68" calcext:value-type="float">
            <text:p>0.96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7" calcext:value-type="float">
            <text:p>0.9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71" calcext:value-type="float">
            <text:p>0.97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72" calcext:value-type="float">
            <text:p>0.97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73" calcext:value-type="float">
            <text:p>0.97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75" calcext:value-type="float">
            <text:p>0.97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76" calcext:value-type="float">
            <text:p>0.97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77" calcext:value-type="float">
            <text:p>0.977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79" calcext:value-type="float">
            <text:p>0.979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8" calcext:value-type="float">
            <text:p>0.98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82" calcext:value-type="float">
            <text:p>0.982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82" calcext:value-type="float">
            <text:p>0.982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83" calcext:value-type="float">
            <text:p>0.983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84" calcext:value-type="float">
            <text:p>0.984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86" calcext:value-type="float">
            <text:p>0.98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87" calcext:value-type="float">
            <text:p>0.987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88" calcext:value-type="float">
            <text:p>0.988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89" calcext:value-type="float">
            <text:p>0.989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91" calcext:value-type="float">
            <text:p>0.991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92" calcext:value-type="float">
            <text:p>0.992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93" calcext:value-type="float">
            <text:p>0.993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95" calcext:value-type="float">
            <text:p>0.995</text:p>
          </table:table-cell>
          <table:table-cell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96" calcext:value-type="float">
            <text:p>0.996</text:p>
          </table:table-cell>
          <table:table-cell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98" calcext:value-type="float">
            <text:p>0.998</text:p>
          </table:table-cell>
          <table:table-cell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01" calcext:value-type="float">
            <text:p>1.001</text:p>
          </table:table-cell>
          <table:table-cell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02" calcext:value-type="float">
            <text:p>1.002</text:p>
          </table:table-cell>
          <table:table-cell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03" calcext:value-type="float">
            <text:p>1.003</text:p>
          </table:table-cell>
          <table:table-cell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05" calcext:value-type="float">
            <text:p>1.005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06" calcext:value-type="float">
            <text:p>1.006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09" calcext:value-type="float">
            <text:p>1.009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11" calcext:value-type="float">
            <text:p>1.011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13" calcext:value-type="float">
            <text:p>1.013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14" calcext:value-type="float">
            <text:p>1.014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15" calcext:value-type="float">
            <text:p>1.015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17" calcext:value-type="float">
            <text:p>1.017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18" calcext:value-type="float">
            <text:p>1.018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2" calcext:value-type="float">
            <text:p>1.02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21" calcext:value-type="float">
            <text:p>1.021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22" calcext:value-type="float">
            <text:p>1.022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23" calcext:value-type="float">
            <text:p>1.023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25" calcext:value-type="float">
            <text:p>1.025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27" calcext:value-type="float">
            <text:p>1.027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27" calcext:value-type="float">
            <text:p>1.027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28" calcext:value-type="float">
            <text:p>1.028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3" calcext:value-type="float">
            <text:p>1.03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32" calcext:value-type="float">
            <text:p>1.032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33" calcext:value-type="float">
            <text:p>1.033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34" calcext:value-type="float">
            <text:p>1.034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36" calcext:value-type="float">
            <text:p>1.036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37" calcext:value-type="float">
            <text:p>1.037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38" calcext:value-type="float">
            <text:p>1.038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4" calcext:value-type="float">
            <text:p>1.04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41" calcext:value-type="float">
            <text:p>1.041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42" calcext:value-type="float">
            <text:p>1.042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44" calcext:value-type="float">
            <text:p>1.044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45" calcext:value-type="float">
            <text:p>1.045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46" calcext:value-type="float">
            <text:p>1.046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47" calcext:value-type="float">
            <text:p>1.047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49" calcext:value-type="float">
            <text:p>1.049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5" calcext:value-type="float">
            <text:p>1.05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51" calcext:value-type="float">
            <text:p>1.051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53" calcext:value-type="float">
            <text:p>1.053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54" calcext:value-type="float">
            <text:p>1.054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57" calcext:value-type="float">
            <text:p>1.057</text:p>
          </table:table-cell>
          <table:table-cell office:value-type="float" office:value="7.2" calcext:value-type="float">
            <text:p>7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57" calcext:value-type="float">
            <text:p>1.057</text:p>
          </table:table-cell>
          <table:table-cell office:value-type="float" office:value="7.2" calcext:value-type="float">
            <text:p>7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58" calcext:value-type="float">
            <text:p>1.058</text:p>
          </table:table-cell>
          <table:table-cell office:value-type="float" office:value="7.2" calcext:value-type="float">
            <text:p>7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6" calcext:value-type="float">
            <text:p>1.06</text:p>
          </table:table-cell>
          <table:table-cell office:value-type="float" office:value="7.2" calcext:value-type="float">
            <text:p>7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62" calcext:value-type="float">
            <text:p>1.062</text:p>
          </table:table-cell>
          <table:table-cell office:value-type="float" office:value="7.2" calcext:value-type="float">
            <text:p>7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63" calcext:value-type="float">
            <text:p>1.063</text:p>
          </table:table-cell>
          <table:table-cell office:value-type="float" office:value="7.2" calcext:value-type="float">
            <text:p>7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65" calcext:value-type="float">
            <text:p>1.065</text:p>
          </table:table-cell>
          <table:table-cell office:value-type="float" office:value="7.2" calcext:value-type="float">
            <text:p>7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68" calcext:value-type="float">
            <text:p>1.068</text:p>
          </table:table-cell>
          <table:table-cell office:value-type="float" office:value="7.1" calcext:value-type="float">
            <text:p>7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68" calcext:value-type="float">
            <text:p>1.068</text:p>
          </table:table-cell>
          <table:table-cell office:value-type="float" office:value="7.1" calcext:value-type="float">
            <text:p>7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7" calcext:value-type="float">
            <text:p>1.07</text:p>
          </table:table-cell>
          <table:table-cell office:value-type="float" office:value="7.1" calcext:value-type="float">
            <text:p>7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72" calcext:value-type="float">
            <text:p>1.072</text:p>
          </table:table-cell>
          <table:table-cell office:value-type="float" office:value="7.1" calcext:value-type="float">
            <text:p>7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74" calcext:value-type="float">
            <text:p>1.074</text:p>
          </table:table-cell>
          <table:table-cell office:value-type="float" office:value="7.1" calcext:value-type="float">
            <text:p>7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76" calcext:value-type="float">
            <text:p>1.0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77" calcext:value-type="float">
            <text:p>1.0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78" calcext:value-type="float">
            <text:p>1.0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79" calcext:value-type="float">
            <text:p>1.0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81" calcext:value-type="float">
            <text:p>1.0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83" calcext:value-type="float">
            <text:p>1.0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84" calcext:value-type="float">
            <text:p>1.0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85" calcext:value-type="float">
            <text:p>1.085</text:p>
          </table:table-cell>
          <table:table-cell office:value-type="float" office:value="6.9" calcext:value-type="float">
            <text:p>6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87" calcext:value-type="float">
            <text:p>1.087</text:p>
          </table:table-cell>
          <table:table-cell office:value-type="float" office:value="6.9" calcext:value-type="float">
            <text:p>6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89" calcext:value-type="float">
            <text:p>1.089</text:p>
          </table:table-cell>
          <table:table-cell office:value-type="float" office:value="6.9" calcext:value-type="float">
            <text:p>6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9" calcext:value-type="float">
            <text:p>1.09</text:p>
          </table:table-cell>
          <table:table-cell office:value-type="float" office:value="6.9" calcext:value-type="float">
            <text:p>6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91" calcext:value-type="float">
            <text:p>1.091</text:p>
          </table:table-cell>
          <table:table-cell office:value-type="float" office:value="6.9" calcext:value-type="float">
            <text:p>6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93" calcext:value-type="float">
            <text:p>1.093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95" calcext:value-type="float">
            <text:p>1.095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95" calcext:value-type="float">
            <text:p>1.095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96" calcext:value-type="float">
            <text:p>1.096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97" calcext:value-type="float">
            <text:p>1.097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97" calcext:value-type="float">
            <text:p>1.097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98" calcext:value-type="float">
            <text:p>1.098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99" calcext:value-type="float">
            <text:p>1.099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99" calcext:value-type="float">
            <text:p>1.099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99" calcext:value-type="float">
            <text:p>1.099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99" calcext:value-type="float">
            <text:p>1.099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01" calcext:value-type="float">
            <text:p>1.101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01" calcext:value-type="float">
            <text:p>1.101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02" calcext:value-type="float">
            <text:p>1.102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03" calcext:value-type="float">
            <text:p>1.103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05" calcext:value-type="float">
            <text:p>1.105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06" calcext:value-type="float">
            <text:p>1.106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07" calcext:value-type="float">
            <text:p>1.107</text:p>
          </table:table-cell>
          <table:table-cell office:value-type="float" office:value="6.6" calcext:value-type="float">
            <text:p>6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08" calcext:value-type="float">
            <text:p>1.108</text:p>
          </table:table-cell>
          <table:table-cell office:value-type="float" office:value="6.6" calcext:value-type="float">
            <text:p>6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1" calcext:value-type="float">
            <text:p>1.11</text:p>
          </table:table-cell>
          <table:table-cell office:value-type="float" office:value="6.6" calcext:value-type="float">
            <text:p>6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11" calcext:value-type="float">
            <text:p>1.111</text:p>
          </table:table-cell>
          <table:table-cell office:value-type="float" office:value="6.6" calcext:value-type="float">
            <text:p>6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12" calcext:value-type="float">
            <text:p>1.112</text:p>
          </table:table-cell>
          <table:table-cell office:value-type="float" office:value="6.6" calcext:value-type="float">
            <text:p>6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14" calcext:value-type="float">
            <text:p>1.114</text:p>
          </table:table-cell>
          <table:table-cell office:value-type="float" office:value="6.6" calcext:value-type="float">
            <text:p>6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15" calcext:value-type="float">
            <text:p>1.115</text:p>
          </table:table-cell>
          <table:table-cell office:value-type="float" office:value="6.6" calcext:value-type="float">
            <text:p>6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16" calcext:value-type="float">
            <text:p>1.116</text:p>
          </table:table-cell>
          <table:table-cell office:value-type="float" office:value="6.6" calcext:value-type="float">
            <text:p>6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17" calcext:value-type="float">
            <text:p>1.117</text:p>
          </table:table-cell>
          <table:table-cell office:value-type="float" office:value="6.6" calcext:value-type="float">
            <text:p>6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18" calcext:value-type="float">
            <text:p>1.118</text:p>
          </table:table-cell>
          <table:table-cell office:value-type="float" office:value="6.6" calcext:value-type="float">
            <text:p>6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2" calcext:value-type="float">
            <text:p>1.12</text:p>
          </table:table-cell>
          <table:table-cell office:value-type="float" office:value="6.6" calcext:value-type="float">
            <text:p>6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21" calcext:value-type="float">
            <text:p>1.121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22" calcext:value-type="float">
            <text:p>1.122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23" calcext:value-type="float">
            <text:p>1.123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24" calcext:value-type="float">
            <text:p>1.124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25" calcext:value-type="float">
            <text:p>1.125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27" calcext:value-type="float">
            <text:p>1.127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28" calcext:value-type="float">
            <text:p>1.128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29" calcext:value-type="float">
            <text:p>1.129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3" calcext:value-type="float">
            <text:p>1.13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32" calcext:value-type="float">
            <text:p>1.132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33" calcext:value-type="float">
            <text:p>1.133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35" calcext:value-type="float">
            <text:p>1.135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38" calcext:value-type="float">
            <text:p>1.138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39" calcext:value-type="float">
            <text:p>1.139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41" calcext:value-type="float">
            <text:p>1.141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42" calcext:value-type="float">
            <text:p>1.142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44" calcext:value-type="float">
            <text:p>1.144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45" calcext:value-type="float">
            <text:p>1.145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46" calcext:value-type="float">
            <text:p>1.146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48" calcext:value-type="float">
            <text:p>1.148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49" calcext:value-type="float">
            <text:p>1.149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5" calcext:value-type="float">
            <text:p>1.15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52" calcext:value-type="float">
            <text:p>1.152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53" calcext:value-type="float">
            <text:p>1.153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54" calcext:value-type="float">
            <text:p>1.154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56" calcext:value-type="float">
            <text:p>1.156</text:p>
          </table:table-cell>
          <table:table-cell office:value-type="float" office:value="6.9" calcext:value-type="float">
            <text:p>6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57" calcext:value-type="float">
            <text:p>1.157</text:p>
          </table:table-cell>
          <table:table-cell office:value-type="float" office:value="6.9" calcext:value-type="float">
            <text:p>6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59" calcext:value-type="float">
            <text:p>1.159</text:p>
          </table:table-cell>
          <table:table-cell office:value-type="float" office:value="6.9" calcext:value-type="float">
            <text:p>6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6" calcext:value-type="float">
            <text:p>1.16</text:p>
          </table:table-cell>
          <table:table-cell office:value-type="float" office:value="6.9" calcext:value-type="float">
            <text:p>6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61" calcext:value-type="float">
            <text:p>1.161</text:p>
          </table:table-cell>
          <table:table-cell office:value-type="float" office:value="6.9" calcext:value-type="float">
            <text:p>6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63" calcext:value-type="float">
            <text:p>1.163</text:p>
          </table:table-cell>
          <table:table-cell office:value-type="float" office:value="6.9" calcext:value-type="float">
            <text:p>6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65" calcext:value-type="float">
            <text:p>1.165</text:p>
          </table:table-cell>
          <table:table-cell office:value-type="float" office:value="6.9" calcext:value-type="float">
            <text:p>6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66" calcext:value-type="float">
            <text:p>1.166</text:p>
          </table:table-cell>
          <table:table-cell office:value-type="float" office:value="6.9" calcext:value-type="float">
            <text:p>6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67" calcext:value-type="float">
            <text:p>1.167</text:p>
          </table:table-cell>
          <table:table-cell office:value-type="float" office:value="6.9" calcext:value-type="float">
            <text:p>6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69" calcext:value-type="float">
            <text:p>1.1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7" calcext:value-type="float">
            <text:p>1.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71" calcext:value-type="float">
            <text:p>1.1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73" calcext:value-type="float">
            <text:p>1.1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74" calcext:value-type="float">
            <text:p>1.1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75" calcext:value-type="float">
            <text:p>1.1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76" calcext:value-type="float">
            <text:p>1.1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78" calcext:value-type="float">
            <text:p>1.1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79" calcext:value-type="float">
            <text:p>1.1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8" calcext:value-type="float">
            <text:p>1.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82" calcext:value-type="float">
            <text:p>1.1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84" calcext:value-type="float">
            <text:p>1.1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85" calcext:value-type="float">
            <text:p>1.185</text:p>
          </table:table-cell>
          <table:table-cell office:value-type="float" office:value="7.1" calcext:value-type="float">
            <text:p>7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87" calcext:value-type="float">
            <text:p>1.187</text:p>
          </table:table-cell>
          <table:table-cell office:value-type="float" office:value="7.1" calcext:value-type="float">
            <text:p>7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88" calcext:value-type="float">
            <text:p>1.188</text:p>
          </table:table-cell>
          <table:table-cell office:value-type="float" office:value="7.1" calcext:value-type="float">
            <text:p>7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9" calcext:value-type="float">
            <text:p>1.19</text:p>
          </table:table-cell>
          <table:table-cell office:value-type="float" office:value="7.1" calcext:value-type="float">
            <text:p>7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91" calcext:value-type="float">
            <text:p>1.191</text:p>
          </table:table-cell>
          <table:table-cell office:value-type="float" office:value="7.1" calcext:value-type="float">
            <text:p>7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92" calcext:value-type="float">
            <text:p>1.192</text:p>
          </table:table-cell>
          <table:table-cell office:value-type="float" office:value="7.1" calcext:value-type="float">
            <text:p>7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94" calcext:value-type="float">
            <text:p>1.194</text:p>
          </table:table-cell>
          <table:table-cell office:value-type="float" office:value="7.1" calcext:value-type="float">
            <text:p>7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95" calcext:value-type="float">
            <text:p>1.195</text:p>
          </table:table-cell>
          <table:table-cell office:value-type="float" office:value="7.1" calcext:value-type="float">
            <text:p>7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97" calcext:value-type="float">
            <text:p>1.197</text:p>
          </table:table-cell>
          <table:table-cell office:value-type="float" office:value="7.1" calcext:value-type="float">
            <text:p>7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98" calcext:value-type="float">
            <text:p>1.198</text:p>
          </table:table-cell>
          <table:table-cell office:value-type="float" office:value="7.1" calcext:value-type="float">
            <text:p>7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99" calcext:value-type="float">
            <text:p>1.199</text:p>
          </table:table-cell>
          <table:table-cell office:value-type="float" office:value="7.1" calcext:value-type="float">
            <text:p>7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01" calcext:value-type="float">
            <text:p>1.201</text:p>
          </table:table-cell>
          <table:table-cell office:value-type="float" office:value="7.1" calcext:value-type="float">
            <text:p>7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02" calcext:value-type="float">
            <text:p>1.202</text:p>
          </table:table-cell>
          <table:table-cell office:value-type="float" office:value="7.1" calcext:value-type="float">
            <text:p>7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04" calcext:value-type="float">
            <text:p>1.204</text:p>
          </table:table-cell>
          <table:table-cell office:value-type="float" office:value="7.2" calcext:value-type="float">
            <text:p>7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05" calcext:value-type="float">
            <text:p>1.205</text:p>
          </table:table-cell>
          <table:table-cell office:value-type="float" office:value="7.1" calcext:value-type="float">
            <text:p>7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06" calcext:value-type="float">
            <text:p>1.206</text:p>
          </table:table-cell>
          <table:table-cell office:value-type="float" office:value="7.1" calcext:value-type="float">
            <text:p>7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08" calcext:value-type="float">
            <text:p>1.208</text:p>
          </table:table-cell>
          <table:table-cell office:value-type="float" office:value="7.2" calcext:value-type="float">
            <text:p>7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09" calcext:value-type="float">
            <text:p>1.209</text:p>
          </table:table-cell>
          <table:table-cell office:value-type="float" office:value="7.2" calcext:value-type="float">
            <text:p>7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11" calcext:value-type="float">
            <text:p>1.211</text:p>
          </table:table-cell>
          <table:table-cell office:value-type="float" office:value="7.2" calcext:value-type="float">
            <text:p>7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12" calcext:value-type="float">
            <text:p>1.212</text:p>
          </table:table-cell>
          <table:table-cell office:value-type="float" office:value="7.2" calcext:value-type="float">
            <text:p>7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13" calcext:value-type="float">
            <text:p>1.213</text:p>
          </table:table-cell>
          <table:table-cell office:value-type="float" office:value="7.2" calcext:value-type="float">
            <text:p>7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14" calcext:value-type="float">
            <text:p>1.214</text:p>
          </table:table-cell>
          <table:table-cell office:value-type="float" office:value="7.2" calcext:value-type="float">
            <text:p>7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16" calcext:value-type="float">
            <text:p>1.216</text:p>
          </table:table-cell>
          <table:table-cell office:value-type="float" office:value="7.2" calcext:value-type="float">
            <text:p>7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17" calcext:value-type="float">
            <text:p>1.217</text:p>
          </table:table-cell>
          <table:table-cell office:value-type="float" office:value="7.2" calcext:value-type="float">
            <text:p>7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18" calcext:value-type="float">
            <text:p>1.218</text:p>
          </table:table-cell>
          <table:table-cell office:value-type="float" office:value="7.2" calcext:value-type="float">
            <text:p>7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19" calcext:value-type="float">
            <text:p>1.219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2" calcext:value-type="float">
            <text:p>1.22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21" calcext:value-type="float">
            <text:p>1.221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22" calcext:value-type="float">
            <text:p>1.222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24" calcext:value-type="float">
            <text:p>1.224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25" calcext:value-type="float">
            <text:p>1.225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26" calcext:value-type="float">
            <text:p>1.226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27" calcext:value-type="float">
            <text:p>1.227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29" calcext:value-type="float">
            <text:p>1.229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31" calcext:value-type="float">
            <text:p>1.231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32" calcext:value-type="float">
            <text:p>1.232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33" calcext:value-type="float">
            <text:p>1.233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34" calcext:value-type="float">
            <text:p>1.234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36" calcext:value-type="float">
            <text:p>1.236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37" calcext:value-type="float">
            <text:p>1.237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38" calcext:value-type="float">
            <text:p>1.238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4" calcext:value-type="float">
            <text:p>1.24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41" calcext:value-type="float">
            <text:p>1.241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43" calcext:value-type="float">
            <text:p>1.243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44" calcext:value-type="float">
            <text:p>1.244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45" calcext:value-type="float">
            <text:p>1.245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46" calcext:value-type="float">
            <text:p>1.246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48" calcext:value-type="float">
            <text:p>1.248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49" calcext:value-type="float">
            <text:p>1.249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51" calcext:value-type="float">
            <text:p>1.251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52" calcext:value-type="float">
            <text:p>1.252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53" calcext:value-type="float">
            <text:p>1.253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54" calcext:value-type="float">
            <text:p>1.254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56" calcext:value-type="float">
            <text:p>1.256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56" calcext:value-type="float">
            <text:p>1.256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57" calcext:value-type="float">
            <text:p>1.257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58" calcext:value-type="float">
            <text:p>1.258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59" calcext:value-type="float">
            <text:p>1.259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61" calcext:value-type="float">
            <text:p>1.261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62" calcext:value-type="float">
            <text:p>1.262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63" calcext:value-type="float">
            <text:p>1.263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64" calcext:value-type="float">
            <text:p>1.264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65" calcext:value-type="float">
            <text:p>1.265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67" calcext:value-type="float">
            <text:p>1.267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68" calcext:value-type="float">
            <text:p>1.268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7" calcext:value-type="float">
            <text:p>1.27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7" calcext:value-type="float">
            <text:p>1.27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71" calcext:value-type="float">
            <text:p>1.271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75" calcext:value-type="float">
            <text:p>1.275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76" calcext:value-type="float">
            <text:p>1.276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76" calcext:value-type="float">
            <text:p>1.276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78" calcext:value-type="float">
            <text:p>1.278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8" calcext:value-type="float">
            <text:p>1.28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8" calcext:value-type="float">
            <text:p>1.28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82" calcext:value-type="float">
            <text:p>1.282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84" calcext:value-type="float">
            <text:p>1.284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84" calcext:value-type="float">
            <text:p>1.284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86" calcext:value-type="float">
            <text:p>1.286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87" calcext:value-type="float">
            <text:p>1.287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89" calcext:value-type="float">
            <text:p>1.289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9" calcext:value-type="float">
            <text:p>1.29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92" calcext:value-type="float">
            <text:p>1.292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92" calcext:value-type="float">
            <text:p>1.292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93" calcext:value-type="float">
            <text:p>1.293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95" calcext:value-type="float">
            <text:p>1.295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97" calcext:value-type="float">
            <text:p>1.297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98" calcext:value-type="float">
            <text:p>1.298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99" calcext:value-type="float">
            <text:p>1.299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01" calcext:value-type="float">
            <text:p>1.301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02" calcext:value-type="float">
            <text:p>1.302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03" calcext:value-type="float">
            <text:p>1.303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04" calcext:value-type="float">
            <text:p>1.304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06" calcext:value-type="float">
            <text:p>1.306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07" calcext:value-type="float">
            <text:p>1.307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09" calcext:value-type="float">
            <text:p>1.309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1" calcext:value-type="float">
            <text:p>1.31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12" calcext:value-type="float">
            <text:p>1.312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13" calcext:value-type="float">
            <text:p>1.313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15" calcext:value-type="float">
            <text:p>1.315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15" calcext:value-type="float">
            <text:p>1.315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17" calcext:value-type="float">
            <text:p>1.317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19" calcext:value-type="float">
            <text:p>1.319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2" calcext:value-type="float">
            <text:p>1.32</text:p>
          </table:table-cell>
          <table:table-cell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23" calcext:value-type="float">
            <text:p>1.323</text:p>
          </table:table-cell>
          <table:table-cell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24" calcext:value-type="float">
            <text:p>1.324</text:p>
          </table:table-cell>
          <table:table-cell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26" calcext:value-type="float">
            <text:p>1.326</text:p>
          </table:table-cell>
          <table:table-cell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28" calcext:value-type="float">
            <text:p>1.328</text:p>
          </table:table-cell>
          <table:table-cell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29" calcext:value-type="float">
            <text:p>1.329</text:p>
          </table:table-cell>
          <table:table-cell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31" calcext:value-type="float">
            <text:p>1.331</text:p>
          </table:table-cell>
          <table:table-cell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33" calcext:value-type="float">
            <text:p>1.333</text:p>
          </table:table-cell>
          <table:table-cell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34" calcext:value-type="float">
            <text:p>1.334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36" calcext:value-type="float">
            <text:p>1.33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37" calcext:value-type="float">
            <text:p>1.337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38" calcext:value-type="float">
            <text:p>1.338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39" calcext:value-type="float">
            <text:p>1.339</text:p>
          </table:table-cell>
          <table:table-cell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4" calcext:value-type="float">
            <text:p>1.34</text:p>
          </table:table-cell>
          <table:table-cell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4" calcext:value-type="float">
            <text:p>1.34</text:p>
          </table:table-cell>
          <table:table-cell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41" calcext:value-type="float">
            <text:p>1.341</text:p>
          </table:table-cell>
          <table:table-cell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42" calcext:value-type="float">
            <text:p>1.342</text:p>
          </table:table-cell>
          <table:table-cell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44" calcext:value-type="float">
            <text:p>1.344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45" calcext:value-type="float">
            <text:p>1.345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46" calcext:value-type="float">
            <text:p>1.346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47" calcext:value-type="float">
            <text:p>1.347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48" calcext:value-type="float">
            <text:p>1.348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49" calcext:value-type="float">
            <text:p>1.349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" calcext:value-type="float">
            <text:p>1.35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1" calcext:value-type="float">
            <text:p>1.351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2" calcext:value-type="float">
            <text:p>1.352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3" calcext:value-type="float">
            <text:p>1.353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4" calcext:value-type="float">
            <text:p>1.354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4" calcext:value-type="float">
            <text:p>1.354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4" calcext:value-type="float">
            <text:p>1.354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5" calcext:value-type="float">
            <text:p>1.355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5" calcext:value-type="float">
            <text:p>1.355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5" calcext:value-type="float">
            <text:p>1.355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5" calcext:value-type="float">
            <text:p>1.355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5" calcext:value-type="float">
            <text:p>1.355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5" calcext:value-type="float">
            <text:p>1.355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5" calcext:value-type="float">
            <text:p>1.355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5" calcext:value-type="float">
            <text:p>1.355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5" calcext:value-type="float">
            <text:p>1.355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6" calcext:value-type="float">
            <text:p>1.356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6" calcext:value-type="float">
            <text:p>1.356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6" calcext:value-type="float">
            <text:p>1.356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6" calcext:value-type="float">
            <text:p>1.356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6" calcext:value-type="float">
            <text:p>1.356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7" calcext:value-type="float">
            <text:p>1.357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7" calcext:value-type="float">
            <text:p>1.357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7" calcext:value-type="float">
            <text:p>1.357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7" calcext:value-type="float">
            <text:p>1.357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7" calcext:value-type="float">
            <text:p>1.357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7" calcext:value-type="float">
            <text:p>1.357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7" calcext:value-type="float">
            <text:p>1.357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7" calcext:value-type="float">
            <text:p>1.357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7" calcext:value-type="float">
            <text:p>1.357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7" calcext:value-type="float">
            <text:p>1.357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7" calcext:value-type="float">
            <text:p>1.357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8" calcext:value-type="float">
            <text:p>1.358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8" calcext:value-type="float">
            <text:p>1.358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8" calcext:value-type="float">
            <text:p>1.358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8" calcext:value-type="float">
            <text:p>1.358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8" calcext:value-type="float">
            <text:p>1.358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8" calcext:value-type="float">
            <text:p>1.358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8" calcext:value-type="float">
            <text:p>1.358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8" calcext:value-type="float">
            <text:p>1.358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8" calcext:value-type="float">
            <text:p>1.358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8" calcext:value-type="float">
            <text:p>1.358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8" calcext:value-type="float">
            <text:p>1.358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9" calcext:value-type="float">
            <text:p>1.359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9" calcext:value-type="float">
            <text:p>1.359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9" calcext:value-type="float">
            <text:p>1.359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9" calcext:value-type="float">
            <text:p>1.359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9" calcext:value-type="float">
            <text:p>1.359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9" calcext:value-type="float">
            <text:p>1.359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9" calcext:value-type="float">
            <text:p>1.359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9" calcext:value-type="float">
            <text:p>1.359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9" calcext:value-type="float">
            <text:p>1.359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9" calcext:value-type="float">
            <text:p>1.359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9" calcext:value-type="float">
            <text:p>1.359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9" calcext:value-type="float">
            <text:p>1.359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9" calcext:value-type="float">
            <text:p>1.359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9" calcext:value-type="float">
            <text:p>1.359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9" calcext:value-type="float">
            <text:p>1.359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9" calcext:value-type="float">
            <text:p>1.359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9" calcext:value-type="float">
            <text:p>1.359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9" calcext:value-type="float">
            <text:p>1.359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9" calcext:value-type="float">
            <text:p>1.359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9" calcext:value-type="float">
            <text:p>1.359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9" calcext:value-type="float">
            <text:p>1.359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9" calcext:value-type="float">
            <text:p>1.359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9" calcext:value-type="float">
            <text:p>1.359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9" calcext:value-type="float">
            <text:p>1.359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9" calcext:value-type="float">
            <text:p>1.359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9" calcext:value-type="float">
            <text:p>1.359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9" calcext:value-type="float">
            <text:p>1.359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9" calcext:value-type="float">
            <text:p>1.359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" calcext:value-type="float">
            <text:p>1.36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" calcext:value-type="float">
            <text:p>1.36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" calcext:value-type="float">
            <text:p>1.36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" calcext:value-type="float">
            <text:p>1.36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" calcext:value-type="float">
            <text:p>1.36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" calcext:value-type="float">
            <text:p>1.36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" calcext:value-type="float">
            <text:p>1.36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" calcext:value-type="float">
            <text:p>1.36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" calcext:value-type="float">
            <text:p>1.36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" calcext:value-type="float">
            <text:p>1.36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" calcext:value-type="float">
            <text:p>1.36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" calcext:value-type="float">
            <text:p>1.36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" calcext:value-type="float">
            <text:p>1.36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1" calcext:value-type="float">
            <text:p>1.361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1" calcext:value-type="float">
            <text:p>1.361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1" calcext:value-type="float">
            <text:p>1.361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1" calcext:value-type="float">
            <text:p>1.361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1" calcext:value-type="float">
            <text:p>1.361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1" calcext:value-type="float">
            <text:p>1.361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1" calcext:value-type="float">
            <text:p>1.361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1" calcext:value-type="float">
            <text:p>1.361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1" calcext:value-type="float">
            <text:p>1.361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1" calcext:value-type="float">
            <text:p>1.361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2" calcext:value-type="float">
            <text:p>1.362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2" calcext:value-type="float">
            <text:p>1.362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2" calcext:value-type="float">
            <text:p>1.362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2" calcext:value-type="float">
            <text:p>1.362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2" calcext:value-type="float">
            <text:p>1.362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2" calcext:value-type="float">
            <text:p>1.362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2" calcext:value-type="float">
            <text:p>1.362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2" calcext:value-type="float">
            <text:p>1.362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2" calcext:value-type="float">
            <text:p>1.362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2" calcext:value-type="float">
            <text:p>1.362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2" calcext:value-type="float">
            <text:p>1.362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2" calcext:value-type="float">
            <text:p>1.362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2" calcext:value-type="float">
            <text:p>1.362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2" calcext:value-type="float">
            <text:p>1.362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2" calcext:value-type="float">
            <text:p>1.362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2" calcext:value-type="float">
            <text:p>1.362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2" calcext:value-type="float">
            <text:p>1.362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2" calcext:value-type="float">
            <text:p>1.362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3" calcext:value-type="float">
            <text:p>1.363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3" calcext:value-type="float">
            <text:p>1.363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3" calcext:value-type="float">
            <text:p>1.363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3" calcext:value-type="float">
            <text:p>1.363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3" calcext:value-type="float">
            <text:p>1.363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3" calcext:value-type="float">
            <text:p>1.363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3" calcext:value-type="float">
            <text:p>1.363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3" calcext:value-type="float">
            <text:p>1.363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3" calcext:value-type="float">
            <text:p>1.363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3" calcext:value-type="float">
            <text:p>1.363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3" calcext:value-type="float">
            <text:p>1.363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3" calcext:value-type="float">
            <text:p>1.363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3" calcext:value-type="float">
            <text:p>1.363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3" calcext:value-type="float">
            <text:p>1.363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4" calcext:value-type="float">
            <text:p>1.364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5" calcext:value-type="float">
            <text:p>1.365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5" calcext:value-type="float">
            <text:p>1.365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5" calcext:value-type="float">
            <text:p>1.365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5" calcext:value-type="float">
            <text:p>1.365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5" calcext:value-type="float">
            <text:p>1.365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5" calcext:value-type="float">
            <text:p>1.365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5" calcext:value-type="float">
            <text:p>1.365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5" calcext:value-type="float">
            <text:p>1.365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5" calcext:value-type="float">
            <text:p>1.365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5" calcext:value-type="float">
            <text:p>1.365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6" calcext:value-type="float">
            <text:p>1.366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6" calcext:value-type="float">
            <text:p>1.366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6" calcext:value-type="float">
            <text:p>1.366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7" calcext:value-type="float">
            <text:p>1.367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7" calcext:value-type="float">
            <text:p>1.367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8" calcext:value-type="float">
            <text:p>1.368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8" calcext:value-type="float">
            <text:p>1.368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8" calcext:value-type="float">
            <text:p>1.368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8" calcext:value-type="float">
            <text:p>1.368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9" calcext:value-type="float">
            <text:p>1.369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69" calcext:value-type="float">
            <text:p>1.369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7" calcext:value-type="float">
            <text:p>1.37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7" calcext:value-type="float">
            <text:p>1.37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7" calcext:value-type="float">
            <text:p>1.37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71" calcext:value-type="float">
            <text:p>1.371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73" calcext:value-type="float">
            <text:p>1.373</text:p>
          </table:table-cell>
          <table:table-cell office:value-type="float" office:value="7.2" calcext:value-type="float">
            <text:p>7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74" calcext:value-type="float">
            <text:p>1.374</text:p>
          </table:table-cell>
          <table:table-cell office:value-type="float" office:value="7.2" calcext:value-type="float">
            <text:p>7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75" calcext:value-type="float">
            <text:p>1.375</text:p>
          </table:table-cell>
          <table:table-cell office:value-type="float" office:value="7.2" calcext:value-type="float">
            <text:p>7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77" calcext:value-type="float">
            <text:p>1.377</text:p>
          </table:table-cell>
          <table:table-cell office:value-type="float" office:value="7.1" calcext:value-type="float">
            <text:p>7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78" calcext:value-type="float">
            <text:p>1.378</text:p>
          </table:table-cell>
          <table:table-cell office:value-type="float" office:value="7.1" calcext:value-type="float">
            <text:p>7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79" calcext:value-type="float">
            <text:p>1.379</text:p>
          </table:table-cell>
          <table:table-cell office:value-type="float" office:value="7.1" calcext:value-type="float">
            <text:p>7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8" calcext:value-type="float">
            <text:p>1.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82" calcext:value-type="float">
            <text:p>1.3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83" calcext:value-type="float">
            <text:p>1.383</text:p>
          </table:table-cell>
          <table:table-cell office:value-type="float" office:value="6.9" calcext:value-type="float">
            <text:p>6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84" calcext:value-type="float">
            <text:p>1.384</text:p>
          </table:table-cell>
          <table:table-cell office:value-type="float" office:value="6.9" calcext:value-type="float">
            <text:p>6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86" calcext:value-type="float">
            <text:p>1.386</text:p>
          </table:table-cell>
          <table:table-cell office:value-type="float" office:value="6.9" calcext:value-type="float">
            <text:p>6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87" calcext:value-type="float">
            <text:p>1.387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88" calcext:value-type="float">
            <text:p>1.388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89" calcext:value-type="float">
            <text:p>1.389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9" calcext:value-type="float">
            <text:p>1.39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91" calcext:value-type="float">
            <text:p>1.391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92" calcext:value-type="float">
            <text:p>1.392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93" calcext:value-type="float">
            <text:p>1.393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94" calcext:value-type="float">
            <text:p>1.394</text:p>
          </table:table-cell>
          <table:table-cell office:value-type="float" office:value="6.6" calcext:value-type="float">
            <text:p>6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96" calcext:value-type="float">
            <text:p>1.396</text:p>
          </table:table-cell>
          <table:table-cell office:value-type="float" office:value="6.6" calcext:value-type="float">
            <text:p>6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97" calcext:value-type="float">
            <text:p>1.397</text:p>
          </table:table-cell>
          <table:table-cell office:value-type="float" office:value="6.6" calcext:value-type="float">
            <text:p>6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98" calcext:value-type="float">
            <text:p>1.398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99" calcext:value-type="float">
            <text:p>1.399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" calcext:value-type="float">
            <text:p>1.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02" calcext:value-type="float">
            <text:p>1.402</text:p>
          </table:table-cell>
          <table:table-cell office:value-type="float" office:value="6.4" calcext:value-type="float">
            <text:p>6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03" calcext:value-type="float">
            <text:p>1.403</text:p>
          </table:table-cell>
          <table:table-cell office:value-type="float" office:value="6.4" calcext:value-type="float">
            <text:p>6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05" calcext:value-type="float">
            <text:p>1.405</text:p>
          </table:table-cell>
          <table:table-cell office:value-type="float" office:value="6.3" calcext:value-type="float">
            <text:p>6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07" calcext:value-type="float">
            <text:p>1.407</text:p>
          </table:table-cell>
          <table:table-cell office:value-type="float" office:value="6.3" calcext:value-type="float">
            <text:p>6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08" calcext:value-type="float">
            <text:p>1.408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1" calcext:value-type="float">
            <text:p>1.41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11" calcext:value-type="float">
            <text:p>1.411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14" calcext:value-type="float">
            <text:p>1.414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15" calcext:value-type="float">
            <text:p>1.415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16" calcext:value-type="float">
            <text:p>1.416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17" calcext:value-type="float">
            <text:p>1.417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17" calcext:value-type="float">
            <text:p>1.417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19" calcext:value-type="float">
            <text:p>1.419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2" calcext:value-type="float">
            <text:p>1.42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21" calcext:value-type="float">
            <text:p>1.421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22" calcext:value-type="float">
            <text:p>1.422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23" calcext:value-type="float">
            <text:p>1.423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25" calcext:value-type="float">
            <text:p>1.425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26" calcext:value-type="float">
            <text:p>1.426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28" calcext:value-type="float">
            <text:p>1.428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29" calcext:value-type="float">
            <text:p>1.429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31" calcext:value-type="float">
            <text:p>1.431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33" calcext:value-type="float">
            <text:p>1.433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35" calcext:value-type="float">
            <text:p>1.435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36" calcext:value-type="float">
            <text:p>1.436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38" calcext:value-type="float">
            <text:p>1.438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4" calcext:value-type="float">
            <text:p>1.44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41" calcext:value-type="float">
            <text:p>1.441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42" calcext:value-type="float">
            <text:p>1.442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44" calcext:value-type="float">
            <text:p>1.444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45" calcext:value-type="float">
            <text:p>1.445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46" calcext:value-type="float">
            <text:p>1.446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47" calcext:value-type="float">
            <text:p>1.447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49" calcext:value-type="float">
            <text:p>1.449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5" calcext:value-type="float">
            <text:p>1.45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51" calcext:value-type="float">
            <text:p>1.451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52" calcext:value-type="float">
            <text:p>1.452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53" calcext:value-type="float">
            <text:p>1.453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55" calcext:value-type="float">
            <text:p>1.455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55" calcext:value-type="float">
            <text:p>1.455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59" calcext:value-type="float">
            <text:p>1.459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61" calcext:value-type="float">
            <text:p>1.461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63" calcext:value-type="float">
            <text:p>1.463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64" calcext:value-type="float">
            <text:p>1.464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66" calcext:value-type="float">
            <text:p>1.466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67" calcext:value-type="float">
            <text:p>1.467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68" calcext:value-type="float">
            <text:p>1.468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69" calcext:value-type="float">
            <text:p>1.469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71" calcext:value-type="float">
            <text:p>1.471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72" calcext:value-type="float">
            <text:p>1.472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73" calcext:value-type="float">
            <text:p>1.473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75" calcext:value-type="float">
            <text:p>1.475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76" calcext:value-type="float">
            <text:p>1.476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77" calcext:value-type="float">
            <text:p>1.477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79" calcext:value-type="float">
            <text:p>1.479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8" calcext:value-type="float">
            <text:p>1.48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81" calcext:value-type="float">
            <text:p>1.481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82" calcext:value-type="float">
            <text:p>1.482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84" calcext:value-type="float">
            <text:p>1.484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85" calcext:value-type="float">
            <text:p>1.485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87" calcext:value-type="float">
            <text:p>1.487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89" calcext:value-type="float">
            <text:p>1.489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91" calcext:value-type="float">
            <text:p>1.491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93" calcext:value-type="float">
            <text:p>1.493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95" calcext:value-type="float">
            <text:p>1.495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96" calcext:value-type="float">
            <text:p>1.496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98" calcext:value-type="float">
            <text:p>1.498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99" calcext:value-type="float">
            <text:p>1.499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02" calcext:value-type="float">
            <text:p>1.502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03" calcext:value-type="float">
            <text:p>1.503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04" calcext:value-type="float">
            <text:p>1.504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05" calcext:value-type="float">
            <text:p>1.505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06" calcext:value-type="float">
            <text:p>1.506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09" calcext:value-type="float">
            <text:p>1.509</text:p>
          </table:table-cell>
          <table:table-cell office:value-type="float" office:value="6.3" calcext:value-type="float">
            <text:p>6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1" calcext:value-type="float">
            <text:p>1.51</text:p>
          </table:table-cell>
          <table:table-cell office:value-type="float" office:value="6.3" calcext:value-type="float">
            <text:p>6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11" calcext:value-type="float">
            <text:p>1.511</text:p>
          </table:table-cell>
          <table:table-cell office:value-type="float" office:value="6.4" calcext:value-type="float">
            <text:p>6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12" calcext:value-type="float">
            <text:p>1.512</text:p>
          </table:table-cell>
          <table:table-cell office:value-type="float" office:value="6.4" calcext:value-type="float">
            <text:p>6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13" calcext:value-type="float">
            <text:p>1.513</text:p>
          </table:table-cell>
          <table:table-cell office:value-type="float" office:value="6.4" calcext:value-type="float">
            <text:p>6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14" calcext:value-type="float">
            <text:p>1.514</text:p>
          </table:table-cell>
          <table:table-cell office:value-type="float" office:value="6.4" calcext:value-type="float">
            <text:p>6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16" calcext:value-type="float">
            <text:p>1.516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17" calcext:value-type="float">
            <text:p>1.51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19" calcext:value-type="float">
            <text:p>1.519</text:p>
          </table:table-cell>
          <table:table-cell office:value-type="float" office:value="6.6" calcext:value-type="float">
            <text:p>6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21" calcext:value-type="float">
            <text:p>1.521</text:p>
          </table:table-cell>
          <table:table-cell office:value-type="float" office:value="6.6" calcext:value-type="float">
            <text:p>6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23" calcext:value-type="float">
            <text:p>1.523</text:p>
          </table:table-cell>
          <table:table-cell office:value-type="float" office:value="6.6" calcext:value-type="float">
            <text:p>6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25" calcext:value-type="float">
            <text:p>1.525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27" calcext:value-type="float">
            <text:p>1.527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28" calcext:value-type="float">
            <text:p>1.528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29" calcext:value-type="float">
            <text:p>1.529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31" calcext:value-type="float">
            <text:p>1.531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32" calcext:value-type="float">
            <text:p>1.532</text:p>
          </table:table-cell>
          <table:table-cell office:value-type="float" office:value="6.9" calcext:value-type="float">
            <text:p>6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34" calcext:value-type="float">
            <text:p>1.534</text:p>
          </table:table-cell>
          <table:table-cell office:value-type="float" office:value="6.9" calcext:value-type="float">
            <text:p>6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35" calcext:value-type="float">
            <text:p>1.535</text:p>
          </table:table-cell>
          <table:table-cell office:value-type="float" office:value="6.9" calcext:value-type="float">
            <text:p>6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37" calcext:value-type="float">
            <text:p>1.5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39" calcext:value-type="float">
            <text:p>1.5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4" calcext:value-type="float">
            <text:p>1.54</text:p>
          </table:table-cell>
          <table:table-cell office:value-type="float" office:value="7.1" calcext:value-type="float">
            <text:p>7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41" calcext:value-type="float">
            <text:p>1.541</text:p>
          </table:table-cell>
          <table:table-cell office:value-type="float" office:value="7.1" calcext:value-type="float">
            <text:p>7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42" calcext:value-type="float">
            <text:p>1.542</text:p>
          </table:table-cell>
          <table:table-cell office:value-type="float" office:value="7.1" calcext:value-type="float">
            <text:p>7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44" calcext:value-type="float">
            <text:p>1.544</text:p>
          </table:table-cell>
          <table:table-cell office:value-type="float" office:value="7.1" calcext:value-type="float">
            <text:p>7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46" calcext:value-type="float">
            <text:p>1.546</text:p>
          </table:table-cell>
          <table:table-cell office:value-type="float" office:value="7.2" calcext:value-type="float">
            <text:p>7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48" calcext:value-type="float">
            <text:p>1.548</text:p>
          </table:table-cell>
          <table:table-cell office:value-type="float" office:value="7.2" calcext:value-type="float">
            <text:p>7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51" calcext:value-type="float">
            <text:p>1.551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52" calcext:value-type="float">
            <text:p>1.552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54" calcext:value-type="float">
            <text:p>1.554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55" calcext:value-type="float">
            <text:p>1.555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57" calcext:value-type="float">
            <text:p>1.557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59" calcext:value-type="float">
            <text:p>1.559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6" calcext:value-type="float">
            <text:p>1.56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63" calcext:value-type="float">
            <text:p>1.563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64" calcext:value-type="float">
            <text:p>1.564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65" calcext:value-type="float">
            <text:p>1.565</text:p>
          </table:table-cell>
          <table:table-cell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67" calcext:value-type="float">
            <text:p>1.567</text:p>
          </table:table-cell>
          <table:table-cell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68" calcext:value-type="float">
            <text:p>1.568</text:p>
          </table:table-cell>
          <table:table-cell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69" calcext:value-type="float">
            <text:p>1.569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71" calcext:value-type="float">
            <text:p>1.571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72" calcext:value-type="float">
            <text:p>1.572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73" calcext:value-type="float">
            <text:p>1.573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74" calcext:value-type="float">
            <text:p>1.574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76" calcext:value-type="float">
            <text:p>1.576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77" calcext:value-type="float">
            <text:p>1.57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79" calcext:value-type="float">
            <text:p>1.57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8" calcext:value-type="float">
            <text:p>1.5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82" calcext:value-type="float">
            <text:p>1.582</text:p>
          </table:table-cell>
          <table:table-cell office:value-type="float" office:value="8.1" calcext:value-type="float">
            <text:p>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84" calcext:value-type="float">
            <text:p>1.584</text:p>
          </table:table-cell>
          <table:table-cell office:value-type="float" office:value="8.1" calcext:value-type="float">
            <text:p>8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86" calcext:value-type="float">
            <text:p>1.586</text:p>
          </table:table-cell>
          <table:table-cell office:value-type="float" office:value="8.2" calcext:value-type="float">
            <text:p>8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87" calcext:value-type="float">
            <text:p>1.587</text:p>
          </table:table-cell>
          <table:table-cell office:value-type="float" office:value="8.2" calcext:value-type="float">
            <text:p>8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88" calcext:value-type="float">
            <text:p>1.588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91" calcext:value-type="float">
            <text:p>1.591</text:p>
          </table:table-cell>
          <table:table-cell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92" calcext:value-type="float">
            <text:p>1.592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93" calcext:value-type="float">
            <text:p>1.593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94" calcext:value-type="float">
            <text:p>1.594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96" calcext:value-type="float">
            <text:p>1.596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97" calcext:value-type="float">
            <text:p>1.597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99" calcext:value-type="float">
            <text:p>1.599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99" calcext:value-type="float">
            <text:p>1.599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" calcext:value-type="float">
            <text:p>1.6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02" calcext:value-type="float">
            <text:p>1.602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03" calcext:value-type="float">
            <text:p>1.603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04" calcext:value-type="float">
            <text:p>1.604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06" calcext:value-type="float">
            <text:p>1.606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06" calcext:value-type="float">
            <text:p>1.606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1" calcext:value-type="float">
            <text:p>1.61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12" calcext:value-type="float">
            <text:p>1.612</text:p>
          </table:table-cell>
          <table:table-cell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13" calcext:value-type="float">
            <text:p>1.613</text:p>
          </table:table-cell>
          <table:table-cell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15" calcext:value-type="float">
            <text:p>1.615</text:p>
          </table:table-cell>
          <table:table-cell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17" calcext:value-type="float">
            <text:p>1.617</text:p>
          </table:table-cell>
          <table:table-cell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18" calcext:value-type="float">
            <text:p>1.618</text:p>
          </table:table-cell>
          <table:table-cell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2" calcext:value-type="float">
            <text:p>1.62</text:p>
          </table:table-cell>
          <table:table-cell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21" calcext:value-type="float">
            <text:p>1.621</text:p>
          </table:table-cell>
          <table:table-cell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22" calcext:value-type="float">
            <text:p>1.622</text:p>
          </table:table-cell>
          <table:table-cell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24" calcext:value-type="float">
            <text:p>1.624</text:p>
          </table:table-cell>
          <table:table-cell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25" calcext:value-type="float">
            <text:p>1.625</text:p>
          </table:table-cell>
          <table:table-cell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26" calcext:value-type="float">
            <text:p>1.626</text:p>
          </table:table-cell>
          <table:table-cell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27" calcext:value-type="float">
            <text:p>1.627</text:p>
          </table:table-cell>
          <table:table-cell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28" calcext:value-type="float">
            <text:p>1.628</text:p>
          </table:table-cell>
          <table:table-cell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29" calcext:value-type="float">
            <text:p>1.629</text:p>
          </table:table-cell>
          <table:table-cell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31" calcext:value-type="float">
            <text:p>1.631</text:p>
          </table:table-cell>
          <table:table-cell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32" calcext:value-type="float">
            <text:p>1.632</text:p>
          </table:table-cell>
          <table:table-cell office:value-type="float" office:value="8.9" calcext:value-type="float">
            <text:p>8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33" calcext:value-type="float">
            <text:p>1.633</text:p>
          </table:table-cell>
          <table:table-cell office:value-type="float" office:value="8.9" calcext:value-type="float">
            <text:p>8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34" calcext:value-type="float">
            <text:p>1.634</text:p>
          </table:table-cell>
          <table:table-cell office:value-type="float" office:value="8.9" calcext:value-type="float">
            <text:p>8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36" calcext:value-type="float">
            <text:p>1.636</text:p>
          </table:table-cell>
          <table:table-cell office:value-type="float" office:value="8.9" calcext:value-type="float">
            <text:p>8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38" calcext:value-type="float">
            <text:p>1.638</text:p>
          </table:table-cell>
          <table:table-cell office:value-type="float" office:value="8.9" calcext:value-type="float">
            <text:p>8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4" calcext:value-type="float">
            <text:p>1.64</text:p>
          </table:table-cell>
          <table:table-cell office:value-type="float" office:value="8.9" calcext:value-type="float">
            <text:p>8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42" calcext:value-type="float">
            <text:p>1.642</text:p>
          </table:table-cell>
          <table:table-cell office:value-type="float" office:value="8.9" calcext:value-type="float">
            <text:p>8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43" calcext:value-type="float">
            <text:p>1.643</text:p>
          </table:table-cell>
          <table:table-cell office:value-type="float" office:value="8.9" calcext:value-type="float">
            <text:p>8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44" calcext:value-type="float">
            <text:p>1.644</text:p>
          </table:table-cell>
          <table:table-cell office:value-type="float" office:value="8.9" calcext:value-type="float">
            <text:p>8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44" calcext:value-type="float">
            <text:p>1.644</text:p>
          </table:table-cell>
          <table:table-cell office:value-type="float" office:value="8.9" calcext:value-type="float">
            <text:p>8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46" calcext:value-type="float">
            <text:p>1.646</text:p>
          </table:table-cell>
          <table:table-cell office:value-type="float" office:value="8.9" calcext:value-type="float">
            <text:p>8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47" calcext:value-type="float">
            <text:p>1.647</text:p>
          </table:table-cell>
          <table:table-cell office:value-type="float" office:value="8.9" calcext:value-type="float">
            <text:p>8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47" calcext:value-type="float">
            <text:p>1.647</text:p>
          </table:table-cell>
          <table:table-cell office:value-type="float" office:value="8.9" calcext:value-type="float">
            <text:p>8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49" calcext:value-type="float">
            <text:p>1.649</text:p>
          </table:table-cell>
          <table:table-cell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51" calcext:value-type="float">
            <text:p>1.651</text:p>
          </table:table-cell>
          <table:table-cell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52" calcext:value-type="float">
            <text:p>1.652</text:p>
          </table:table-cell>
          <table:table-cell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53" calcext:value-type="float">
            <text:p>1.653</text:p>
          </table:table-cell>
          <table:table-cell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55" calcext:value-type="float">
            <text:p>1.655</text:p>
          </table:table-cell>
          <table:table-cell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57" calcext:value-type="float">
            <text:p>1.657</text:p>
          </table:table-cell>
          <table:table-cell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59" calcext:value-type="float">
            <text:p>1.659</text:p>
          </table:table-cell>
          <table:table-cell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6" calcext:value-type="float">
            <text:p>1.66</text:p>
          </table:table-cell>
          <table:table-cell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61" calcext:value-type="float">
            <text:p>1.661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62" calcext:value-type="float">
            <text:p>1.662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64" calcext:value-type="float">
            <text:p>1.664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65" calcext:value-type="float">
            <text:p>1.665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66" calcext:value-type="float">
            <text:p>1.666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68" calcext:value-type="float">
            <text:p>1.668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69" calcext:value-type="float">
            <text:p>1.669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7" calcext:value-type="float">
            <text:p>1.67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72" calcext:value-type="float">
            <text:p>1.672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72" calcext:value-type="float">
            <text:p>1.672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74" calcext:value-type="float">
            <text:p>1.674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74" calcext:value-type="float">
            <text:p>1.674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76" calcext:value-type="float">
            <text:p>1.676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77" calcext:value-type="float">
            <text:p>1.677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77" calcext:value-type="float">
            <text:p>1.677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78" calcext:value-type="float">
            <text:p>1.678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8" calcext:value-type="float">
            <text:p>1.68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81" calcext:value-type="float">
            <text:p>1.681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83" calcext:value-type="float">
            <text:p>1.683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84" calcext:value-type="float">
            <text:p>1.684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86" calcext:value-type="float">
            <text:p>1.686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87" calcext:value-type="float">
            <text:p>1.687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88" calcext:value-type="float">
            <text:p>1.688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9" calcext:value-type="float">
            <text:p>1.69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92" calcext:value-type="float">
            <text:p>1.692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92" calcext:value-type="float">
            <text:p>1.692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93" calcext:value-type="float">
            <text:p>1.693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95" calcext:value-type="float">
            <text:p>1.695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96" calcext:value-type="float">
            <text:p>1.696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97" calcext:value-type="float">
            <text:p>1.697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" calcext:value-type="float">
            <text:p>1.7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01" calcext:value-type="float">
            <text:p>1.701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02" calcext:value-type="float">
            <text:p>1.702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04" calcext:value-type="float">
            <text:p>1.704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05" calcext:value-type="float">
            <text:p>1.705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06" calcext:value-type="float">
            <text:p>1.706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07" calcext:value-type="float">
            <text:p>1.707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1" calcext:value-type="float">
            <text:p>1.71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12" calcext:value-type="float">
            <text:p>1.712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12" calcext:value-type="float">
            <text:p>1.712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14" calcext:value-type="float">
            <text:p>1.714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16" calcext:value-type="float">
            <text:p>1.716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17" calcext:value-type="float">
            <text:p>1.717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19" calcext:value-type="float">
            <text:p>1.719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21" calcext:value-type="float">
            <text:p>1.721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22" calcext:value-type="float">
            <text:p>1.722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23" calcext:value-type="float">
            <text:p>1.723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24" calcext:value-type="float">
            <text:p>1.724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26" calcext:value-type="float">
            <text:p>1.726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27" calcext:value-type="float">
            <text:p>1.727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27" calcext:value-type="float">
            <text:p>1.727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27" calcext:value-type="float">
            <text:p>1.727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27" calcext:value-type="float">
            <text:p>1.727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27" calcext:value-type="float">
            <text:p>1.727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27" calcext:value-type="float">
            <text:p>1.727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27" calcext:value-type="float">
            <text:p>1.727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27" calcext:value-type="float">
            <text:p>1.727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27" calcext:value-type="float">
            <text:p>1.727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28" calcext:value-type="float">
            <text:p>1.728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28" calcext:value-type="float">
            <text:p>1.728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28" calcext:value-type="float">
            <text:p>1.728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28" calcext:value-type="float">
            <text:p>1.728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28" calcext:value-type="float">
            <text:p>1.728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28" calcext:value-type="float">
            <text:p>1.728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29" calcext:value-type="float">
            <text:p>1.729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29" calcext:value-type="float">
            <text:p>1.729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29" calcext:value-type="float">
            <text:p>1.729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29" calcext:value-type="float">
            <text:p>1.729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29" calcext:value-type="float">
            <text:p>1.729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29" calcext:value-type="float">
            <text:p>1.729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29" calcext:value-type="float">
            <text:p>1.729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29" calcext:value-type="float">
            <text:p>1.729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" calcext:value-type="float">
            <text:p>1.73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" calcext:value-type="float">
            <text:p>1.73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" calcext:value-type="float">
            <text:p>1.73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" calcext:value-type="float">
            <text:p>1.73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1" calcext:value-type="float">
            <text:p>1.731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1" calcext:value-type="float">
            <text:p>1.731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1" calcext:value-type="float">
            <text:p>1.731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1" calcext:value-type="float">
            <text:p>1.731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1" calcext:value-type="float">
            <text:p>1.731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1" calcext:value-type="float">
            <text:p>1.731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1" calcext:value-type="float">
            <text:p>1.731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1" calcext:value-type="float">
            <text:p>1.731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2" calcext:value-type="float">
            <text:p>1.732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2" calcext:value-type="float">
            <text:p>1.732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2" calcext:value-type="float">
            <text:p>1.732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2" calcext:value-type="float">
            <text:p>1.732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2" calcext:value-type="float">
            <text:p>1.732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3" calcext:value-type="float">
            <text:p>1.733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3" calcext:value-type="float">
            <text:p>1.733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3" calcext:value-type="float">
            <text:p>1.733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3" calcext:value-type="float">
            <text:p>1.733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3" calcext:value-type="float">
            <text:p>1.733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3" calcext:value-type="float">
            <text:p>1.733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3" calcext:value-type="float">
            <text:p>1.733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4" calcext:value-type="float">
            <text:p>1.734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4" calcext:value-type="float">
            <text:p>1.734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4" calcext:value-type="float">
            <text:p>1.734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4" calcext:value-type="float">
            <text:p>1.734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4" calcext:value-type="float">
            <text:p>1.734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4" calcext:value-type="float">
            <text:p>1.734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4" calcext:value-type="float">
            <text:p>1.734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4" calcext:value-type="float">
            <text:p>1.734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4" calcext:value-type="float">
            <text:p>1.734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4" calcext:value-type="float">
            <text:p>1.734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4" calcext:value-type="float">
            <text:p>1.734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4" calcext:value-type="float">
            <text:p>1.734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4" calcext:value-type="float">
            <text:p>1.734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4" calcext:value-type="float">
            <text:p>1.734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4" calcext:value-type="float">
            <text:p>1.734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4" calcext:value-type="float">
            <text:p>1.734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5" calcext:value-type="float">
            <text:p>1.735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5" calcext:value-type="float">
            <text:p>1.735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5" calcext:value-type="float">
            <text:p>1.735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5" calcext:value-type="float">
            <text:p>1.735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6" calcext:value-type="float">
            <text:p>1.736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6" calcext:value-type="float">
            <text:p>1.736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6" calcext:value-type="float">
            <text:p>1.736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7" calcext:value-type="float">
            <text:p>1.737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8" calcext:value-type="float">
            <text:p>1.738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8" calcext:value-type="float">
            <text:p>1.738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8" calcext:value-type="float">
            <text:p>1.738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8" calcext:value-type="float">
            <text:p>1.738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8" calcext:value-type="float">
            <text:p>1.738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8" calcext:value-type="float">
            <text:p>1.738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8" calcext:value-type="float">
            <text:p>1.738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9" calcext:value-type="float">
            <text:p>1.739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9" calcext:value-type="float">
            <text:p>1.739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9" calcext:value-type="float">
            <text:p>1.739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9" calcext:value-type="float">
            <text:p>1.739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9" calcext:value-type="float">
            <text:p>1.739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9" calcext:value-type="float">
            <text:p>1.739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" calcext:value-type="float">
            <text:p>1.74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" calcext:value-type="float">
            <text:p>1.74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" calcext:value-type="float">
            <text:p>1.74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" calcext:value-type="float">
            <text:p>1.74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" calcext:value-type="float">
            <text:p>1.74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1" calcext:value-type="float">
            <text:p>1.741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1" calcext:value-type="float">
            <text:p>1.741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1" calcext:value-type="float">
            <text:p>1.741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1" calcext:value-type="float">
            <text:p>1.741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1" calcext:value-type="float">
            <text:p>1.741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2" calcext:value-type="float">
            <text:p>1.742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2" calcext:value-type="float">
            <text:p>1.742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2" calcext:value-type="float">
            <text:p>1.742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2" calcext:value-type="float">
            <text:p>1.742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2" calcext:value-type="float">
            <text:p>1.742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2" calcext:value-type="float">
            <text:p>1.742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2" calcext:value-type="float">
            <text:p>1.742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2" calcext:value-type="float">
            <text:p>1.742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2" calcext:value-type="float">
            <text:p>1.742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3" calcext:value-type="float">
            <text:p>1.743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3" calcext:value-type="float">
            <text:p>1.743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3" calcext:value-type="float">
            <text:p>1.743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3" calcext:value-type="float">
            <text:p>1.743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4" calcext:value-type="float">
            <text:p>1.744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4" calcext:value-type="float">
            <text:p>1.744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4" calcext:value-type="float">
            <text:p>1.744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5" calcext:value-type="float">
            <text:p>1.745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5" calcext:value-type="float">
            <text:p>1.745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5" calcext:value-type="float">
            <text:p>1.745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5" calcext:value-type="float">
            <text:p>1.745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5" calcext:value-type="float">
            <text:p>1.745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5" calcext:value-type="float">
            <text:p>1.745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5" calcext:value-type="float">
            <text:p>1.745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6" calcext:value-type="float">
            <text:p>1.746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6" calcext:value-type="float">
            <text:p>1.746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6" calcext:value-type="float">
            <text:p>1.746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6" calcext:value-type="float">
            <text:p>1.746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7" calcext:value-type="float">
            <text:p>1.747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7" calcext:value-type="float">
            <text:p>1.747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7" calcext:value-type="float">
            <text:p>1.747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7" calcext:value-type="float">
            <text:p>1.747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7" calcext:value-type="float">
            <text:p>1.747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7" calcext:value-type="float">
            <text:p>1.747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7" calcext:value-type="float">
            <text:p>1.747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7" calcext:value-type="float">
            <text:p>1.747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8" calcext:value-type="float">
            <text:p>1.748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8" calcext:value-type="float">
            <text:p>1.748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8" calcext:value-type="float">
            <text:p>1.748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8" calcext:value-type="float">
            <text:p>1.748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49" calcext:value-type="float">
            <text:p>1.749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5" calcext:value-type="float">
            <text:p>1.75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51" calcext:value-type="float">
            <text:p>1.751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53" calcext:value-type="float">
            <text:p>1.753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54" calcext:value-type="float">
            <text:p>1.754</text:p>
          </table:table-cell>
          <table:table-cell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55" calcext:value-type="float">
            <text:p>1.755</text:p>
          </table:table-cell>
          <table:table-cell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56" calcext:value-type="float">
            <text:p>1.756</text:p>
          </table:table-cell>
          <table:table-cell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57" calcext:value-type="float">
            <text:p>1.757</text:p>
          </table:table-cell>
          <table:table-cell office:value-type="float" office:value="8.9" calcext:value-type="float">
            <text:p>8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58" calcext:value-type="float">
            <text:p>1.758</text:p>
          </table:table-cell>
          <table:table-cell office:value-type="float" office:value="8.9" calcext:value-type="float">
            <text:p>8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59" calcext:value-type="float">
            <text:p>1.759</text:p>
          </table:table-cell>
          <table:table-cell office:value-type="float" office:value="8.9" calcext:value-type="float">
            <text:p>8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61" calcext:value-type="float">
            <text:p>1.76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62" calcext:value-type="float">
            <text:p>1.76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63" calcext:value-type="float">
            <text:p>1.763</text:p>
          </table:table-cell>
          <table:table-cell office:value-type="float" office:value="9.1" calcext:value-type="float">
            <text:p>9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65" calcext:value-type="float">
            <text:p>1.765</text:p>
          </table:table-cell>
          <table:table-cell office:value-type="float" office:value="9.1" calcext:value-type="float">
            <text:p>9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67" calcext:value-type="float">
            <text:p>1.767</text:p>
          </table:table-cell>
          <table:table-cell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68" calcext:value-type="float">
            <text:p>1.768</text:p>
          </table:table-cell>
          <table:table-cell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7" calcext:value-type="float">
            <text:p>1.77</text:p>
          </table:table-cell>
          <table:table-cell office:value-type="float" office:value="9.3" calcext:value-type="float">
            <text:p>9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72" calcext:value-type="float">
            <text:p>1.772</text:p>
          </table:table-cell>
          <table:table-cell office:value-type="float" office:value="9.3" calcext:value-type="float">
            <text:p>9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73" calcext:value-type="float">
            <text:p>1.773</text:p>
          </table:table-cell>
          <table:table-cell office:value-type="float" office:value="9.3" calcext:value-type="float">
            <text:p>9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75" calcext:value-type="float">
            <text:p>1.775</text:p>
          </table:table-cell>
          <table:table-cell office:value-type="float" office:value="9.4" calcext:value-type="float">
            <text:p>9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77" calcext:value-type="float">
            <text:p>1.777</text:p>
          </table:table-cell>
          <table:table-cell office:value-type="float" office:value="9.5" calcext:value-type="float">
            <text:p>9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79" calcext:value-type="float">
            <text:p>1.779</text:p>
          </table:table-cell>
          <table:table-cell office:value-type="float" office:value="9.5" calcext:value-type="float">
            <text:p>9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8" calcext:value-type="float">
            <text:p>1.78</text:p>
          </table:table-cell>
          <table:table-cell office:value-type="float" office:value="9.5" calcext:value-type="float">
            <text:p>9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82" calcext:value-type="float">
            <text:p>1.782</text:p>
          </table:table-cell>
          <table:table-cell office:value-type="float" office:value="9.6" calcext:value-type="float">
            <text:p>9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83" calcext:value-type="float">
            <text:p>1.783</text:p>
          </table:table-cell>
          <table:table-cell office:value-type="float" office:value="9.6" calcext:value-type="float">
            <text:p>9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85" calcext:value-type="float">
            <text:p>1.785</text:p>
          </table:table-cell>
          <table:table-cell office:value-type="float" office:value="9.6" calcext:value-type="float">
            <text:p>9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86" calcext:value-type="float">
            <text:p>1.786</text:p>
          </table:table-cell>
          <table:table-cell office:value-type="float" office:value="9.6" calcext:value-type="float">
            <text:p>9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87" calcext:value-type="float">
            <text:p>1.787</text:p>
          </table:table-cell>
          <table:table-cell office:value-type="float" office:value="9.6" calcext:value-type="float">
            <text:p>9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89" calcext:value-type="float">
            <text:p>1.789</text:p>
          </table:table-cell>
          <table:table-cell office:value-type="float" office:value="9.6" calcext:value-type="float">
            <text:p>9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9" calcext:value-type="float">
            <text:p>1.79</text:p>
          </table:table-cell>
          <table:table-cell office:value-type="float" office:value="9.6" calcext:value-type="float">
            <text:p>9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92" calcext:value-type="float">
            <text:p>1.792</text:p>
          </table:table-cell>
          <table:table-cell office:value-type="float" office:value="9.6" calcext:value-type="float">
            <text:p>9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93" calcext:value-type="float">
            <text:p>1.793</text:p>
          </table:table-cell>
          <table:table-cell office:value-type="float" office:value="9.6" calcext:value-type="float">
            <text:p>9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94" calcext:value-type="float">
            <text:p>1.794</text:p>
          </table:table-cell>
          <table:table-cell office:value-type="float" office:value="9.6" calcext:value-type="float">
            <text:p>9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96" calcext:value-type="float">
            <text:p>1.796</text:p>
          </table:table-cell>
          <table:table-cell office:value-type="float" office:value="9.7" calcext:value-type="float">
            <text:p>9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98" calcext:value-type="float">
            <text:p>1.798</text:p>
          </table:table-cell>
          <table:table-cell office:value-type="float" office:value="9.7" calcext:value-type="float">
            <text:p>9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99" calcext:value-type="float">
            <text:p>1.799</text:p>
          </table:table-cell>
          <table:table-cell office:value-type="float" office:value="9.7" calcext:value-type="float">
            <text:p>9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" calcext:value-type="float">
            <text:p>1.8</text:p>
          </table:table-cell>
          <table:table-cell office:value-type="float" office:value="9.7" calcext:value-type="float">
            <text:p>9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03" calcext:value-type="float">
            <text:p>1.803</text:p>
          </table:table-cell>
          <table:table-cell office:value-type="float" office:value="9.7" calcext:value-type="float">
            <text:p>9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04" calcext:value-type="float">
            <text:p>1.804</text:p>
          </table:table-cell>
          <table:table-cell office:value-type="float" office:value="9.7" calcext:value-type="float">
            <text:p>9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05" calcext:value-type="float">
            <text:p>1.805</text:p>
          </table:table-cell>
          <table:table-cell office:value-type="float" office:value="9.7" calcext:value-type="float">
            <text:p>9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06" calcext:value-type="float">
            <text:p>1.806</text:p>
          </table:table-cell>
          <table:table-cell office:value-type="float" office:value="9.7" calcext:value-type="float">
            <text:p>9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07" calcext:value-type="float">
            <text:p>1.807</text:p>
          </table:table-cell>
          <table:table-cell office:value-type="float" office:value="9.7" calcext:value-type="float">
            <text:p>9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09" calcext:value-type="float">
            <text:p>1.809</text:p>
          </table:table-cell>
          <table:table-cell office:value-type="float" office:value="9.8" calcext:value-type="float">
            <text:p>9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1" calcext:value-type="float">
            <text:p>1.81</text:p>
          </table:table-cell>
          <table:table-cell office:value-type="float" office:value="9.8" calcext:value-type="float">
            <text:p>9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12" calcext:value-type="float">
            <text:p>1.812</text:p>
          </table:table-cell>
          <table:table-cell office:value-type="float" office:value="9.8" calcext:value-type="float">
            <text:p>9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13" calcext:value-type="float">
            <text:p>1.813</text:p>
          </table:table-cell>
          <table:table-cell office:value-type="float" office:value="9.8" calcext:value-type="float">
            <text:p>9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14" calcext:value-type="float">
            <text:p>1.814</text:p>
          </table:table-cell>
          <table:table-cell office:value-type="float" office:value="9.8" calcext:value-type="float">
            <text:p>9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15" calcext:value-type="float">
            <text:p>1.815</text:p>
          </table:table-cell>
          <table:table-cell office:value-type="float" office:value="9.8" calcext:value-type="float">
            <text:p>9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17" calcext:value-type="float">
            <text:p>1.817</text:p>
          </table:table-cell>
          <table:table-cell office:value-type="float" office:value="9.9" calcext:value-type="float">
            <text:p>9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18" calcext:value-type="float">
            <text:p>1.818</text:p>
          </table:table-cell>
          <table:table-cell office:value-type="float" office:value="9.9" calcext:value-type="float">
            <text:p>9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19" calcext:value-type="float">
            <text:p>1.819</text:p>
          </table:table-cell>
          <table:table-cell office:value-type="float" office:value="9.9" calcext:value-type="float">
            <text:p>9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2" calcext:value-type="float">
            <text:p>1.8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21" calcext:value-type="float">
            <text:p>1.82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24" calcext:value-type="float">
            <text:p>1.82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25" calcext:value-type="float">
            <text:p>1.82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27" calcext:value-type="float">
            <text:p>1.82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28" calcext:value-type="float">
            <text:p>1.82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3" calcext:value-type="float">
            <text:p>1.8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31" calcext:value-type="float">
            <text:p>1.83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32" calcext:value-type="float">
            <text:p>1.83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34" calcext:value-type="float">
            <text:p>1.83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35" calcext:value-type="float">
            <text:p>1.83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37" calcext:value-type="float">
            <text:p>1.83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38" calcext:value-type="float">
            <text:p>1.83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39" calcext:value-type="float">
            <text:p>1.83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4" calcext:value-type="float">
            <text:p>1.8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41" calcext:value-type="float">
            <text:p>1.84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42" calcext:value-type="float">
            <text:p>1.84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43" calcext:value-type="float">
            <text:p>1.84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45" calcext:value-type="float">
            <text:p>1.84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46" calcext:value-type="float">
            <text:p>1.84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47" calcext:value-type="float">
            <text:p>1.84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49" calcext:value-type="float">
            <text:p>1.84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5" calcext:value-type="float">
            <text:p>1.8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52" calcext:value-type="float">
            <text:p>1.85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53" calcext:value-type="float">
            <text:p>1.85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54" calcext:value-type="float">
            <text:p>1.85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55" calcext:value-type="float">
            <text:p>1.85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57" calcext:value-type="float">
            <text:p>1.85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58" calcext:value-type="float">
            <text:p>1.85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59" calcext:value-type="float">
            <text:p>1.85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6" calcext:value-type="float">
            <text:p>1.8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62" calcext:value-type="float">
            <text:p>1.862</text:p>
          </table:table-cell>
          <table:table-cell office:value-type="float" office:value="10.1" calcext:value-type="float">
            <text:p>10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64" calcext:value-type="float">
            <text:p>1.864</text:p>
          </table:table-cell>
          <table:table-cell office:value-type="float" office:value="10.1" calcext:value-type="float">
            <text:p>10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65" calcext:value-type="float">
            <text:p>1.865</text:p>
          </table:table-cell>
          <table:table-cell office:value-type="float" office:value="10.1" calcext:value-type="float">
            <text:p>10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67" calcext:value-type="float">
            <text:p>1.867</text:p>
          </table:table-cell>
          <table:table-cell office:value-type="float" office:value="10.1" calcext:value-type="float">
            <text:p>10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69" calcext:value-type="float">
            <text:p>1.869</text:p>
          </table:table-cell>
          <table:table-cell office:value-type="float" office:value="10.1" calcext:value-type="float">
            <text:p>10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72" calcext:value-type="float">
            <text:p>1.872</text:p>
          </table:table-cell>
          <table:table-cell office:value-type="float" office:value="10.1" calcext:value-type="float">
            <text:p>10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74" calcext:value-type="float">
            <text:p>1.874</text:p>
          </table:table-cell>
          <table:table-cell office:value-type="float" office:value="10.2" calcext:value-type="float">
            <text:p>10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75" calcext:value-type="float">
            <text:p>1.875</text:p>
          </table:table-cell>
          <table:table-cell office:value-type="float" office:value="10.2" calcext:value-type="float">
            <text:p>10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77" calcext:value-type="float">
            <text:p>1.877</text:p>
          </table:table-cell>
          <table:table-cell office:value-type="float" office:value="10.2" calcext:value-type="float">
            <text:p>10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78" calcext:value-type="float">
            <text:p>1.878</text:p>
          </table:table-cell>
          <table:table-cell office:value-type="float" office:value="10.2" calcext:value-type="float">
            <text:p>10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79" calcext:value-type="float">
            <text:p>1.879</text:p>
          </table:table-cell>
          <table:table-cell office:value-type="float" office:value="10.2" calcext:value-type="float">
            <text:p>10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81" calcext:value-type="float">
            <text:p>1.881</text:p>
          </table:table-cell>
          <table:table-cell office:value-type="float" office:value="10.3" calcext:value-type="float">
            <text:p>10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82" calcext:value-type="float">
            <text:p>1.882</text:p>
          </table:table-cell>
          <table:table-cell office:value-type="float" office:value="10.3" calcext:value-type="float">
            <text:p>10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84" calcext:value-type="float">
            <text:p>1.884</text:p>
          </table:table-cell>
          <table:table-cell office:value-type="float" office:value="10.3" calcext:value-type="float">
            <text:p>10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85" calcext:value-type="float">
            <text:p>1.885</text:p>
          </table:table-cell>
          <table:table-cell office:value-type="float" office:value="10.3" calcext:value-type="float">
            <text:p>10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87" calcext:value-type="float">
            <text:p>1.887</text:p>
          </table:table-cell>
          <table:table-cell office:value-type="float" office:value="10.3" calcext:value-type="float">
            <text:p>10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89" calcext:value-type="float">
            <text:p>1.889</text:p>
          </table:table-cell>
          <table:table-cell office:value-type="float" office:value="10.4" calcext:value-type="float">
            <text:p>10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91" calcext:value-type="float">
            <text:p>1.891</text:p>
          </table:table-cell>
          <table:table-cell office:value-type="float" office:value="10.4" calcext:value-type="float">
            <text:p>10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92" calcext:value-type="float">
            <text:p>1.892</text:p>
          </table:table-cell>
          <table:table-cell office:value-type="float" office:value="10.4" calcext:value-type="float">
            <text:p>10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94" calcext:value-type="float">
            <text:p>1.894</text:p>
          </table:table-cell>
          <table:table-cell office:value-type="float" office:value="10.5" calcext:value-type="float">
            <text:p>10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96" calcext:value-type="float">
            <text:p>1.896</text:p>
          </table:table-cell>
          <table:table-cell office:value-type="float" office:value="10.5" calcext:value-type="float">
            <text:p>10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97" calcext:value-type="float">
            <text:p>1.897</text:p>
          </table:table-cell>
          <table:table-cell office:value-type="float" office:value="10.5" calcext:value-type="float">
            <text:p>10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99" calcext:value-type="float">
            <text:p>1.899</text:p>
          </table:table-cell>
          <table:table-cell office:value-type="float" office:value="10.6" calcext:value-type="float">
            <text:p>10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01" calcext:value-type="float">
            <text:p>1.901</text:p>
          </table:table-cell>
          <table:table-cell office:value-type="float" office:value="10.6" calcext:value-type="float">
            <text:p>10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01" calcext:value-type="float">
            <text:p>1.901</text:p>
          </table:table-cell>
          <table:table-cell office:value-type="float" office:value="10.7" calcext:value-type="float">
            <text:p>10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03" calcext:value-type="float">
            <text:p>1.903</text:p>
          </table:table-cell>
          <table:table-cell office:value-type="float" office:value="10.7" calcext:value-type="float">
            <text:p>10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04" calcext:value-type="float">
            <text:p>1.904</text:p>
          </table:table-cell>
          <table:table-cell office:value-type="float" office:value="10.7" calcext:value-type="float">
            <text:p>10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06" calcext:value-type="float">
            <text:p>1.906</text:p>
          </table:table-cell>
          <table:table-cell office:value-type="float" office:value="10.8" calcext:value-type="float">
            <text:p>10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07" calcext:value-type="float">
            <text:p>1.907</text:p>
          </table:table-cell>
          <table:table-cell office:value-type="float" office:value="10.8" calcext:value-type="float">
            <text:p>10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08" calcext:value-type="float">
            <text:p>1.908</text:p>
          </table:table-cell>
          <table:table-cell office:value-type="float" office:value="10.8" calcext:value-type="float">
            <text:p>10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1" calcext:value-type="float">
            <text:p>1.91</text:p>
          </table:table-cell>
          <table:table-cell office:value-type="float" office:value="10.8" calcext:value-type="float">
            <text:p>10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11" calcext:value-type="float">
            <text:p>1.911</text:p>
          </table:table-cell>
          <table:table-cell office:value-type="float" office:value="10.9" calcext:value-type="float">
            <text:p>10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13" calcext:value-type="float">
            <text:p>1.913</text:p>
          </table:table-cell>
          <table:table-cell office:value-type="float" office:value="10.9" calcext:value-type="float">
            <text:p>10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15" calcext:value-type="float">
            <text:p>1.915</text:p>
          </table:table-cell>
          <table:table-cell office:value-type="float" office:value="10.9" calcext:value-type="float">
            <text:p>10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17" calcext:value-type="float">
            <text:p>1.91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18" calcext:value-type="float">
            <text:p>1.918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2" calcext:value-type="float">
            <text:p>1.9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21" calcext:value-type="float">
            <text:p>1.92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23" calcext:value-type="float">
            <text:p>1.92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26" calcext:value-type="float">
            <text:p>1.926</text:p>
          </table:table-cell>
          <table:table-cell office:value-type="float" office:value="11.1" calcext:value-type="float">
            <text:p>11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28" calcext:value-type="float">
            <text:p>1.928</text:p>
          </table:table-cell>
          <table:table-cell office:value-type="float" office:value="11.1" calcext:value-type="float">
            <text:p>11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29" calcext:value-type="float">
            <text:p>1.929</text:p>
          </table:table-cell>
          <table:table-cell office:value-type="float" office:value="11.1" calcext:value-type="float">
            <text:p>11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31" calcext:value-type="float">
            <text:p>1.931</text:p>
          </table:table-cell>
          <table:table-cell office:value-type="float" office:value="11.1" calcext:value-type="float">
            <text:p>11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32" calcext:value-type="float">
            <text:p>1.932</text:p>
          </table:table-cell>
          <table:table-cell office:value-type="float" office:value="11.1" calcext:value-type="float">
            <text:p>11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33" calcext:value-type="float">
            <text:p>1.933</text:p>
          </table:table-cell>
          <table:table-cell office:value-type="float" office:value="11.2" calcext:value-type="float">
            <text:p>11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34" calcext:value-type="float">
            <text:p>1.934</text:p>
          </table:table-cell>
          <table:table-cell office:value-type="float" office:value="11.2" calcext:value-type="float">
            <text:p>11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36" calcext:value-type="float">
            <text:p>1.936</text:p>
          </table:table-cell>
          <table:table-cell office:value-type="float" office:value="11.2" calcext:value-type="float">
            <text:p>11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37" calcext:value-type="float">
            <text:p>1.937</text:p>
          </table:table-cell>
          <table:table-cell office:value-type="float" office:value="11.2" calcext:value-type="float">
            <text:p>11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39" calcext:value-type="float">
            <text:p>1.939</text:p>
          </table:table-cell>
          <table:table-cell office:value-type="float" office:value="11.2" calcext:value-type="float">
            <text:p>11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41" calcext:value-type="float">
            <text:p>1.941</text:p>
          </table:table-cell>
          <table:table-cell office:value-type="float" office:value="11.2" calcext:value-type="float">
            <text:p>11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43" calcext:value-type="float">
            <text:p>1.943</text:p>
          </table:table-cell>
          <table:table-cell office:value-type="float" office:value="11.2" calcext:value-type="float">
            <text:p>11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44" calcext:value-type="float">
            <text:p>1.944</text:p>
          </table:table-cell>
          <table:table-cell office:value-type="float" office:value="11.2" calcext:value-type="float">
            <text:p>11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45" calcext:value-type="float">
            <text:p>1.945</text:p>
          </table:table-cell>
          <table:table-cell office:value-type="float" office:value="11.2" calcext:value-type="float">
            <text:p>11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47" calcext:value-type="float">
            <text:p>1.947</text:p>
          </table:table-cell>
          <table:table-cell office:value-type="float" office:value="11.2" calcext:value-type="float">
            <text:p>11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48" calcext:value-type="float">
            <text:p>1.948</text:p>
          </table:table-cell>
          <table:table-cell office:value-type="float" office:value="11.2" calcext:value-type="float">
            <text:p>11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5" calcext:value-type="float">
            <text:p>1.95</text:p>
          </table:table-cell>
          <table:table-cell office:value-type="float" office:value="11.2" calcext:value-type="float">
            <text:p>11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51" calcext:value-type="float">
            <text:p>1.951</text:p>
          </table:table-cell>
          <table:table-cell office:value-type="float" office:value="11.2" calcext:value-type="float">
            <text:p>11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52" calcext:value-type="float">
            <text:p>1.952</text:p>
          </table:table-cell>
          <table:table-cell office:value-type="float" office:value="11.2" calcext:value-type="float">
            <text:p>11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54" calcext:value-type="float">
            <text:p>1.954</text:p>
          </table:table-cell>
          <table:table-cell office:value-type="float" office:value="11.3" calcext:value-type="float">
            <text:p>11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55" calcext:value-type="float">
            <text:p>1.955</text:p>
          </table:table-cell>
          <table:table-cell office:value-type="float" office:value="11.3" calcext:value-type="float">
            <text:p>11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56" calcext:value-type="float">
            <text:p>1.956</text:p>
          </table:table-cell>
          <table:table-cell office:value-type="float" office:value="11.3" calcext:value-type="float">
            <text:p>11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58" calcext:value-type="float">
            <text:p>1.958</text:p>
          </table:table-cell>
          <table:table-cell office:value-type="float" office:value="11.3" calcext:value-type="float">
            <text:p>11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59" calcext:value-type="float">
            <text:p>1.959</text:p>
          </table:table-cell>
          <table:table-cell office:value-type="float" office:value="11.3" calcext:value-type="float">
            <text:p>11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6" calcext:value-type="float">
            <text:p>1.96</text:p>
          </table:table-cell>
          <table:table-cell office:value-type="float" office:value="11.2" calcext:value-type="float">
            <text:p>11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62" calcext:value-type="float">
            <text:p>1.962</text:p>
          </table:table-cell>
          <table:table-cell office:value-type="float" office:value="11.2" calcext:value-type="float">
            <text:p>11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63" calcext:value-type="float">
            <text:p>1.963</text:p>
          </table:table-cell>
          <table:table-cell office:value-type="float" office:value="11.2" calcext:value-type="float">
            <text:p>11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65" calcext:value-type="float">
            <text:p>1.965</text:p>
          </table:table-cell>
          <table:table-cell office:value-type="float" office:value="11.2" calcext:value-type="float">
            <text:p>11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66" calcext:value-type="float">
            <text:p>1.966</text:p>
          </table:table-cell>
          <table:table-cell office:value-type="float" office:value="11.2" calcext:value-type="float">
            <text:p>11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67" calcext:value-type="float">
            <text:p>1.967</text:p>
          </table:table-cell>
          <table:table-cell office:value-type="float" office:value="11.2" calcext:value-type="float">
            <text:p>11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68" calcext:value-type="float">
            <text:p>1.968</text:p>
          </table:table-cell>
          <table:table-cell office:value-type="float" office:value="11.2" calcext:value-type="float">
            <text:p>11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7" calcext:value-type="float">
            <text:p>1.97</text:p>
          </table:table-cell>
          <table:table-cell office:value-type="float" office:value="11.2" calcext:value-type="float">
            <text:p>11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72" calcext:value-type="float">
            <text:p>1.972</text:p>
          </table:table-cell>
          <table:table-cell office:value-type="float" office:value="11.2" calcext:value-type="float">
            <text:p>11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72" calcext:value-type="float">
            <text:p>1.972</text:p>
          </table:table-cell>
          <table:table-cell office:value-type="float" office:value="11.2" calcext:value-type="float">
            <text:p>11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75" calcext:value-type="float">
            <text:p>1.975</text:p>
          </table:table-cell>
          <table:table-cell office:value-type="float" office:value="11.2" calcext:value-type="float">
            <text:p>11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77" calcext:value-type="float">
            <text:p>1.977</text:p>
          </table:table-cell>
          <table:table-cell office:value-type="float" office:value="11.2" calcext:value-type="float">
            <text:p>11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78" calcext:value-type="float">
            <text:p>1.978</text:p>
          </table:table-cell>
          <table:table-cell office:value-type="float" office:value="11.1" calcext:value-type="float">
            <text:p>11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8" calcext:value-type="float">
            <text:p>1.98</text:p>
          </table:table-cell>
          <table:table-cell office:value-type="float" office:value="11.1" calcext:value-type="float">
            <text:p>11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82" calcext:value-type="float">
            <text:p>1.982</text:p>
          </table:table-cell>
          <table:table-cell office:value-type="float" office:value="11.1" calcext:value-type="float">
            <text:p>11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83" calcext:value-type="float">
            <text:p>1.983</text:p>
          </table:table-cell>
          <table:table-cell office:value-type="float" office:value="11.1" calcext:value-type="float">
            <text:p>11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84" calcext:value-type="float">
            <text:p>1.984</text:p>
          </table:table-cell>
          <table:table-cell office:value-type="float" office:value="11.1" calcext:value-type="float">
            <text:p>11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86" calcext:value-type="float">
            <text:p>1.98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87" calcext:value-type="float">
            <text:p>1.98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89" calcext:value-type="float">
            <text:p>1.989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9" calcext:value-type="float">
            <text:p>1.99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91" calcext:value-type="float">
            <text:p>1.99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92" calcext:value-type="float">
            <text:p>1.99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94" calcext:value-type="float">
            <text:p>1.99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95" calcext:value-type="float">
            <text:p>1.995</text:p>
          </table:table-cell>
          <table:table-cell office:value-type="float" office:value="10.9" calcext:value-type="float">
            <text:p>10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96" calcext:value-type="float">
            <text:p>1.996</text:p>
          </table:table-cell>
          <table:table-cell office:value-type="float" office:value="10.9" calcext:value-type="float">
            <text:p>10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98" calcext:value-type="float">
            <text:p>1.998</text:p>
          </table:table-cell>
          <table:table-cell office:value-type="float" office:value="10.9" calcext:value-type="float">
            <text:p>10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99" calcext:value-type="float">
            <text:p>1.999</text:p>
          </table:table-cell>
          <table:table-cell office:value-type="float" office:value="10.9" calcext:value-type="float">
            <text:p>10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01" calcext:value-type="float">
            <text:p>2.001</text:p>
          </table:table-cell>
          <table:table-cell office:value-type="float" office:value="10.9" calcext:value-type="float">
            <text:p>10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02" calcext:value-type="float">
            <text:p>2.002</text:p>
          </table:table-cell>
          <table:table-cell office:value-type="float" office:value="10.9" calcext:value-type="float">
            <text:p>10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04" calcext:value-type="float">
            <text:p>2.004</text:p>
          </table:table-cell>
          <table:table-cell office:value-type="float" office:value="10.9" calcext:value-type="float">
            <text:p>10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05" calcext:value-type="float">
            <text:p>2.005</text:p>
          </table:table-cell>
          <table:table-cell office:value-type="float" office:value="10.9" calcext:value-type="float">
            <text:p>10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06" calcext:value-type="float">
            <text:p>2.006</text:p>
          </table:table-cell>
          <table:table-cell office:value-type="float" office:value="10.9" calcext:value-type="float">
            <text:p>10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08" calcext:value-type="float">
            <text:p>2.008</text:p>
          </table:table-cell>
          <table:table-cell office:value-type="float" office:value="10.9" calcext:value-type="float">
            <text:p>10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09" calcext:value-type="float">
            <text:p>2.009</text:p>
          </table:table-cell>
          <table:table-cell office:value-type="float" office:value="10.8" calcext:value-type="float">
            <text:p>10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1" calcext:value-type="float">
            <text:p>2.01</text:p>
          </table:table-cell>
          <table:table-cell office:value-type="float" office:value="10.8" calcext:value-type="float">
            <text:p>10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12" calcext:value-type="float">
            <text:p>2.012</text:p>
          </table:table-cell>
          <table:table-cell office:value-type="float" office:value="10.8" calcext:value-type="float">
            <text:p>10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13" calcext:value-type="float">
            <text:p>2.013</text:p>
          </table:table-cell>
          <table:table-cell office:value-type="float" office:value="10.7" calcext:value-type="float">
            <text:p>10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15" calcext:value-type="float">
            <text:p>2.015</text:p>
          </table:table-cell>
          <table:table-cell office:value-type="float" office:value="10.7" calcext:value-type="float">
            <text:p>10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16" calcext:value-type="float">
            <text:p>2.016</text:p>
          </table:table-cell>
          <table:table-cell office:value-type="float" office:value="10.7" calcext:value-type="float">
            <text:p>10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18" calcext:value-type="float">
            <text:p>2.018</text:p>
          </table:table-cell>
          <table:table-cell office:value-type="float" office:value="10.7" calcext:value-type="float">
            <text:p>10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19" calcext:value-type="float">
            <text:p>2.019</text:p>
          </table:table-cell>
          <table:table-cell office:value-type="float" office:value="10.6" calcext:value-type="float">
            <text:p>10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21" calcext:value-type="float">
            <text:p>2.021</text:p>
          </table:table-cell>
          <table:table-cell office:value-type="float" office:value="10.6" calcext:value-type="float">
            <text:p>10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21" calcext:value-type="float">
            <text:p>2.021</text:p>
          </table:table-cell>
          <table:table-cell office:value-type="float" office:value="10.6" calcext:value-type="float">
            <text:p>10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24" calcext:value-type="float">
            <text:p>2.024</text:p>
          </table:table-cell>
          <table:table-cell office:value-type="float" office:value="10.5" calcext:value-type="float">
            <text:p>10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25" calcext:value-type="float">
            <text:p>2.025</text:p>
          </table:table-cell>
          <table:table-cell office:value-type="float" office:value="10.5" calcext:value-type="float">
            <text:p>10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26" calcext:value-type="float">
            <text:p>2.026</text:p>
          </table:table-cell>
          <table:table-cell office:value-type="float" office:value="10.5" calcext:value-type="float">
            <text:p>10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28" calcext:value-type="float">
            <text:p>2.028</text:p>
          </table:table-cell>
          <table:table-cell office:value-type="float" office:value="10.5" calcext:value-type="float">
            <text:p>10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29" calcext:value-type="float">
            <text:p>2.029</text:p>
          </table:table-cell>
          <table:table-cell office:value-type="float" office:value="10.4" calcext:value-type="float">
            <text:p>10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3" calcext:value-type="float">
            <text:p>2.03</text:p>
          </table:table-cell>
          <table:table-cell office:value-type="float" office:value="10.4" calcext:value-type="float">
            <text:p>10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32" calcext:value-type="float">
            <text:p>2.032</text:p>
          </table:table-cell>
          <table:table-cell office:value-type="float" office:value="10.4" calcext:value-type="float">
            <text:p>10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33" calcext:value-type="float">
            <text:p>2.033</text:p>
          </table:table-cell>
          <table:table-cell office:value-type="float" office:value="10.3" calcext:value-type="float">
            <text:p>10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34" calcext:value-type="float">
            <text:p>2.034</text:p>
          </table:table-cell>
          <table:table-cell office:value-type="float" office:value="10.3" calcext:value-type="float">
            <text:p>10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36" calcext:value-type="float">
            <text:p>2.036</text:p>
          </table:table-cell>
          <table:table-cell office:value-type="float" office:value="10.3" calcext:value-type="float">
            <text:p>10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38" calcext:value-type="float">
            <text:p>2.038</text:p>
          </table:table-cell>
          <table:table-cell office:value-type="float" office:value="10.2" calcext:value-type="float">
            <text:p>10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38" calcext:value-type="float">
            <text:p>2.038</text:p>
          </table:table-cell>
          <table:table-cell office:value-type="float" office:value="10.2" calcext:value-type="float">
            <text:p>10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4" calcext:value-type="float">
            <text:p>2.04</text:p>
          </table:table-cell>
          <table:table-cell office:value-type="float" office:value="10.2" calcext:value-type="float">
            <text:p>10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41" calcext:value-type="float">
            <text:p>2.041</text:p>
          </table:table-cell>
          <table:table-cell office:value-type="float" office:value="10.2" calcext:value-type="float">
            <text:p>10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43" calcext:value-type="float">
            <text:p>2.043</text:p>
          </table:table-cell>
          <table:table-cell office:value-type="float" office:value="10.1" calcext:value-type="float">
            <text:p>10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44" calcext:value-type="float">
            <text:p>2.044</text:p>
          </table:table-cell>
          <table:table-cell office:value-type="float" office:value="10.1" calcext:value-type="float">
            <text:p>10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46" calcext:value-type="float">
            <text:p>2.046</text:p>
          </table:table-cell>
          <table:table-cell office:value-type="float" office:value="10.1" calcext:value-type="float">
            <text:p>10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48" calcext:value-type="float">
            <text:p>2.048</text:p>
          </table:table-cell>
          <table:table-cell office:value-type="float" office:value="10.1" calcext:value-type="float">
            <text:p>10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49" calcext:value-type="float">
            <text:p>2.04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49" calcext:value-type="float">
            <text:p>2.04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5" calcext:value-type="float">
            <text:p>2.0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51" calcext:value-type="float">
            <text:p>2.05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52" calcext:value-type="float">
            <text:p>2.05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54" calcext:value-type="float">
            <text:p>2.05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54" calcext:value-type="float">
            <text:p>2.054</text:p>
          </table:table-cell>
          <table:table-cell office:value-type="float" office:value="9.9" calcext:value-type="float">
            <text:p>9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56" calcext:value-type="float">
            <text:p>2.056</text:p>
          </table:table-cell>
          <table:table-cell office:value-type="float" office:value="9.9" calcext:value-type="float">
            <text:p>9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57" calcext:value-type="float">
            <text:p>2.057</text:p>
          </table:table-cell>
          <table:table-cell office:value-type="float" office:value="9.9" calcext:value-type="float">
            <text:p>9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59" calcext:value-type="float">
            <text:p>2.059</text:p>
          </table:table-cell>
          <table:table-cell office:value-type="float" office:value="9.9" calcext:value-type="float">
            <text:p>9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61" calcext:value-type="float">
            <text:p>2.061</text:p>
          </table:table-cell>
          <table:table-cell office:value-type="float" office:value="9.8" calcext:value-type="float">
            <text:p>9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62" calcext:value-type="float">
            <text:p>2.062</text:p>
          </table:table-cell>
          <table:table-cell office:value-type="float" office:value="9.8" calcext:value-type="float">
            <text:p>9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63" calcext:value-type="float">
            <text:p>2.063</text:p>
          </table:table-cell>
          <table:table-cell office:value-type="float" office:value="9.8" calcext:value-type="float">
            <text:p>9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64" calcext:value-type="float">
            <text:p>2.064</text:p>
          </table:table-cell>
          <table:table-cell office:value-type="float" office:value="9.8" calcext:value-type="float">
            <text:p>9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66" calcext:value-type="float">
            <text:p>2.066</text:p>
          </table:table-cell>
          <table:table-cell office:value-type="float" office:value="9.7" calcext:value-type="float">
            <text:p>9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68" calcext:value-type="float">
            <text:p>2.068</text:p>
          </table:table-cell>
          <table:table-cell office:value-type="float" office:value="9.7" calcext:value-type="float">
            <text:p>9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71" calcext:value-type="float">
            <text:p>2.071</text:p>
          </table:table-cell>
          <table:table-cell office:value-type="float" office:value="9.6" calcext:value-type="float">
            <text:p>9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73" calcext:value-type="float">
            <text:p>2.073</text:p>
          </table:table-cell>
          <table:table-cell office:value-type="float" office:value="9.6" calcext:value-type="float">
            <text:p>9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74" calcext:value-type="float">
            <text:p>2.074</text:p>
          </table:table-cell>
          <table:table-cell office:value-type="float" office:value="9.6" calcext:value-type="float">
            <text:p>9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75" calcext:value-type="float">
            <text:p>2.075</text:p>
          </table:table-cell>
          <table:table-cell office:value-type="float" office:value="9.6" calcext:value-type="float">
            <text:p>9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77" calcext:value-type="float">
            <text:p>2.077</text:p>
          </table:table-cell>
          <table:table-cell office:value-type="float" office:value="9.5" calcext:value-type="float">
            <text:p>9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79" calcext:value-type="float">
            <text:p>2.079</text:p>
          </table:table-cell>
          <table:table-cell office:value-type="float" office:value="9.5" calcext:value-type="float">
            <text:p>9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8" calcext:value-type="float">
            <text:p>2.08</text:p>
          </table:table-cell>
          <table:table-cell office:value-type="float" office:value="9.5" calcext:value-type="float">
            <text:p>9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81" calcext:value-type="float">
            <text:p>2.081</text:p>
          </table:table-cell>
          <table:table-cell office:value-type="float" office:value="9.5" calcext:value-type="float">
            <text:p>9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84" calcext:value-type="float">
            <text:p>2.084</text:p>
          </table:table-cell>
          <table:table-cell office:value-type="float" office:value="9.4" calcext:value-type="float">
            <text:p>9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86" calcext:value-type="float">
            <text:p>2.086</text:p>
          </table:table-cell>
          <table:table-cell office:value-type="float" office:value="9.4" calcext:value-type="float">
            <text:p>9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87" calcext:value-type="float">
            <text:p>2.087</text:p>
          </table:table-cell>
          <table:table-cell office:value-type="float" office:value="9.4" calcext:value-type="float">
            <text:p>9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88" calcext:value-type="float">
            <text:p>2.088</text:p>
          </table:table-cell>
          <table:table-cell office:value-type="float" office:value="9.4" calcext:value-type="float">
            <text:p>9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9" calcext:value-type="float">
            <text:p>2.09</text:p>
          </table:table-cell>
          <table:table-cell office:value-type="float" office:value="9.3" calcext:value-type="float">
            <text:p>9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92" calcext:value-type="float">
            <text:p>2.092</text:p>
          </table:table-cell>
          <table:table-cell office:value-type="float" office:value="9.3" calcext:value-type="float">
            <text:p>9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94" calcext:value-type="float">
            <text:p>2.094</text:p>
          </table:table-cell>
          <table:table-cell office:value-type="float" office:value="9.3" calcext:value-type="float">
            <text:p>9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95" calcext:value-type="float">
            <text:p>2.095</text:p>
          </table:table-cell>
          <table:table-cell office:value-type="float" office:value="9.3" calcext:value-type="float">
            <text:p>9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97" calcext:value-type="float">
            <text:p>2.097</text:p>
          </table:table-cell>
          <table:table-cell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98" calcext:value-type="float">
            <text:p>2.098</text:p>
          </table:table-cell>
          <table:table-cell office:value-type="float" office:value="9.3" calcext:value-type="float">
            <text:p>9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99" calcext:value-type="float">
            <text:p>2.099</text:p>
          </table:table-cell>
          <table:table-cell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01" calcext:value-type="float">
            <text:p>2.101</text:p>
          </table:table-cell>
          <table:table-cell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02" calcext:value-type="float">
            <text:p>2.102</text:p>
          </table:table-cell>
          <table:table-cell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02" calcext:value-type="float">
            <text:p>2.102</text:p>
          </table:table-cell>
          <table:table-cell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03" calcext:value-type="float">
            <text:p>2.103</text:p>
          </table:table-cell>
          <table:table-cell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04" calcext:value-type="float">
            <text:p>2.104</text:p>
          </table:table-cell>
          <table:table-cell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05" calcext:value-type="float">
            <text:p>2.105</text:p>
          </table:table-cell>
          <table:table-cell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07" calcext:value-type="float">
            <text:p>2.107</text:p>
          </table:table-cell>
          <table:table-cell office:value-type="float" office:value="9.1" calcext:value-type="float">
            <text:p>9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09" calcext:value-type="float">
            <text:p>2.109</text:p>
          </table:table-cell>
          <table:table-cell office:value-type="float" office:value="9.1" calcext:value-type="float">
            <text:p>9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1" calcext:value-type="float">
            <text:p>2.11</text:p>
          </table:table-cell>
          <table:table-cell office:value-type="float" office:value="9.1" calcext:value-type="float">
            <text:p>9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12" calcext:value-type="float">
            <text:p>2.112</text:p>
          </table:table-cell>
          <table:table-cell office:value-type="float" office:value="9.1" calcext:value-type="float">
            <text:p>9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14" calcext:value-type="float">
            <text:p>2.11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15" calcext:value-type="float">
            <text:p>2.11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16" calcext:value-type="float">
            <text:p>2.11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17" calcext:value-type="float">
            <text:p>2.11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21" calcext:value-type="float">
            <text:p>2.12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22" calcext:value-type="float">
            <text:p>2.12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24" calcext:value-type="float">
            <text:p>2.124</text:p>
          </table:table-cell>
          <table:table-cell office:value-type="float" office:value="8.9" calcext:value-type="float">
            <text:p>8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27" calcext:value-type="float">
            <text:p>2.127</text:p>
          </table:table-cell>
          <table:table-cell office:value-type="float" office:value="8.9" calcext:value-type="float">
            <text:p>8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27" calcext:value-type="float">
            <text:p>2.127</text:p>
          </table:table-cell>
          <table:table-cell office:value-type="float" office:value="8.9" calcext:value-type="float">
            <text:p>8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29" calcext:value-type="float">
            <text:p>2.129</text:p>
          </table:table-cell>
          <table:table-cell office:value-type="float" office:value="8.9" calcext:value-type="float">
            <text:p>8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31" calcext:value-type="float">
            <text:p>2.131</text:p>
          </table:table-cell>
          <table:table-cell office:value-type="float" office:value="8.9" calcext:value-type="float">
            <text:p>8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33" calcext:value-type="float">
            <text:p>2.133</text:p>
          </table:table-cell>
          <table:table-cell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33" calcext:value-type="float">
            <text:p>2.133</text:p>
          </table:table-cell>
          <table:table-cell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35" calcext:value-type="float">
            <text:p>2.135</text:p>
          </table:table-cell>
          <table:table-cell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36" calcext:value-type="float">
            <text:p>2.136</text:p>
          </table:table-cell>
          <table:table-cell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38" calcext:value-type="float">
            <text:p>2.138</text:p>
          </table:table-cell>
          <table:table-cell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4" calcext:value-type="float">
            <text:p>2.14</text:p>
          </table:table-cell>
          <table:table-cell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41" calcext:value-type="float">
            <text:p>2.141</text:p>
          </table:table-cell>
          <table:table-cell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43" calcext:value-type="float">
            <text:p>2.143</text:p>
          </table:table-cell>
          <table:table-cell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46" calcext:value-type="float">
            <text:p>2.146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47" calcext:value-type="float">
            <text:p>2.147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48" calcext:value-type="float">
            <text:p>2.148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5" calcext:value-type="float">
            <text:p>2.15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51" calcext:value-type="float">
            <text:p>2.151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53" calcext:value-type="float">
            <text:p>2.153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54" calcext:value-type="float">
            <text:p>2.154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55" calcext:value-type="float">
            <text:p>2.155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56" calcext:value-type="float">
            <text:p>2.156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57" calcext:value-type="float">
            <text:p>2.157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58" calcext:value-type="float">
            <text:p>2.158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" calcext:value-type="float">
            <text:p>2.16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" calcext:value-type="float">
            <text:p>2.16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1" calcext:value-type="float">
            <text:p>2.161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1" calcext:value-type="float">
            <text:p>2.161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2" calcext:value-type="float">
            <text:p>2.162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2" calcext:value-type="float">
            <text:p>2.162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2" calcext:value-type="float">
            <text:p>2.162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2" calcext:value-type="float">
            <text:p>2.162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2" calcext:value-type="float">
            <text:p>2.162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2" calcext:value-type="float">
            <text:p>2.162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2" calcext:value-type="float">
            <text:p>2.162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2" calcext:value-type="float">
            <text:p>2.162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2" calcext:value-type="float">
            <text:p>2.162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2" calcext:value-type="float">
            <text:p>2.162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3" calcext:value-type="float">
            <text:p>2.163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3" calcext:value-type="float">
            <text:p>2.163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3" calcext:value-type="float">
            <text:p>2.163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3" calcext:value-type="float">
            <text:p>2.163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3" calcext:value-type="float">
            <text:p>2.163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3" calcext:value-type="float">
            <text:p>2.163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3" calcext:value-type="float">
            <text:p>2.163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3" calcext:value-type="float">
            <text:p>2.163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3" calcext:value-type="float">
            <text:p>2.163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3" calcext:value-type="float">
            <text:p>2.163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3" calcext:value-type="float">
            <text:p>2.163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3" calcext:value-type="float">
            <text:p>2.163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3" calcext:value-type="float">
            <text:p>2.163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3" calcext:value-type="float">
            <text:p>2.163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3" calcext:value-type="float">
            <text:p>2.163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3" calcext:value-type="float">
            <text:p>2.163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4" calcext:value-type="float">
            <text:p>2.164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4" calcext:value-type="float">
            <text:p>2.164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4" calcext:value-type="float">
            <text:p>2.164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4" calcext:value-type="float">
            <text:p>2.164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4" calcext:value-type="float">
            <text:p>2.164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5" calcext:value-type="float">
            <text:p>2.165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5" calcext:value-type="float">
            <text:p>2.165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5" calcext:value-type="float">
            <text:p>2.165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6" calcext:value-type="float">
            <text:p>2.166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6" calcext:value-type="float">
            <text:p>2.166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6" calcext:value-type="float">
            <text:p>2.166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6" calcext:value-type="float">
            <text:p>2.166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6" calcext:value-type="float">
            <text:p>2.166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6" calcext:value-type="float">
            <text:p>2.166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6" calcext:value-type="float">
            <text:p>2.166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7" calcext:value-type="float">
            <text:p>2.167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7" calcext:value-type="float">
            <text:p>2.167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7" calcext:value-type="float">
            <text:p>2.167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7" calcext:value-type="float">
            <text:p>2.167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7" calcext:value-type="float">
            <text:p>2.167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8" calcext:value-type="float">
            <text:p>2.168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8" calcext:value-type="float">
            <text:p>2.168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8" calcext:value-type="float">
            <text:p>2.168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8" calcext:value-type="float">
            <text:p>2.168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8" calcext:value-type="float">
            <text:p>2.168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8" calcext:value-type="float">
            <text:p>2.168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8" calcext:value-type="float">
            <text:p>2.168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8" calcext:value-type="float">
            <text:p>2.168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8" calcext:value-type="float">
            <text:p>2.168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8" calcext:value-type="float">
            <text:p>2.168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8" calcext:value-type="float">
            <text:p>2.168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8" calcext:value-type="float">
            <text:p>2.168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8" calcext:value-type="float">
            <text:p>2.168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8" calcext:value-type="float">
            <text:p>2.168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8" calcext:value-type="float">
            <text:p>2.168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8" calcext:value-type="float">
            <text:p>2.168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8" calcext:value-type="float">
            <text:p>2.168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8" calcext:value-type="float">
            <text:p>2.168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8" calcext:value-type="float">
            <text:p>2.168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8" calcext:value-type="float">
            <text:p>2.168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8" calcext:value-type="float">
            <text:p>2.168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8" calcext:value-type="float">
            <text:p>2.168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8" calcext:value-type="float">
            <text:p>2.168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8" calcext:value-type="float">
            <text:p>2.168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9" calcext:value-type="float">
            <text:p>2.169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69" calcext:value-type="float">
            <text:p>2.169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" calcext:value-type="float">
            <text:p>2.17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" calcext:value-type="float">
            <text:p>2.17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" calcext:value-type="float">
            <text:p>2.17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" calcext:value-type="float">
            <text:p>2.17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" calcext:value-type="float">
            <text:p>2.17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" calcext:value-type="float">
            <text:p>2.17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" calcext:value-type="float">
            <text:p>2.17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" calcext:value-type="float">
            <text:p>2.17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" calcext:value-type="float">
            <text:p>2.17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" calcext:value-type="float">
            <text:p>2.17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" calcext:value-type="float">
            <text:p>2.17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1" calcext:value-type="float">
            <text:p>2.171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1" calcext:value-type="float">
            <text:p>2.171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1" calcext:value-type="float">
            <text:p>2.171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1" calcext:value-type="float">
            <text:p>2.171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1" calcext:value-type="float">
            <text:p>2.171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2" calcext:value-type="float">
            <text:p>2.172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2" calcext:value-type="float">
            <text:p>2.172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2" calcext:value-type="float">
            <text:p>2.172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3" calcext:value-type="float">
            <text:p>2.173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3" calcext:value-type="float">
            <text:p>2.173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3" calcext:value-type="float">
            <text:p>2.173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3" calcext:value-type="float">
            <text:p>2.173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3" calcext:value-type="float">
            <text:p>2.173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3" calcext:value-type="float">
            <text:p>2.173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3" calcext:value-type="float">
            <text:p>2.173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3" calcext:value-type="float">
            <text:p>2.173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3" calcext:value-type="float">
            <text:p>2.173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3" calcext:value-type="float">
            <text:p>2.173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3" calcext:value-type="float">
            <text:p>2.173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3" calcext:value-type="float">
            <text:p>2.173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3" calcext:value-type="float">
            <text:p>2.173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3" calcext:value-type="float">
            <text:p>2.173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4" calcext:value-type="float">
            <text:p>2.174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4" calcext:value-type="float">
            <text:p>2.174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4" calcext:value-type="float">
            <text:p>2.174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4" calcext:value-type="float">
            <text:p>2.174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5" calcext:value-type="float">
            <text:p>2.175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6" calcext:value-type="float">
            <text:p>2.176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7" calcext:value-type="float">
            <text:p>2.177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7" calcext:value-type="float">
            <text:p>2.177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7" calcext:value-type="float">
            <text:p>2.177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7" calcext:value-type="float">
            <text:p>2.177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8" calcext:value-type="float">
            <text:p>2.178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8" calcext:value-type="float">
            <text:p>2.178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9" calcext:value-type="float">
            <text:p>2.179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9" calcext:value-type="float">
            <text:p>2.179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9" calcext:value-type="float">
            <text:p>2.179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9" calcext:value-type="float">
            <text:p>2.179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79" calcext:value-type="float">
            <text:p>2.179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8" calcext:value-type="float">
            <text:p>2.18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8" calcext:value-type="float">
            <text:p>2.18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8" calcext:value-type="float">
            <text:p>2.18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8" calcext:value-type="float">
            <text:p>2.18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nux Biolinum" svg:font-family="'Linux Biolinum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inux Biolinum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name-complex="Linux Biolinum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0" number:min-decimal-places="0" number:min-integer-digits="2"/>
    </number:number-style>
    <number:number-style style:name="N123P0" style:volatile="true">
      <number:number number:decimal-places="2" number:min-decimal-places="2" number:min-integer-digits="1"/>
    </number:number-style>
    <number:number-style style:name="N123">
      <style:text-properties fo:color="#ff0000"/>
      <number:text>-</number:text>
      <number:number number:decimal-places="2" number:min-decimal-places="2" number:min-integer-digits="1"/>
      <style:map style:condition="value()&gt;=0" style:apply-style-name="N123P0"/>
    </number:number-style>
    <number:number-style style:name="N124">
      <number:number number:decimal-places="1" number:min-decimal-places="1" number:min-integer-digits="1" number:grouping="true"/>
    </number:number-style>
    <number:number-style style:name="N125">
      <number:number number:decimal-places="3" number:min-decimal-places="3" number:min-integer-digits="0"/>
    </number:number-style>
    <number:number-style style:name="N126">
      <number:number number:decimal-places="2" number:min-decimal-places="2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 style:data-style-name="N2" text:time-value="16:29:55.139543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29T17:27:00.216901831</dc:date>
    <meta:editing-duration>PT33M22S</meta:editing-duration>
    <meta:editing-cycles>6</meta:editing-cycles>
    <meta:generator>LibreOffice/7.0.5.2$Linux_X86_64 LibreOffice_project/00$Build-2</meta:generator>
    <meta:document-statistic meta:table-count="1" meta:cell-count="478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line" chart:style-name="ch1">
        <chart:title svg:x="5.451cm" svg:y="0.316cm" chart:style-name="ch2">
          <text:p>Elevasi Trek Oregon 650</text:p>
        </chart:title>
        <chart:subtitle svg:x="6.43cm" svg:y="1.275cm" chart:style-name="ch3">
          <text:p>Pengujian di Kota</text:p>
        </chart:subtitle>
        <chart:plot-area chart:style-name="ch4" table:cell-range-address="GPS025_conv_gpx2.A1:GPS025_conv_gpx2.B128" chart:data-source-has-labels="both" svg:x="1.33cm" svg:y="2.138cm" svg:width="14.342cm" svg:height="5.706cm">
          <chart:coordinate-region svg:x="1.766cm" svg:y="2.29cm" svg:width="13.581cm" svg:height="4.509cm"/>
          <chart:axis chart:dimension="x" chart:name="primary-x" chart:style-name="ch5" chartooo:axis-type="auto">
            <chartooo:date-scale/>
            <chart:title svg:x="6.843cm" svg:y="8.024cm" chart:style-name="ch6">
              <text:p>Jarak Pengukuran (m)</text:p>
            </chart:title>
            <chart:categories table:cell-range-address="GPS025_conv_gpx2.A2:GPS025_conv_gpx2.A128"/>
          </chart:axis>
          <chart:axis chart:dimension="x" chart:name="secondary-x" chart:style-name="ch7"/>
          <chart:axis chart:dimension="y" chart:name="primary-y" chart:style-name="ch8">
            <chart:title svg:x="0.451cm" svg:y="6.107cm" chart:style-name="ch9">
              <text:p>Ketinggian (m)</text:p>
            </chart:title>
            <chart:grid chart:style-name="ch10" chart:class="major"/>
          </chart:axis>
          <chart:series chart:style-name="ch11" chart:values-cell-range-address="GPS025_conv_gpx2.B2:GPS025_conv_gpx2.B128" chart:label-cell-address="GPS025_conv_gpx2.B1:GPS025_conv_gpx2.B1" chart:class="chart:line">
            <chart:data-point chart:repeated="1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titude garmin (m)</text:p>
                <draw:g>
                  <svg:desc>GPS025_conv_gpx2.B1:GPS025_conv_gpx2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GPS025_conv_gpx2.A2:GPS025_conv_gpx2.A128</svg:desc>
                </draw:g>
              </table:table-cell>
              <table:table-cell office:value-type="float" office:value="5.5">
                <text:p>5.5</text:p>
                <draw:g>
                  <svg:desc>GPS025_conv_gpx2.B2:GPS025_conv_gpx2.B128</svg:desc>
                </draw:g>
              </table:table-cell>
            </table:table-row>
            <table:table-row>
              <table:table-cell office:value-type="float" office:value="0.002">
                <text:p>0.00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0.025">
                <text:p>0.025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0.051">
                <text:p>0.05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0.051">
                <text:p>0.05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0.055">
                <text:p>0.05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0.076">
                <text:p>0.07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0.077">
                <text:p>0.07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0.207">
                <text:p>0.207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0.228">
                <text:p>0.2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253">
                <text:p>0.25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0.271">
                <text:p>0.271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0.294">
                <text:p>0.29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0.305">
                <text:p>0.305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0.335">
                <text:p>0.3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354">
                <text:p>0.354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0.361">
                <text:p>0.361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0.377">
                <text:p>0.37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0.395">
                <text:p>0.3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0.419">
                <text:p>0.41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0.435">
                <text:p>0.435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0.456">
                <text:p>0.456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0.459">
                <text:p>0.45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0.462">
                <text:p>0.462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0.466">
                <text:p>0.466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0.484">
                <text:p>0.48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0.519">
                <text:p>0.51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0.532">
                <text:p>0.5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0.571">
                <text:p>0.571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0.603">
                <text:p>0.603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0.623">
                <text:p>0.623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0.651">
                <text:p>0.651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0.672">
                <text:p>0.67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0.693">
                <text:p>0.69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0.719">
                <text:p>0.7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737">
                <text:p>0.7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759">
                <text:p>0.7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768">
                <text:p>0.7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779">
                <text:p>0.7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799">
                <text:p>0.7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803">
                <text:p>0.8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813">
                <text:p>0.8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827">
                <text:p>0.8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832">
                <text:p>0.8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834">
                <text:p>0.83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0.846">
                <text:p>0.8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849">
                <text:p>0.8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865">
                <text:p>0.8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891">
                <text:p>0.8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0.936">
                <text:p>0.93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0.959">
                <text:p>0.95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0.976">
                <text:p>0.97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1.025">
                <text:p>1.02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1.036">
                <text:p>1.03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1.044">
                <text:p>1.04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1.075">
                <text:p>1.07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.116">
                <text:p>1.1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.134">
                <text:p>1.13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1.162">
                <text:p>1.16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1.166">
                <text:p>1.16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.186">
                <text:p>1.18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1.187">
                <text:p>1.187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1.217">
                <text:p>1.217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1.239">
                <text:p>1.23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1.255">
                <text:p>1.25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1.267">
                <text:p>1.26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.278">
                <text:p>1.27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1.279">
                <text:p>1.27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1.286">
                <text:p>1.286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1.289">
                <text:p>1.28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1.301">
                <text:p>1.301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1.313">
                <text:p>1.313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1.314">
                <text:p>1.31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1.331">
                <text:p>1.331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1.338">
                <text:p>1.33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1.347">
                <text:p>1.347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1.374">
                <text:p>1.374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1.379">
                <text:p>1.37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1.399">
                <text:p>1.39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1.426">
                <text:p>1.42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1.428">
                <text:p>1.42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1.455">
                <text:p>1.455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1.478">
                <text:p>1.47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1.489">
                <text:p>1.48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1.517">
                <text:p>1.51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1.544">
                <text:p>1.54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1.556">
                <text:p>1.556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1.561">
                <text:p>1.56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1.572">
                <text:p>1.57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1.601">
                <text:p>1.60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1.628">
                <text:p>1.62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1.635">
                <text:p>1.635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1.636">
                <text:p>1.63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1.644">
                <text:p>1.64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1.658">
                <text:p>1.658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1.665">
                <text:p>1.665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1.676">
                <text:p>1.676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1.703">
                <text:p>1.7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.723">
                <text:p>1.7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.729">
                <text:p>1.7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.737">
                <text:p>1.7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.752">
                <text:p>1.7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.773">
                <text:p>1.773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1.803">
                <text:p>1.803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1.824">
                <text:p>1.82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1.846">
                <text:p>1.846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1.876">
                <text:p>1.876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1.906">
                <text:p>1.906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1.943">
                <text:p>1.943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1.975">
                <text:p>1.975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1.977">
                <text:p>1.977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1.987">
                <text:p>1.987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.007">
                <text:p>2.007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2.012">
                <text:p>2.01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2.023">
                <text:p>2.02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2.038">
                <text:p>2.03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2.041">
                <text:p>2.041</text:p>
              </table:table-cell>
              <table:table-cell office:value-type="float" office:value="8.7">
                <text:p>8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35cm" svg:y="0.316cm" chart:style-name="ch2">
          <text:p>Elevasi Trek MiniGPS+ </text:p>
        </chart:title>
        <chart:subtitle svg:x="6.435cm" svg:y="1.275cm" chart:style-name="ch3">
          <text:p>Pengujian di Kota</text:p>
        </chart:subtitle>
        <chart:plot-area chart:style-name="ch4" table:cell-range-address="GPS025_conv_gpx2.E1:GPS025_conv_gpx2.E2262" chart:data-source-has-labels="row" svg:x="1.331cm" svg:y="2.138cm" svg:width="14.349cm" svg:height="5.701cm">
          <chart:coordinate-region svg:x="1.952cm" svg:y="2.138cm" svg:width="13.728cm" svg:height="4.448cm"/>
          <chart:axis chart:dimension="x" chart:name="primary-x" chart:style-name="ch5">
            <chart:title svg:x="6.847cm" svg:y="8.019cm" chart:style-name="ch6">
              <text:p>Jarak Pengukuran (m)</text:p>
            </chart:title>
          </chart:axis>
          <chart:axis chart:dimension="y" chart:name="primary-y" chart:style-name="ch7">
            <chart:title svg:x="0.451cm" svg:y="6.104cm" chart:style-name="ch8">
              <text:p>Ketinggian (m)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GPS025_conv_gpx2.E2:GPS025_conv_gpx2.E2262" chart:label-cell-address="GPS025_conv_gpx2.E1:GPS025_conv_gpx2.E1" chart:class="chart:line">
            <chart:data-point chart:repeated="22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titude MGP (m)</text:p>
                <draw:g>
                  <svg:desc>GPS025_conv_gpx2.E1:GPS025_conv_gpx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9">
                <text:p>5.9</text:p>
                <draw:g>
                  <svg:desc>GPS025_conv_gpx2.E2:GPS025_conv_gpx2.E22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8.6">
                <text:p>8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6">
      <number:number number:decimal-places="2" number:min-decimal-places="2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26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GPS025_conv_gpx2.E1:GPS025_conv_gpx2.E2262" chart:data-source-has-labels="row" svg:x="0.32cm" svg:y="0.18cm" svg:width="15.36cm" svg:height="8.64cm">
          <chart:coordinate-region svg:x="0.756cm" svg:y="0.18cm" svg:width="14.638cm" svg:height="7.38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GPS025_conv_gpx2.E2:GPS025_conv_gpx2.E2262" chart:label-cell-address="GPS025_conv_gpx2.E1:GPS025_conv_gpx2.E1" chart:class="chart:line">
            <chart:data-point chart:repeated="22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titude MGP (m)</text:p>
                <draw:g>
                  <svg:desc>GPS025_conv_gpx2.E1:GPS025_conv_gpx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9">
                <text:p>5.9</text:p>
                <draw:g>
                  <svg:desc>GPS025_conv_gpx2.E2:GPS025_conv_gpx2.E22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8.6">
                <text:p>8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